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9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6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47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48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49" style:family="paragraph" style:parent-style-name="Preformatted_20_Text">
      <style:text-properties fo:color="#000000" officeooo:paragraph-rsid="00808b62"/>
    </style:style>
    <style:style style:name="P50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51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52" style:family="paragraph" style:parent-style-name="Preformatted_20_Text">
      <style:text-properties fo:color="#000000" officeooo:paragraph-rsid="00bdb4ae"/>
    </style:style>
    <style:style style:name="P53" style:family="paragraph" style:parent-style-name="Preformatted_20_Text">
      <style:text-properties fo:color="#000000" officeooo:paragraph-rsid="00c10f9c"/>
    </style:style>
    <style:style style:name="P54" style:family="paragraph" style:parent-style-name="Preformatted_20_Text">
      <style:text-properties fo:color="#000000" officeooo:rsid="00c82889" officeooo:paragraph-rsid="00c82889"/>
    </style:style>
    <style:style style:name="P55" style:family="paragraph" style:parent-style-name="Preformatted_20_Text">
      <style:text-properties officeooo:rsid="0016930e" officeooo:paragraph-rsid="0016930e"/>
    </style:style>
    <style:style style:name="P56" style:family="paragraph" style:parent-style-name="Preformatted_20_Text">
      <style:text-properties officeooo:rsid="0019a2a3" officeooo:paragraph-rsid="0019a2a3"/>
    </style:style>
    <style:style style:name="P57" style:family="paragraph" style:parent-style-name="Preformatted_20_Text">
      <style:text-properties fo:color="#0000cd" fo:font-weight="bold" style:font-weight-asian="bold" style:font-weight-complex="bold"/>
    </style:style>
    <style:style style:name="P58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62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3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4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5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7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8" style:family="paragraph" style:parent-style-name="Preformatted_20_Text">
      <style:text-properties officeooo:paragraph-rsid="0019a2a3"/>
    </style:style>
    <style:style style:name="P69" style:family="paragraph" style:parent-style-name="Preformatted_20_Text">
      <style:text-properties officeooo:paragraph-rsid="002542ea"/>
    </style:style>
    <style:style style:name="P70" style:family="paragraph" style:parent-style-name="Preformatted_20_Text">
      <style:text-properties fo:color="#00a933"/>
    </style:style>
    <style:style style:name="P71" style:family="paragraph" style:parent-style-name="Preformatted_20_Text">
      <style:text-properties fo:color="#00a933" officeooo:rsid="00294be8" officeooo:paragraph-rsid="002a83d0"/>
    </style:style>
    <style:style style:name="P72" style:family="paragraph" style:parent-style-name="Preformatted_20_Text">
      <style:text-properties fo:color="#00a933" officeooo:paragraph-rsid="002b2479"/>
    </style:style>
    <style:style style:name="P73" style:family="paragraph" style:parent-style-name="Preformatted_20_Text">
      <style:text-properties fo:color="#00a933" officeooo:paragraph-rsid="002cc2c2"/>
    </style:style>
    <style:style style:name="P74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3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4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6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90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91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92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93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94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95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96" style:family="paragraph" style:parent-style-name="Preformatted_20_Text">
      <style:text-properties fo:color="#00a933" officeooo:rsid="005a845e" officeooo:paragraph-rsid="005a845e"/>
    </style:style>
    <style:style style:name="P97" style:family="paragraph" style:parent-style-name="Preformatted_20_Text">
      <style:text-properties fo:color="#00a933" officeooo:paragraph-rsid="00a4fa5e"/>
    </style:style>
    <style:style style:name="P98" style:family="paragraph" style:parent-style-name="Preformatted_20_Text">
      <style:text-properties fo:color="#00a933" officeooo:rsid="002542ea" officeooo:paragraph-rsid="00b4a9b6"/>
    </style:style>
    <style:style style:name="P99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00" style:family="paragraph" style:parent-style-name="Preformatted_20_Text">
      <style:text-properties officeooo:paragraph-rsid="002b2479"/>
    </style:style>
    <style:style style:name="P101" style:family="paragraph" style:parent-style-name="Preformatted_20_Text">
      <style:text-properties officeooo:paragraph-rsid="002c5538"/>
    </style:style>
    <style:style style:name="P102" style:family="paragraph" style:parent-style-name="Preformatted_20_Text">
      <style:text-properties officeooo:paragraph-rsid="00312987"/>
    </style:style>
    <style:style style:name="P103" style:family="paragraph" style:parent-style-name="Preformatted_20_Text">
      <style:text-properties officeooo:paragraph-rsid="0037015d" fo:background-color="transparent"/>
    </style:style>
    <style:style style:name="P104" style:family="paragraph" style:parent-style-name="Preformatted_20_Text">
      <style:text-properties officeooo:paragraph-rsid="0037015d"/>
    </style:style>
    <style:style style:name="P105" style:family="paragraph" style:parent-style-name="Preformatted_20_Text">
      <style:text-properties officeooo:paragraph-rsid="004762bf"/>
    </style:style>
    <style:style style:name="P106" style:family="paragraph" style:parent-style-name="Preformatted_20_Text">
      <style:text-properties officeooo:paragraph-rsid="004a898d"/>
    </style:style>
    <style:style style:name="P107" style:family="paragraph" style:parent-style-name="Preformatted_20_Text">
      <style:text-properties officeooo:paragraph-rsid="00533fd1"/>
    </style:style>
    <style:style style:name="P108" style:family="paragraph" style:parent-style-name="Preformatted_20_Text">
      <style:text-properties officeooo:paragraph-rsid="00562e3a"/>
    </style:style>
    <style:style style:name="P109" style:family="paragraph" style:parent-style-name="Preformatted_20_Text">
      <style:text-properties officeooo:paragraph-rsid="0058e05e"/>
    </style:style>
    <style:style style:name="P110" style:family="paragraph" style:parent-style-name="Preformatted_20_Text">
      <style:text-properties officeooo:paragraph-rsid="005fdf30"/>
    </style:style>
    <style:style style:name="P111" style:family="paragraph" style:parent-style-name="Preformatted_20_Text">
      <style:text-properties officeooo:paragraph-rsid="0066a86f"/>
    </style:style>
    <style:style style:name="P112" style:family="paragraph" style:parent-style-name="Preformatted_20_Text">
      <style:text-properties officeooo:paragraph-rsid="006e17d6"/>
    </style:style>
    <style:style style:name="P113" style:family="paragraph" style:parent-style-name="Preformatted_20_Text">
      <style:text-properties officeooo:paragraph-rsid="006fa105"/>
    </style:style>
    <style:style style:name="P114" style:family="paragraph" style:parent-style-name="Preformatted_20_Text">
      <style:text-properties officeooo:paragraph-rsid="00771440"/>
    </style:style>
    <style:style style:name="P115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6" style:family="paragraph" style:parent-style-name="Preformatted_20_Text">
      <style:text-properties officeooo:paragraph-rsid="007822ac"/>
    </style:style>
    <style:style style:name="P117" style:family="paragraph" style:parent-style-name="Preformatted_20_Text">
      <style:text-properties officeooo:paragraph-rsid="00798810"/>
    </style:style>
    <style:style style:name="P118" style:family="paragraph" style:parent-style-name="Preformatted_20_Text">
      <style:text-properties officeooo:paragraph-rsid="00804fd0"/>
    </style:style>
    <style:style style:name="P119" style:family="paragraph" style:parent-style-name="Preformatted_20_Text">
      <style:text-properties officeooo:paragraph-rsid="00809cd2"/>
    </style:style>
    <style:style style:name="P120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21" style:family="paragraph" style:parent-style-name="Preformatted_20_Text">
      <style:text-properties officeooo:paragraph-rsid="008ce52c"/>
    </style:style>
    <style:style style:name="P122" style:family="paragraph" style:parent-style-name="Preformatted_20_Text">
      <style:text-properties officeooo:paragraph-rsid="008da44c"/>
    </style:style>
    <style:style style:name="P123" style:family="paragraph" style:parent-style-name="Preformatted_20_Text">
      <style:text-properties officeooo:paragraph-rsid="008e0a99"/>
    </style:style>
    <style:style style:name="P124" style:family="paragraph" style:parent-style-name="Preformatted_20_Text">
      <style:text-properties officeooo:paragraph-rsid="008e7025"/>
    </style:style>
    <style:style style:name="P125" style:family="paragraph" style:parent-style-name="Preformatted_20_Text">
      <style:text-properties style:text-underline-style="none" officeooo:paragraph-rsid="008e7025"/>
    </style:style>
    <style:style style:name="P126" style:family="paragraph" style:parent-style-name="Preformatted_20_Text">
      <style:text-properties officeooo:paragraph-rsid="00a0a8b6"/>
    </style:style>
    <style:style style:name="P127" style:family="paragraph" style:parent-style-name="Preformatted_20_Text">
      <style:text-properties officeooo:rsid="002542ea" officeooo:paragraph-rsid="00abb43f"/>
    </style:style>
    <style:style style:name="P128" style:family="paragraph" style:parent-style-name="Preformatted_20_Text">
      <style:text-properties officeooo:rsid="002542ea" officeooo:paragraph-rsid="00ad6165"/>
    </style:style>
    <style:style style:name="P129" style:family="paragraph" style:parent-style-name="Preformatted_20_Text">
      <style:text-properties officeooo:rsid="002542ea" officeooo:paragraph-rsid="00b33ed5"/>
    </style:style>
    <style:style style:name="P130" style:family="paragraph" style:parent-style-name="Preformatted_20_Text">
      <style:text-properties officeooo:paragraph-rsid="00abb43f"/>
    </style:style>
    <style:style style:name="P131" style:family="paragraph" style:parent-style-name="Preformatted_20_Text">
      <style:text-properties officeooo:paragraph-rsid="00b13534"/>
    </style:style>
    <style:style style:name="P132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33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34" style:family="paragraph" style:parent-style-name="Preformatted_20_Text">
      <style:text-properties officeooo:paragraph-rsid="00b15a42"/>
    </style:style>
    <style:style style:name="P135" style:family="paragraph" style:parent-style-name="Preformatted_20_Text">
      <style:text-properties officeooo:rsid="00b7cf73" officeooo:paragraph-rsid="00b7cf73"/>
    </style:style>
    <style:style style:name="P136" style:family="paragraph" style:parent-style-name="Preformatted_20_Text">
      <style:text-properties officeooo:rsid="00b7cf73" officeooo:paragraph-rsid="00bf8bf9"/>
    </style:style>
    <style:style style:name="P137" style:family="paragraph" style:parent-style-name="Preformatted_20_Text">
      <style:text-properties officeooo:paragraph-rsid="00b93ad0"/>
    </style:style>
    <style:style style:name="P138" style:family="paragraph" style:parent-style-name="Preformatted_20_Text">
      <style:text-properties officeooo:paragraph-rsid="00bdb4ae"/>
    </style:style>
    <style:style style:name="P139" style:family="paragraph" style:parent-style-name="Preformatted_20_Text">
      <style:text-properties officeooo:paragraph-rsid="00c10f9c"/>
    </style:style>
    <style:style style:name="P140" style:family="paragraph" style:parent-style-name="Preformatted_20_Text">
      <style:text-properties officeooo:paragraph-rsid="002a83d0"/>
    </style:style>
    <style:style style:name="P141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42" style:family="paragraph" style:parent-style-name="Preformatted_20_Text">
      <style:text-properties officeooo:paragraph-rsid="00ee354f"/>
    </style:style>
    <style:style style:name="P143" style:family="paragraph" style:parent-style-name="Preformatted_20_Text">
      <style:text-properties officeooo:paragraph-rsid="00ef3893"/>
    </style:style>
    <style:style style:name="P144" style:family="paragraph" style:parent-style-name="Preformatted_20_Text">
      <style:text-properties officeooo:paragraph-rsid="00efcba4"/>
    </style:style>
    <style:style style:name="P145" style:family="paragraph" style:parent-style-name="Preformatted_20_Text">
      <style:text-properties officeooo:paragraph-rsid="00f2a77a"/>
    </style:style>
    <style:style style:name="P146" style:family="paragraph" style:parent-style-name="Preformatted_20_Text">
      <style:text-properties officeooo:paragraph-rsid="001fc096"/>
    </style:style>
    <style:style style:name="P147" style:family="paragraph" style:parent-style-name="Preformatted_20_Text">
      <style:paragraph-properties fo:margin-top="0in" fo:margin-bottom="0in" loext:contextual-spacing="false"/>
    </style:style>
    <style:style style:name="P148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4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52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53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54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55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5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162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63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165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166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6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68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6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1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176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78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79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80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81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82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86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8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7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9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0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text-align="start" style:justify-single-word="false"/>
      <style:text-properties officeooo:paragraph-rsid="001fc096"/>
    </style:style>
    <style:style style:name="P206" style:family="paragraph" style:parent-style-name="Standard">
      <style:paragraph-properties fo:text-align="start" style:justify-single-word="false"/>
      <style:text-properties officeooo:paragraph-rsid="00211977"/>
    </style:style>
    <style:style style:name="P207" style:family="paragraph" style:parent-style-name="Standard">
      <style:paragraph-properties fo:text-align="start" style:justify-single-word="false"/>
      <style:text-properties officeooo:paragraph-rsid="0039eadd"/>
    </style:style>
    <style:style style:name="P208" style:family="paragraph" style:parent-style-name="Standard">
      <style:paragraph-properties fo:text-align="start" style:justify-single-word="false"/>
      <style:text-properties officeooo:paragraph-rsid="003f0255"/>
    </style:style>
    <style:style style:name="P209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10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215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1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21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219" style:family="paragraph" style:parent-style-name="Standard">
      <style:paragraph-properties style:line-height-at-least="0.198in"/>
    </style:style>
    <style:style style:name="P220" style:family="paragraph" style:parent-style-name="Standard">
      <style:paragraph-properties style:line-height-at-least="0.198in"/>
      <style:text-properties officeooo:paragraph-rsid="0078239f"/>
    </style:style>
    <style:style style:name="P22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22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22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22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22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226" style:family="paragraph" style:parent-style-name="Preformatted_20_Text">
      <style:paragraph-properties fo:margin-top="0in" fo:margin-bottom="0in" loext:contextual-spacing="false"/>
    </style:style>
    <style:style style:name="P227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229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230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31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32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33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5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36" style:family="paragraph" style:parent-style-name="Preformatted_20_Text">
      <style:text-properties fo:color="#00a933" fo:font-weight="bold" officeooo:rsid="0016930e" officeooo:paragraph-rsid="0016930e" style:font-weight-asian="bold" style:font-weight-complex="bold"/>
    </style:style>
    <style:style style:name="P237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238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3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41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3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244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245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6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247" style:family="paragraph" style:parent-style-name="Preformatted_20_Text">
      <style:text-properties officeooo:paragraph-rsid="01230f43"/>
    </style:style>
    <style:style style:name="P248" style:family="paragraph" style:parent-style-name="Preformatted_20_Text">
      <style:text-properties officeooo:paragraph-rsid="012341c9"/>
    </style:style>
    <style:style style:name="P249" style:family="paragraph" style:parent-style-name="Preformatted_20_Text">
      <style:text-properties officeooo:paragraph-rsid="012392c3"/>
    </style:style>
    <style:style style:name="P250" style:family="paragraph" style:parent-style-name="Preformatted_20_Text">
      <style:text-properties officeooo:paragraph-rsid="012996bb"/>
    </style:style>
    <style:style style:name="P251" style:family="paragraph" style:parent-style-name="Preformatted_20_Text">
      <style:text-properties officeooo:paragraph-rsid="003c29b2"/>
    </style:style>
    <style:style style:name="P252" style:family="paragraph" style:parent-style-name="Preformatted_20_Text">
      <style:text-properties officeooo:paragraph-rsid="01321825"/>
    </style:style>
    <style:style style:name="P253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254" style:family="paragraph" style:parent-style-name="Preformatted_20_Text">
      <style:text-properties fo:font-weight="bold" officeooo:rsid="0016930e" officeooo:paragraph-rsid="013e7c34" style:font-weight-asian="bold" style:font-weight-complex="bold"/>
    </style:style>
    <style:style style:name="P255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59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60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6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62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63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64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65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266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7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8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9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style:font-name-asian="Noto Sans Mono CJK SC" style:font-size-asian="10pt" style:font-weight-asian="normal" style:font-name-complex="Liberation Mono" style:font-size-complex="10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71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2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3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style:font-name-asian="Noto Sans Mono CJK SC" style:font-size-asian="10pt" style:font-weight-asian="normal" style:font-name-complex="Liberation Mono" style:font-size-complex="10pt" style:font-weight-complex="normal"/>
    </style:style>
    <style:style style:name="P274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5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0d93b15" fo:background-color="transparent" loext:char-shading-value="0" style:font-weight-asian="bold" style:font-weight-complex="bold"/>
    </style:style>
    <style:style style:name="T14" style:family="text">
      <style:text-properties fo:color="#0000cd"/>
    </style:style>
    <style:style style:name="T15" style:family="text">
      <style:text-properties fo:color="#0000cd" fo:font-weight="bold" style:font-weight-asian="bold" style:font-weight-complex="bold"/>
    </style:style>
    <style:style style:name="T16" style:family="text">
      <style:text-properties fo:color="#0000cd" fo:font-weight="bold" officeooo:rsid="000fd27a" style:font-weight-asian="bold" style:font-weight-complex="bold"/>
    </style:style>
    <style:style style:name="T17" style:family="text">
      <style:text-properties fo:color="#0000cd" fo:font-weight="bold" officeooo:rsid="000e396a" style:font-weight-asian="bold" style:font-weight-complex="bold"/>
    </style:style>
    <style:style style:name="T18" style:family="text">
      <style:text-properties fo:color="#0000cd" fo:font-weight="bold" officeooo:rsid="00108b38" style:font-weight-asian="bold" style:font-weight-complex="bold"/>
    </style:style>
    <style:style style:name="T19" style:family="text">
      <style:text-properties fo:color="#0000cd" fo:font-weight="bold" officeooo:rsid="0011f726" style:font-weight-asian="bold" style:font-weight-complex="bold"/>
    </style:style>
    <style:style style:name="T20" style:family="text">
      <style:text-properties fo:color="#0000cd" fo:font-weight="bold" officeooo:rsid="0011fb9d" style:font-weight-asian="bold" style:font-weight-complex="bold"/>
    </style:style>
    <style:style style:name="T21" style:family="text">
      <style:text-properties fo:color="#0000cd" fo:font-weight="bold" officeooo:rsid="0013e258" style:font-weight-asian="bold" style:font-weight-complex="bold"/>
    </style:style>
    <style:style style:name="T22" style:family="text">
      <style:text-properties fo:color="#0000cd" fo:font-weight="bold" officeooo:rsid="0014248a" style:font-weight-asian="bold" style:font-weight-complex="bold"/>
    </style:style>
    <style:style style:name="T23" style:family="text">
      <style:text-properties fo:color="#0000cd" fo:font-weight="bold" officeooo:rsid="0015dbd2" style:font-weight-asian="bold" style:font-weight-complex="bold"/>
    </style:style>
    <style:style style:name="T24" style:family="text">
      <style:text-properties fo:color="#0000cd" fo:font-weight="bold" officeooo:rsid="000f5d9e" style:font-weight-asian="bold" style:font-weight-complex="bold"/>
    </style:style>
    <style:style style:name="T25" style:family="text">
      <style:text-properties fo:color="#0000cd" fo:font-weight="bold" officeooo:rsid="0031d8af" style:font-weight-asian="bold" style:font-weight-complex="bold"/>
    </style:style>
    <style:style style:name="T26" style:family="text">
      <style:text-properties fo:color="#0000cd" fo:font-weight="bold" officeooo:rsid="0016930e" style:font-weight-asian="bold" style:font-weight-complex="bold"/>
    </style:style>
    <style:style style:name="T27" style:family="text">
      <style:text-properties fo:color="#0000cd" fo:font-weight="bold" officeooo:rsid="003610d6" style:font-weight-asian="bold" style:font-weight-complex="bold"/>
    </style:style>
    <style:style style:name="T28" style:family="text">
      <style:text-properties fo:color="#0000cd" fo:font-weight="bold" officeooo:rsid="0018503b" style:font-weight-asian="bold" style:font-weight-complex="bold"/>
    </style:style>
    <style:style style:name="T29" style:family="text">
      <style:text-properties fo:color="#0000cd" fo:font-weight="bold" officeooo:rsid="001a3cf0" style:font-weight-asian="bold" style:font-weight-complex="bold"/>
    </style:style>
    <style:style style:name="T30" style:family="text">
      <style:text-properties fo:color="#0000cd" fo:font-weight="bold" officeooo:rsid="001fc096" style:font-weight-asian="bold" style:font-weight-complex="bold"/>
    </style:style>
    <style:style style:name="T31" style:family="text">
      <style:text-properties fo:color="#0000cd" fo:font-weight="bold" officeooo:rsid="00226f2b" style:font-weight-asian="bold" style:font-weight-complex="bold"/>
    </style:style>
    <style:style style:name="T32" style:family="text">
      <style:text-properties fo:color="#0000cd" fo:font-weight="bold" officeooo:rsid="002542ea" style:font-weight-asian="bold" style:font-weight-complex="bold"/>
    </style:style>
    <style:style style:name="T33" style:family="text">
      <style:text-properties fo:color="#0000cd" fo:font-weight="bold" officeooo:rsid="00272843" style:font-weight-asian="bold" style:font-weight-complex="bold"/>
    </style:style>
    <style:style style:name="T34" style:family="text">
      <style:text-properties fo:color="#0000cd" fo:font-weight="bold" officeooo:rsid="00312987" style:font-weight-asian="bold" style:font-weight-complex="bold"/>
    </style:style>
    <style:style style:name="T35" style:family="text">
      <style:text-properties fo:color="#0000cd" fo:font-weight="bold" officeooo:rsid="00350715" style:font-weight-asian="bold" style:font-weight-complex="bold"/>
    </style:style>
    <style:style style:name="T36" style:family="text">
      <style:text-properties fo:color="#0000cd" fo:font-weight="bold" officeooo:rsid="0037015d" style:font-weight-asian="bold" style:font-weight-complex="bold"/>
    </style:style>
    <style:style style:name="T37" style:family="text">
      <style:text-properties fo:color="#0000cd" fo:font-weight="bold" officeooo:rsid="0037ce57" style:font-weight-asian="bold" style:font-weight-complex="bold"/>
    </style:style>
    <style:style style:name="T38" style:family="text">
      <style:text-properties fo:color="#0000cd" fo:font-weight="bold" officeooo:rsid="003c29b2" style:font-weight-asian="bold" style:font-weight-complex="bold"/>
    </style:style>
    <style:style style:name="T39" style:family="text">
      <style:text-properties fo:color="#0000cd" fo:font-weight="bold" officeooo:rsid="003e68df" style:font-weight-asian="bold" style:font-weight-complex="bold"/>
    </style:style>
    <style:style style:name="T40" style:family="text">
      <style:text-properties fo:color="#0000cd" fo:font-weight="bold" officeooo:rsid="00417cc6" style:font-weight-asian="bold" style:font-weight-complex="bold"/>
    </style:style>
    <style:style style:name="T41" style:family="text">
      <style:text-properties fo:color="#0000cd" fo:font-weight="bold" officeooo:rsid="004762bf" style:font-weight-asian="bold" style:font-weight-complex="bold"/>
    </style:style>
    <style:style style:name="T42" style:family="text">
      <style:text-properties fo:color="#0000cd" fo:font-weight="bold" officeooo:rsid="004cdc3c" style:font-weight-asian="bold" style:font-weight-complex="bold"/>
    </style:style>
    <style:style style:name="T43" style:family="text">
      <style:text-properties fo:color="#0000cd" fo:font-weight="bold" officeooo:rsid="0050a8fe" style:font-weight-asian="bold" style:font-weight-complex="bold"/>
    </style:style>
    <style:style style:name="T44" style:family="text">
      <style:text-properties fo:color="#0000cd" fo:font-weight="bold" officeooo:rsid="00521871" style:font-weight-asian="bold" style:font-weight-complex="bold"/>
    </style:style>
    <style:style style:name="T45" style:family="text">
      <style:text-properties fo:color="#0000cd" fo:font-weight="bold" officeooo:rsid="0057b4fc" style:font-weight-asian="bold" style:font-weight-complex="bold"/>
    </style:style>
    <style:style style:name="T46" style:family="text">
      <style:text-properties fo:color="#0000cd" fo:font-weight="bold" officeooo:rsid="0064584c" style:font-weight-asian="bold" style:font-weight-complex="bold"/>
    </style:style>
    <style:style style:name="T47" style:family="text">
      <style:text-properties fo:color="#0000cd" fo:font-weight="bold" officeooo:rsid="00655b03" style:font-weight-asian="bold" style:font-weight-complex="bold"/>
    </style:style>
    <style:style style:name="T48" style:family="text">
      <style:text-properties fo:color="#0000cd" fo:font-weight="bold" officeooo:rsid="0066a86f" style:font-weight-asian="bold" style:font-weight-complex="bold"/>
    </style:style>
    <style:style style:name="T49" style:family="text">
      <style:text-properties fo:color="#0000cd" fo:font-weight="bold" officeooo:rsid="006d74d4" style:font-weight-asian="bold" style:font-weight-complex="bold"/>
    </style:style>
    <style:style style:name="T50" style:family="text">
      <style:text-properties fo:color="#0000cd" fo:font-weight="bold" officeooo:rsid="006e17d6" style:font-weight-asian="bold" style:font-weight-complex="bold"/>
    </style:style>
    <style:style style:name="T51" style:family="text">
      <style:text-properties fo:color="#0000cd" fo:font-weight="bold" officeooo:rsid="007104c0" style:font-weight-asian="bold" style:font-weight-complex="bold"/>
    </style:style>
    <style:style style:name="T52" style:family="text">
      <style:text-properties fo:color="#0000cd" fo:font-weight="bold" officeooo:rsid="00760242" style:font-weight-asian="bold" style:font-weight-complex="bold"/>
    </style:style>
    <style:style style:name="T53" style:family="text">
      <style:text-properties fo:color="#0000cd" fo:font-weight="bold" officeooo:rsid="00771440" style:font-weight-asian="bold" style:font-weight-complex="bold"/>
    </style:style>
    <style:style style:name="T54" style:family="text">
      <style:text-properties fo:color="#0000cd" fo:font-weight="bold" officeooo:rsid="0080db45" style:font-weight-asian="bold" style:font-weight-complex="bold"/>
    </style:style>
    <style:style style:name="T55" style:family="text">
      <style:text-properties fo:color="#0000cd" fo:font-weight="bold" officeooo:rsid="00811144" style:font-weight-asian="bold" style:font-weight-complex="bold"/>
    </style:style>
    <style:style style:name="T56" style:family="text">
      <style:text-properties fo:color="#0000cd" fo:font-weight="bold" officeooo:rsid="006129dd" style:font-weight-asian="bold" style:font-weight-complex="bold"/>
    </style:style>
    <style:style style:name="T57" style:family="text">
      <style:text-properties fo:color="#0000cd" fo:font-weight="bold" officeooo:rsid="00804fd0" style:font-weight-asian="bold" style:font-weight-complex="bold"/>
    </style:style>
    <style:style style:name="T58" style:family="text">
      <style:text-properties fo:color="#0000cd" fo:font-weight="bold" officeooo:rsid="009b077e" style:font-weight-asian="bold" style:font-weight-complex="bold"/>
    </style:style>
    <style:style style:name="T59" style:family="text">
      <style:text-properties fo:color="#0000cd" fo:font-weight="bold" officeooo:rsid="00a0a8b6" style:font-weight-asian="bold" style:font-weight-complex="bold"/>
    </style:style>
    <style:style style:name="T60" style:family="text">
      <style:text-properties fo:color="#0000cd" fo:font-weight="bold" officeooo:rsid="00abb43f" style:font-weight-asian="bold" style:font-weight-complex="bold"/>
    </style:style>
    <style:style style:name="T61" style:family="text">
      <style:text-properties fo:color="#0000cd" fo:font-weight="bold" officeooo:rsid="00b13534" style:font-weight-asian="bold" style:font-weight-complex="bold"/>
    </style:style>
    <style:style style:name="T62" style:family="text">
      <style:text-properties fo:color="#0000cd" fo:font-weight="bold" officeooo:rsid="00b15a42" style:font-weight-asian="bold" style:font-weight-complex="bold"/>
    </style:style>
    <style:style style:name="T63" style:family="text">
      <style:text-properties fo:color="#0000cd" fo:font-weight="bold" officeooo:rsid="00b7cf73" style:font-weight-asian="bold" style:font-weight-complex="bold"/>
    </style:style>
    <style:style style:name="T64" style:family="text">
      <style:text-properties fo:color="#0000cd" fo:font-weight="bold" officeooo:rsid="00b93ad0" style:font-weight-asian="bold" style:font-weight-complex="bold"/>
    </style:style>
    <style:style style:name="T65" style:family="text">
      <style:text-properties fo:color="#0000cd" fo:font-weight="bold" officeooo:rsid="00bd3111" style:font-weight-asian="bold" style:font-weight-complex="bold"/>
    </style:style>
    <style:style style:name="T66" style:family="text">
      <style:text-properties fo:color="#0000cd" fo:font-weight="bold" officeooo:rsid="00bdb4ae" style:font-weight-asian="bold" style:font-weight-complex="bold"/>
    </style:style>
    <style:style style:name="T67" style:family="text">
      <style:text-properties fo:color="#0000cd" fo:font-weight="bold" officeooo:rsid="00c10f9c" style:font-weight-asian="bold" style:font-weight-complex="bold"/>
    </style:style>
    <style:style style:name="T68" style:family="text">
      <style:text-properties fo:color="#0000cd" fo:font-weight="bold" officeooo:rsid="00d3b3b5" style:font-weight-asian="bold" style:font-weight-complex="bold"/>
    </style:style>
    <style:style style:name="T69" style:family="text">
      <style:text-properties fo:color="#0000cd" fo:font-weight="bold" officeooo:rsid="00ebe10b" style:font-weight-asian="bold" style:font-weight-complex="bold"/>
    </style:style>
    <style:style style:name="T70" style:family="text">
      <style:text-properties fo:color="#0000cd" fo:font-weight="bold" officeooo:rsid="00f9f210" style:font-weight-asian="bold" style:font-weight-complex="bold"/>
    </style:style>
    <style:style style:name="T71" style:family="text">
      <style:text-properties fo:color="#0000cd" fo:font-weight="bold" officeooo:rsid="010184ae" style:font-weight-asian="bold" style:font-weight-complex="bold"/>
    </style:style>
    <style:style style:name="T72" style:family="text">
      <style:text-properties fo:color="#0000cd" fo:font-weight="bold" officeooo:rsid="00dbc16d" style:font-weight-asian="bold" style:font-weight-complex="bold"/>
    </style:style>
    <style:style style:name="T73" style:family="text">
      <style:text-properties fo:color="#0000cd" fo:font-weight="bold" officeooo:rsid="0102f7f2" style:font-weight-asian="bold" style:font-weight-complex="bold"/>
    </style:style>
    <style:style style:name="T74" style:family="text">
      <style:text-properties fo:color="#0000cd" fo:font-weight="bold" officeooo:rsid="0019a2a3" style:font-weight-asian="bold" style:font-weight-complex="bold"/>
    </style:style>
    <style:style style:name="T75" style:family="text">
      <style:text-properties fo:color="#0000cd" fo:font-weight="bold" officeooo:rsid="010d8f4e" style:font-weight-asian="bold" style:font-weight-complex="bold"/>
    </style:style>
    <style:style style:name="T76" style:family="text">
      <style:text-properties fo:color="#0000cd" fo:font-weight="bold" officeooo:rsid="010be377" style:font-weight-asian="bold" style:font-weight-complex="bold"/>
    </style:style>
    <style:style style:name="T77" style:family="text">
      <style:text-properties fo:color="#0000cd" fo:font-weight="bold" officeooo:rsid="008ce52c" style:font-weight-asian="bold" style:font-weight-complex="bold"/>
    </style:style>
    <style:style style:name="T78" style:family="text">
      <style:text-properties fo:color="#0000cd" fo:font-weight="bold" officeooo:rsid="01e4261b" style:font-weight-asian="bold" style:font-weight-complex="bold"/>
    </style:style>
    <style:style style:name="T79" style:family="text">
      <style:text-properties fo:color="#0000cd" fo:font-weight="bold" officeooo:rsid="0120a43d" style:font-weight-asian="bold" style:font-weight-complex="bold"/>
    </style:style>
    <style:style style:name="T80" style:family="text">
      <style:text-properties fo:color="#0000cd" fo:font-weight="bold" officeooo:rsid="01230f43" style:font-weight-asian="bold" style:font-weight-complex="bold"/>
    </style:style>
    <style:style style:name="T81" style:family="text">
      <style:text-properties fo:color="#0000cd" fo:font-weight="bold" officeooo:rsid="012392c3" style:font-weight-asian="bold" style:font-weight-complex="bold"/>
    </style:style>
    <style:style style:name="T82" style:family="text">
      <style:text-properties fo:color="#0000cd" fo:font-weight="bold" officeooo:rsid="012b4d31" style:font-weight-asian="bold" style:font-weight-complex="bold"/>
    </style:style>
    <style:style style:name="T83" style:family="text">
      <style:text-properties fo:color="#0000cd" fo:font-weight="bold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87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88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1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1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63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64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65" style:family="text">
      <style:text-properties fo:color="#0000cd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166" style:family="text">
      <style:text-properties fo:color="#0000cd" style:font-name="Liberation Mono" fo:font-size="10pt" officeooo:rsid="00c7f066" style:font-size-asian="10pt" style:font-size-complex="10pt"/>
    </style:style>
    <style:style style:name="T167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77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80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81" style:family="text">
      <style:text-properties fo:color="#0000cd" style:font-name="Liberation Mono" fo:font-weight="bold" officeooo:rsid="0019a2a3" style:font-weight-asian="bold" style:font-weight-complex="bold"/>
    </style:style>
    <style:style style:name="T182" style:family="text">
      <style:text-properties fo:color="#0000cd" style:font-name="Liberation Mono" fo:font-weight="bold" officeooo:rsid="0109e70c" style:font-weight-asian="bold" style:font-weight-complex="bold"/>
    </style:style>
    <style:style style:name="T183" style:family="text">
      <style:text-properties fo:color="#0000cd" officeooo:rsid="00226f2b"/>
    </style:style>
    <style:style style:name="T184" style:family="text">
      <style:text-properties fo:color="#0000cd" style:font-weight-asian="bold" style:font-weight-complex="bold"/>
    </style:style>
    <style:style style:name="T185" style:family="text">
      <style:text-properties fo:color="#0000cd" officeooo:rsid="003f0255" style:font-weight-asian="bold" style:font-weight-complex="bold"/>
    </style:style>
    <style:style style:name="T186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87" style:family="text">
      <style:text-properties fo:color="#0000cd" fo:font-weight="normal" officeooo:rsid="003a5645" style:font-weight-asian="normal" style:font-weight-complex="normal"/>
    </style:style>
    <style:style style:name="T188" style:family="text">
      <style:text-properties fo:color="#0000cd" officeooo:rsid="00826d59"/>
    </style:style>
    <style:style style:name="T189" style:family="text">
      <style:text-properties fo:color="#0000cd" officeooo:rsid="008315fe"/>
    </style:style>
    <style:style style:name="T190" style:family="text">
      <style:text-properties fo:color="#0000cd" officeooo:rsid="00840382"/>
    </style:style>
    <style:style style:name="T191" style:family="text">
      <style:text-properties fo:color="#0000cd" officeooo:rsid="003a5645"/>
    </style:style>
    <style:style style:name="T192" style:family="text">
      <style:text-properties fo:color="#0000cd" officeooo:rsid="00ebe10b"/>
    </style:style>
    <style:style style:name="T193" style:family="text">
      <style:text-properties fo:color="#0000cd" style:text-underline-style="none" fo:font-weight="bold" officeooo:rsid="01005620" style:font-weight-asian="bold" style:font-weight-complex="bold"/>
    </style:style>
    <style:style style:name="T194" style:family="text">
      <style:text-properties fo:color="#0000cd" style:text-underline-style="none" fo:font-weight="bold" officeooo:rsid="0102f7f2" style:font-weight-asian="bold" style:font-weight-complex="bold"/>
    </style:style>
    <style:style style:name="T195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196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197" style:family="text">
      <style:text-properties officeooo:rsid="00108b38"/>
    </style:style>
    <style:style style:name="T198" style:family="text">
      <style:text-properties officeooo:rsid="0011fb9d"/>
    </style:style>
    <style:style style:name="T199" style:family="text">
      <style:text-properties fo:color="#00a933"/>
    </style:style>
    <style:style style:name="T200" style:family="text">
      <style:text-properties fo:color="#00a933" fo:font-weight="bold" style:font-weight-asian="bold" style:font-weight-complex="bold"/>
    </style:style>
    <style:style style:name="T201" style:family="text">
      <style:text-properties fo:color="#00a933" fo:font-weight="bold" officeooo:rsid="0123acf8" style:font-weight-asian="bold" style:font-weight-complex="bold"/>
    </style:style>
    <style:style style:name="T202" style:family="text">
      <style:text-properties fo:color="#00a933" fo:font-weight="normal"/>
    </style:style>
    <style:style style:name="T203" style:family="text">
      <style:text-properties fo:color="#00a933" fo:font-weight="normal" style:font-weight-asian="normal" style:font-weight-complex="normal"/>
    </style:style>
    <style:style style:name="T204" style:family="text">
      <style:text-properties fo:color="#00a933" fo:font-weight="normal" officeooo:rsid="001a3cf0" style:font-weight-asian="normal" style:font-weight-complex="normal"/>
    </style:style>
    <style:style style:name="T205" style:family="text">
      <style:text-properties fo:color="#00a933" fo:font-weight="normal" officeooo:rsid="0011fb9d" style:font-weight-asian="normal" style:font-weight-complex="normal"/>
    </style:style>
    <style:style style:name="T206" style:family="text">
      <style:text-properties fo:color="#00a933" fo:font-weight="normal" officeooo:rsid="000e396a" style:font-weight-asian="normal" style:font-weight-complex="normal"/>
    </style:style>
    <style:style style:name="T207" style:family="text">
      <style:text-properties fo:color="#00a933" fo:font-weight="normal" officeooo:rsid="0013e258" style:font-weight-asian="normal" style:font-weight-complex="normal"/>
    </style:style>
    <style:style style:name="T208" style:family="text">
      <style:text-properties fo:color="#00a933" fo:font-weight="normal" officeooo:rsid="0037015d" style:font-weight-asian="normal" style:font-weight-complex="normal"/>
    </style:style>
    <style:style style:name="T209" style:family="text">
      <style:text-properties fo:color="#00a933" fo:font-weight="normal" officeooo:rsid="004d38ad" style:font-weight-asian="normal" style:font-weight-complex="normal"/>
    </style:style>
    <style:style style:name="T210" style:family="text">
      <style:text-properties fo:color="#00a933" fo:font-weight="normal" officeooo:rsid="00312987" style:font-weight-asian="normal" style:font-weight-complex="normal"/>
    </style:style>
    <style:style style:name="T211" style:family="text">
      <style:text-properties fo:color="#00a933" fo:font-weight="normal" officeooo:rsid="005a36ed" style:font-weight-asian="normal" style:font-weight-complex="normal"/>
    </style:style>
    <style:style style:name="T212" style:family="text">
      <style:text-properties fo:color="#00a933" fo:font-weight="normal" officeooo:rsid="0064584c" style:font-weight-asian="normal" style:font-weight-complex="normal"/>
    </style:style>
    <style:style style:name="T213" style:family="text">
      <style:text-properties fo:color="#00a933" fo:font-weight="normal" officeooo:rsid="006740d5" style:font-weight-asian="normal" style:font-weight-complex="normal"/>
    </style:style>
    <style:style style:name="T214" style:family="text">
      <style:text-properties fo:color="#00a933" fo:font-weight="normal" officeooo:rsid="006fa105" style:font-weight-asian="normal" style:font-weight-complex="normal"/>
    </style:style>
    <style:style style:name="T215" style:family="text">
      <style:text-properties fo:color="#00a933" fo:font-weight="normal" officeooo:rsid="007822ac" style:font-weight-asian="normal" style:font-weight-complex="normal"/>
    </style:style>
    <style:style style:name="T216" style:family="text">
      <style:text-properties fo:color="#00a933" fo:font-weight="normal" officeooo:rsid="01230f43" style:font-weight-asian="normal" style:font-weight-complex="normal"/>
    </style:style>
    <style:style style:name="T217" style:family="text">
      <style:text-properties fo:color="#00a933" fo:font-weight="normal" officeooo:rsid="012341c9" style:font-weight-asian="normal" style:font-weight-complex="normal"/>
    </style:style>
    <style:style style:name="T218" style:family="text">
      <style:text-properties fo:color="#00a933" fo:font-weight="normal" officeooo:rsid="012392c3" style:font-weight-asian="normal" style:font-weight-complex="normal"/>
    </style:style>
    <style:style style:name="T219" style:family="text">
      <style:text-properties fo:color="#00a933" fo:font-weight="normal" officeooo:rsid="0123acf8" style:font-weight-asian="normal" style:font-weight-complex="normal"/>
    </style:style>
    <style:style style:name="T220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21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22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23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24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25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26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27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228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29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30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31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32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33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34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35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36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37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38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39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40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41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42" style:family="text">
      <style:text-properties fo:color="#00a933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243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4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5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7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8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58" style:family="text">
      <style:text-properties fo:color="#00a933" style:font-name="Liberation Mono" fo:font-size="10pt" style:font-size-asian="10pt" style:font-size-complex="10pt"/>
    </style:style>
    <style:style style:name="T259" style:family="text">
      <style:text-properties fo:color="#00a933" style:font-name="Liberation Mono" fo:font-size="10pt" officeooo:rsid="004762bf" style:font-size-asian="10pt" style:font-size-complex="10pt"/>
    </style:style>
    <style:style style:name="T260" style:family="text">
      <style:text-properties fo:color="#00a933" style:font-name="Liberation Mono" fo:font-size="10pt" officeooo:rsid="0097e6d5" style:font-size-asian="10pt" style:font-size-complex="10pt"/>
    </style:style>
    <style:style style:name="T261" style:family="text">
      <style:text-properties fo:color="#00a933" style:font-name="Liberation Mono" fo:font-size="10pt" officeooo:rsid="00d10d9e" style:font-size-asian="10pt" style:font-size-complex="10pt"/>
    </style:style>
    <style:style style:name="T262" style:family="text">
      <style:text-properties fo:color="#00a933" style:font-name="Liberation Mono" fo:font-size="10pt" officeooo:rsid="01005620" style:font-size-asian="10pt" style:font-size-complex="10pt"/>
    </style:style>
    <style:style style:name="T263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64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68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69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70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71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72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73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74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75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76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77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78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79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80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281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82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83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84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285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286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87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88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89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90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91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92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93" style:family="text">
      <style:text-properties fo:color="#00a933" officeooo:rsid="00350715"/>
    </style:style>
    <style:style style:name="T294" style:family="text">
      <style:text-properties fo:color="#00a933" officeooo:rsid="0066a86f"/>
    </style:style>
    <style:style style:name="T295" style:family="text">
      <style:text-properties fo:color="#00a933" style:font-weight-asian="bold" style:font-weight-complex="bold"/>
    </style:style>
    <style:style style:name="T296" style:family="text">
      <style:text-properties fo:color="#00a933" officeooo:rsid="0095b38b" style:font-weight-asian="bold" style:font-weight-complex="bold"/>
    </style:style>
    <style:style style:name="T297" style:family="text">
      <style:text-properties fo:color="#00a933" officeooo:rsid="009b077e"/>
    </style:style>
    <style:style style:name="T298" style:family="text">
      <style:text-properties fo:color="#00a933" officeooo:rsid="00bb9c22"/>
    </style:style>
    <style:style style:name="T299" style:family="text">
      <style:text-properties fo:color="#00a933" officeooo:rsid="00d93b15"/>
    </style:style>
    <style:style style:name="T300" style:family="text">
      <style:text-properties fo:color="#00a933" officeooo:rsid="00ef3893"/>
    </style:style>
    <style:style style:name="T301" style:family="text">
      <style:text-properties fo:color="#00a933" officeooo:rsid="00dcbe95"/>
    </style:style>
    <style:style style:name="T302" style:family="text">
      <style:text-properties fo:color="#00a933" style:text-underline-style="none" officeooo:rsid="01ea3814"/>
    </style:style>
    <style:style style:name="T303" style:family="text">
      <style:text-properties fo:color="#00a933" style:text-underline-style="none" officeooo:rsid="01ed162e"/>
    </style:style>
    <style:style style:name="T304" style:family="text">
      <style:text-properties fo:color="#00a933" style:text-underline-style="none" officeooo:rsid="01ebf5ee"/>
    </style:style>
    <style:style style:name="T305" style:family="text">
      <style:text-properties fo:color="#00a933" style:text-underline-style="none" officeooo:rsid="01ede68d"/>
    </style:style>
    <style:style style:name="T306" style:family="text">
      <style:text-properties fo:color="#00a933" officeooo:rsid="01ede68d"/>
    </style:style>
    <style:style style:name="T307" style:family="text">
      <style:text-properties fo:color="#00a933" officeooo:rsid="013325e4"/>
    </style:style>
    <style:style style:name="T308" style:family="text">
      <style:text-properties fo:color="#00a933" officeooo:rsid="01374ef7" style:font-weight-asian="normal" style:font-weight-complex="normal"/>
    </style:style>
    <style:style style:name="T309" style:family="text">
      <style:text-properties fo:color="#00a933" officeooo:rsid="0064a91d" style:font-weight-asian="normal" style:font-weight-complex="normal"/>
    </style:style>
    <style:style style:name="T310" style:family="text">
      <style:text-properties fo:color="#00a933" style:font-name="Liberation Mono" fo:font-size="10pt" style:font-size-asian="10pt" style:font-size-complex="10pt"/>
    </style:style>
    <style:style style:name="T311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12" style:family="text">
      <style:text-properties officeooo:rsid="0013e258"/>
    </style:style>
    <style:style style:name="T313" style:family="text">
      <style:text-properties officeooo:rsid="0014248a"/>
    </style:style>
    <style:style style:name="T314" style:family="text">
      <style:text-properties style:font-name="Liberation Mono"/>
    </style:style>
    <style:style style:name="T31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1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1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1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1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20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21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22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23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2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2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26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27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28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29" style:family="text">
      <style:text-properties style:font-name="Liberation Mono" fo:font-size="10pt" style:font-size-asian="10pt" style:font-size-complex="10pt"/>
    </style:style>
    <style:style style:name="T330" style:family="text">
      <style:text-properties style:font-name="Liberation Mono" fo:font-size="10pt" officeooo:rsid="00441a36" style:font-size-asian="10pt" style:font-size-complex="10pt"/>
    </style:style>
    <style:style style:name="T331" style:family="text">
      <style:text-properties style:font-name="Liberation Mono" fo:font-size="10pt" officeooo:rsid="00a77a78" style:font-size-asian="10pt" style:font-size-complex="10pt"/>
    </style:style>
    <style:style style:name="T332" style:family="text">
      <style:text-properties style:font-name="Liberation Mono" fo:font-size="10pt" officeooo:rsid="004762bf" style:font-size-asian="10pt" style:font-size-complex="10pt"/>
    </style:style>
    <style:style style:name="T333" style:family="text">
      <style:text-properties style:font-name="Liberation Mono" fo:font-size="10pt" officeooo:rsid="0097e6d5" style:font-size-asian="10pt" style:font-size-complex="10pt"/>
    </style:style>
    <style:style style:name="T334" style:family="text">
      <style:text-properties style:font-name="Liberation Mono" fo:font-size="10pt" officeooo:rsid="00804fd0" style:font-size-asian="10pt" style:font-size-complex="10pt"/>
    </style:style>
    <style:style style:name="T335" style:family="text">
      <style:text-properties style:font-name="Liberation Mono" fo:font-size="10pt" officeooo:rsid="006129dd" style:font-size-asian="10pt" style:font-size-complex="10pt"/>
    </style:style>
    <style:style style:name="T336" style:family="text">
      <style:text-properties style:font-name="Liberation Mono" fo:font-size="10pt" officeooo:rsid="00808b62" style:font-size-asian="10pt" style:font-size-complex="10pt"/>
    </style:style>
    <style:style style:name="T337" style:family="text">
      <style:text-properties style:font-name="Liberation Mono" fo:font-size="10pt" officeooo:rsid="00a83804" style:font-size-asian="10pt" style:font-size-complex="10pt"/>
    </style:style>
    <style:style style:name="T338" style:family="text">
      <style:text-properties style:font-name="Liberation Mono" fo:font-size="10pt" officeooo:rsid="00809c11" style:font-size-asian="10pt" style:font-size-complex="10pt"/>
    </style:style>
    <style:style style:name="T339" style:family="text">
      <style:text-properties style:font-name="Liberation Mono" fo:font-size="10pt" officeooo:rsid="0098e975" style:font-size-asian="10pt" style:font-size-complex="10pt"/>
    </style:style>
    <style:style style:name="T340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41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42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43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44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45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46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47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48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49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50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51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52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53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354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355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356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357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358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59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360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61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62" style:family="text">
      <style:text-properties style:font-name="Liberation Mono" fo:font-size="10pt" style:text-underline-style="none" officeooo:rsid="023b1029" style:font-size-asian="10pt" style:font-size-complex="10pt"/>
    </style:style>
    <style:style style:name="T363" style:family="text">
      <style:text-properties style:font-name="Liberation Mono" fo:font-size="10pt" style:text-underline-style="none" officeooo:rsid="02405104" style:font-size-asian="10pt" style:font-size-complex="10pt"/>
    </style:style>
    <style:style style:name="T364" style:family="text">
      <style:text-properties style:font-name="Liberation Mono" fo:font-size="10pt" style:text-underline-style="none" officeooo:rsid="00ad6165" style:font-size-asian="10pt" style:font-size-complex="10pt"/>
    </style:style>
    <style:style style:name="T365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366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367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368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69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370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371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372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373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374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375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376" style:family="text">
      <style:text-properties style:font-name="Liberation Mono" officeooo:rsid="003e68df" fo:background-color="transparent" loext:char-shading-value="0"/>
    </style:style>
    <style:style style:name="T377" style:family="text">
      <style:text-properties style:font-name="Liberation Mono" officeooo:rsid="0057b4fc" fo:background-color="transparent" loext:char-shading-value="0"/>
    </style:style>
    <style:style style:name="T378" style:family="text">
      <style:text-properties style:font-name="Liberation Mono" officeooo:rsid="0019a2a3"/>
    </style:style>
    <style:style style:name="T379" style:family="text">
      <style:text-properties officeooo:rsid="0015dbd2"/>
    </style:style>
    <style:style style:name="T380" style:family="text">
      <style:text-properties fo:color="#800080" style:font-name="Liberation Mono" fo:font-size="10pt" officeooo:rsid="00441a36" style:font-size-asian="10pt" style:font-size-complex="10pt"/>
    </style:style>
    <style:style style:name="T381" style:family="text">
      <style:text-properties fo:color="#800080" style:font-name="Liberation Mono" fo:font-size="10pt" officeooo:rsid="01005620" style:font-size-asian="10pt" style:font-size-complex="10pt"/>
    </style:style>
    <style:style style:name="T382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83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84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85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86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87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88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389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90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91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92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93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94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95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96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97" style:family="text">
      <style:text-properties fo:color="#800080" style:text-underline-style="none" officeooo:rsid="01ebf5ee"/>
    </style:style>
    <style:style style:name="T398" style:family="text">
      <style:text-properties fo:color="#800080" officeooo:rsid="01ede68d"/>
    </style:style>
    <style:style style:name="T399" style:family="text">
      <style:text-properties officeooo:rsid="0031d8af"/>
    </style:style>
    <style:style style:name="T400" style:family="text">
      <style:text-properties fo:color="#ff0000" officeooo:rsid="01322a9b"/>
    </style:style>
    <style:style style:name="T401" style:family="text">
      <style:text-properties fo:color="#ff0000" fo:font-weight="bold" style:font-weight-asian="bold" style:font-weight-complex="bold"/>
    </style:style>
    <style:style style:name="T402" style:family="text">
      <style:text-properties fo:color="#ff0000" officeooo:rsid="011df830"/>
    </style:style>
    <style:style style:name="T403" style:family="text">
      <style:text-properties fo:color="#ff0000" officeooo:rsid="0031d8af"/>
    </style:style>
    <style:style style:name="T404" style:family="text">
      <style:text-properties fo:color="#ff0000" officeooo:rsid="011e1119"/>
    </style:style>
    <style:style style:name="T405" style:family="text">
      <style:text-properties fo:color="#ff0000" fo:font-weight="normal"/>
    </style:style>
    <style:style style:name="T406" style:family="text">
      <style:text-properties fo:font-weight="normal"/>
    </style:style>
    <style:style style:name="T407" style:family="text">
      <style:text-properties fo:font-weight="normal" style:font-weight-asian="normal" style:font-weight-complex="normal"/>
    </style:style>
    <style:style style:name="T408" style:family="text">
      <style:text-properties fo:font-weight="normal" officeooo:rsid="000e396a" style:font-weight-asian="normal" style:font-weight-complex="normal"/>
    </style:style>
    <style:style style:name="T409" style:family="text">
      <style:text-properties fo:font-weight="normal" officeooo:rsid="003a5645" style:font-weight-asian="normal" style:font-weight-complex="normal"/>
    </style:style>
    <style:style style:name="T410" style:family="text">
      <style:text-properties fo:font-weight="normal" officeooo:rsid="003f0255" style:font-weight-asian="normal" style:font-weight-complex="normal"/>
    </style:style>
    <style:style style:name="T411" style:family="text">
      <style:text-properties fo:font-weight="normal" officeooo:rsid="004e98d7" style:font-weight-asian="normal" style:font-weight-complex="normal"/>
    </style:style>
    <style:style style:name="T412" style:family="text">
      <style:text-properties fo:font-weight="normal" officeooo:rsid="0050a8fe" style:font-weight-asian="normal" style:font-weight-complex="normal"/>
    </style:style>
    <style:style style:name="T413" style:family="text">
      <style:text-properties fo:font-weight="normal" officeooo:rsid="007822ac" style:font-weight-asian="normal" style:font-weight-complex="normal"/>
    </style:style>
    <style:style style:name="T414" style:family="text">
      <style:text-properties fo:font-weight="normal" officeooo:rsid="008315fe" style:font-weight-asian="normal" style:font-weight-complex="normal"/>
    </style:style>
    <style:style style:name="T415" style:family="text">
      <style:text-properties fo:font-weight="normal" officeooo:rsid="00840382" style:font-weight-asian="normal" style:font-weight-complex="normal"/>
    </style:style>
    <style:style style:name="T416" style:family="text">
      <style:text-properties fo:font-weight="normal" officeooo:rsid="013e7c34" style:font-weight-asian="normal" style:font-weight-complex="normal"/>
    </style:style>
    <style:style style:name="T417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18" style:family="text">
      <style:text-properties fo:font-weight="normal" officeooo:rsid="0095b38b"/>
    </style:style>
    <style:style style:name="T419" style:family="text">
      <style:text-properties fo:font-weight="normal" officeooo:rsid="00964084"/>
    </style:style>
    <style:style style:name="T420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21" style:family="text">
      <style:text-properties fo:color="#000000"/>
    </style:style>
    <style:style style:name="T422" style:family="text">
      <style:text-properties fo:color="#000000" fo:font-weight="normal" style:font-weight-asian="normal" style:font-weight-complex="normal"/>
    </style:style>
    <style:style style:name="T423" style:family="text">
      <style:text-properties fo:color="#000000" fo:font-weight="normal" officeooo:rsid="001fc096" style:font-weight-asian="normal" style:font-weight-complex="normal"/>
    </style:style>
    <style:style style:name="T424" style:family="text">
      <style:text-properties fo:color="#000000" fo:font-weight="normal" officeooo:rsid="00226f2b" style:font-weight-asian="normal" style:font-weight-complex="normal"/>
    </style:style>
    <style:style style:name="T425" style:family="text">
      <style:text-properties fo:color="#000000" fo:font-weight="normal" officeooo:rsid="002444bc" style:font-weight-asian="normal" style:font-weight-complex="normal"/>
    </style:style>
    <style:style style:name="T426" style:family="text">
      <style:text-properties fo:color="#000000" fo:font-weight="normal" officeooo:rsid="0037015d" style:font-weight-asian="normal" style:font-weight-complex="normal"/>
    </style:style>
    <style:style style:name="T427" style:family="text">
      <style:text-properties fo:color="#000000" fo:font-weight="normal" officeooo:rsid="00417cc6" style:font-weight-asian="normal" style:font-weight-complex="normal"/>
    </style:style>
    <style:style style:name="T428" style:family="text">
      <style:text-properties fo:color="#000000" fo:font-weight="normal" officeooo:rsid="004d38ad" style:font-weight-asian="normal" style:font-weight-complex="normal"/>
    </style:style>
    <style:style style:name="T429" style:family="text">
      <style:text-properties fo:color="#000000" fo:font-weight="normal" officeooo:rsid="00500a7a" style:font-weight-asian="normal" style:font-weight-complex="normal"/>
    </style:style>
    <style:style style:name="T430" style:family="text">
      <style:text-properties fo:color="#000000" fo:font-weight="normal" officeooo:rsid="00312987" style:font-weight-asian="normal" style:font-weight-complex="normal"/>
    </style:style>
    <style:style style:name="T431" style:family="text">
      <style:text-properties fo:color="#000000" fo:font-weight="normal" officeooo:rsid="0057fa42" style:font-weight-asian="normal" style:font-weight-complex="normal"/>
    </style:style>
    <style:style style:name="T432" style:family="text">
      <style:text-properties fo:color="#000000" fo:font-weight="normal" officeooo:rsid="006129dd" style:font-weight-asian="normal" style:font-weight-complex="normal"/>
    </style:style>
    <style:style style:name="T433" style:family="text">
      <style:text-properties fo:color="#000000" fo:font-weight="normal" officeooo:rsid="0064584c" style:font-weight-asian="normal" style:font-weight-complex="normal"/>
    </style:style>
    <style:style style:name="T434" style:family="text">
      <style:text-properties fo:color="#000000" fo:font-weight="normal" officeooo:rsid="00655b03" style:font-weight-asian="normal" style:font-weight-complex="normal"/>
    </style:style>
    <style:style style:name="T435" style:family="text">
      <style:text-properties fo:color="#000000" fo:font-weight="normal" officeooo:rsid="006740d5" style:font-weight-asian="normal" style:font-weight-complex="normal"/>
    </style:style>
    <style:style style:name="T436" style:family="text">
      <style:text-properties fo:color="#000000" fo:font-weight="normal" officeooo:rsid="006973e8" style:font-weight-asian="normal" style:font-weight-complex="normal"/>
    </style:style>
    <style:style style:name="T437" style:family="text">
      <style:text-properties fo:color="#000000" fo:font-weight="normal" officeooo:rsid="006af3d6" style:font-weight-asian="normal" style:font-weight-complex="normal"/>
    </style:style>
    <style:style style:name="T438" style:family="text">
      <style:text-properties fo:color="#000000" fo:font-weight="normal" officeooo:rsid="006b9f05" style:font-weight-asian="normal" style:font-weight-complex="normal"/>
    </style:style>
    <style:style style:name="T439" style:family="text">
      <style:text-properties fo:color="#000000" fo:font-weight="normal" officeooo:rsid="006e17d6" style:font-weight-asian="normal" style:font-weight-complex="normal"/>
    </style:style>
    <style:style style:name="T440" style:family="text">
      <style:text-properties fo:color="#000000" fo:font-weight="normal" officeooo:rsid="007104c0" style:font-weight-asian="normal" style:font-weight-complex="normal"/>
    </style:style>
    <style:style style:name="T441" style:family="text">
      <style:text-properties fo:color="#000000" fo:font-weight="normal" officeooo:rsid="006d74d4" style:font-weight-asian="normal" style:font-weight-complex="normal"/>
    </style:style>
    <style:style style:name="T442" style:family="text">
      <style:text-properties fo:color="#000000" fo:font-weight="normal" officeooo:rsid="0075fcb6" style:font-weight-asian="normal" style:font-weight-complex="normal"/>
    </style:style>
    <style:style style:name="T443" style:family="text">
      <style:text-properties fo:color="#000000" fo:font-weight="normal" officeooo:rsid="00760242" style:font-weight-asian="normal" style:font-weight-complex="normal"/>
    </style:style>
    <style:style style:name="T444" style:family="text">
      <style:text-properties fo:color="#000000" fo:font-weight="normal" officeooo:rsid="00776207" style:font-weight-asian="normal" style:font-weight-complex="normal"/>
    </style:style>
    <style:style style:name="T445" style:family="text">
      <style:text-properties fo:color="#000000" fo:font-weight="normal" officeooo:rsid="007cb412" style:font-weight-asian="normal" style:font-weight-complex="normal"/>
    </style:style>
    <style:style style:name="T446" style:family="text">
      <style:text-properties fo:color="#000000" fo:font-weight="normal" officeooo:rsid="00b3093f" style:font-weight-asian="normal" style:font-weight-complex="normal"/>
    </style:style>
    <style:style style:name="T447" style:family="text">
      <style:text-properties fo:color="#000000" fo:font-weight="normal" officeooo:rsid="00809cd2" style:font-weight-asian="normal" style:font-weight-complex="normal"/>
    </style:style>
    <style:style style:name="T448" style:family="text">
      <style:text-properties fo:color="#000000" fo:font-weight="normal" officeooo:rsid="00efcba4" style:font-weight-asian="normal" style:font-weight-complex="normal"/>
    </style:style>
    <style:style style:name="T449" style:family="text">
      <style:text-properties fo:color="#000000" fo:font-weight="normal" officeooo:rsid="00351acf" style:font-weight-asian="normal" style:font-weight-complex="normal"/>
    </style:style>
    <style:style style:name="T450" style:family="text">
      <style:text-properties fo:color="#000000" fo:font-weight="normal" officeooo:rsid="01230f43" style:font-weight-asian="normal" style:font-weight-complex="normal"/>
    </style:style>
    <style:style style:name="T451" style:family="text">
      <style:text-properties fo:color="#000000" fo:font-weight="normal" officeooo:rsid="012341c9" style:font-weight-asian="normal" style:font-weight-complex="normal"/>
    </style:style>
    <style:style style:name="T452" style:family="text">
      <style:text-properties fo:color="#000000" fo:font-weight="normal" officeooo:rsid="012392c3" style:font-weight-asian="normal" style:font-weight-complex="normal"/>
    </style:style>
    <style:style style:name="T453" style:family="text">
      <style:text-properties fo:color="#000000" fo:font-weight="normal" officeooo:rsid="0066a86f" style:font-weight-asian="normal" style:font-weight-complex="normal"/>
    </style:style>
    <style:style style:name="T454" style:family="text">
      <style:text-properties fo:color="#000000" fo:font-weight="normal" officeooo:rsid="01325573" style:font-weight-asian="normal" style:font-weight-complex="normal"/>
    </style:style>
    <style:style style:name="T455" style:family="text">
      <style:text-properties fo:color="#000000" fo:font-weight="normal" officeooo:rsid="013e7c34" style:font-weight-asian="normal" style:font-weight-complex="normal"/>
    </style:style>
    <style:style style:name="T456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457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458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459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460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461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462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463" style:family="text">
      <style:text-properties fo:color="#000000" fo:font-weight="normal" officeooo:rsid="0078239f" fo:background-color="transparent" loext:char-shading-value="0"/>
    </style:style>
    <style:style style:name="T464" style:family="text">
      <style:text-properties fo:color="#000000" fo:font-weight="normal" style:font-name-asian="Noto Sans Mono CJK SC" style:font-name-complex="Liberation Mono"/>
    </style:style>
    <style:style style:name="T465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466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467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468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469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470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471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472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473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74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475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476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477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478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479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480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481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82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483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484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485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486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487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488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489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90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91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492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493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494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495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496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97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98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499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00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01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02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03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04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05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06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07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08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09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10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11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12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13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14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15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16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17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18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19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20" style:family="text">
      <style:text-properties fo:color="#000000" style:font-name="Liberation Mono" fo:font-size="10pt" style:font-size-asian="10pt" style:font-size-complex="10pt"/>
    </style:style>
    <style:style style:name="T521" style:family="text">
      <style:text-properties fo:color="#000000" style:font-name="Liberation Mono" fo:font-size="10pt" officeooo:rsid="00441a36" style:font-size-asian="10pt" style:font-size-complex="10pt"/>
    </style:style>
    <style:style style:name="T522" style:family="text">
      <style:text-properties fo:color="#000000" style:font-name="Liberation Mono" fo:font-size="10pt" officeooo:rsid="001fc096" style:font-size-asian="10pt" style:font-size-complex="10pt"/>
    </style:style>
    <style:style style:name="T523" style:family="text">
      <style:text-properties fo:color="#000000" style:font-name="Liberation Mono" fo:font-size="10pt" officeooo:rsid="013c4ccc" style:font-size-asian="10pt" style:font-size-complex="10pt"/>
    </style:style>
    <style:style style:name="T524" style:family="text">
      <style:text-properties fo:color="#000000" style:font-name="Liberation Mono" fo:font-size="10pt" officeooo:rsid="004762bf" style:font-size-asian="10pt" style:font-size-complex="10pt"/>
    </style:style>
    <style:style style:name="T525" style:family="text">
      <style:text-properties fo:color="#000000" style:font-name="Liberation Mono" fo:font-size="10pt" officeooo:rsid="0097e6d5" style:font-size-asian="10pt" style:font-size-complex="10pt"/>
    </style:style>
    <style:style style:name="T52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27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528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529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530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531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532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533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534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35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536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537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538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539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540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541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542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543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47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548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549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550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551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552" style:family="text">
      <style:text-properties fo:color="#000000" style:font-name="Liberation Mono" fo:font-weight="normal" style:font-weight-asian="normal" style:font-weight-complex="normal"/>
    </style:style>
    <style:style style:name="T553" style:family="text">
      <style:text-properties fo:color="#000000" style:font-name="Liberation Mono" fo:font-weight="normal" officeooo:rsid="0109e70c" style:font-weight-asian="normal" style:font-weight-complex="normal"/>
    </style:style>
    <style:style style:name="T554" style:family="text">
      <style:text-properties fo:color="#000000" fo:font-weight="bold" style:font-weight-asian="bold" style:font-weight-complex="bold"/>
    </style:style>
    <style:style style:name="T555" style:family="text">
      <style:text-properties fo:color="#000000" fo:font-weight="bold" officeooo:rsid="006fa105" style:font-weight-asian="bold" style:font-weight-complex="bold"/>
    </style:style>
    <style:style style:name="T556" style:family="text">
      <style:text-properties fo:color="#000000" fo:font-weight="bold" officeooo:rsid="011f0443" style:font-weight-asian="bold" style:font-weight-complex="bold"/>
    </style:style>
    <style:style style:name="T557" style:family="text">
      <style:text-properties fo:color="#000000" fo:font-weight="bold" officeooo:rsid="01230f43" style:font-weight-asian="bold" style:font-weight-complex="bold"/>
    </style:style>
    <style:style style:name="T55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59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60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61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562" style:family="text">
      <style:text-properties fo:color="#000000" officeooo:rsid="012b4d31"/>
    </style:style>
    <style:style style:name="T563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565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566" style:family="text">
      <style:text-properties fo:color="#000000" style:text-underline-style="none" fo:font-weight="normal" officeooo:rsid="01ebf5ee" style:font-weight-asian="normal" style:font-weight-complex="normal"/>
    </style:style>
    <style:style style:name="T567" style:family="text">
      <style:text-properties fo:color="#000000" style:text-underline-style="none" fo:font-weight="bold" officeooo:rsid="01ebf5ee" style:font-weight-asian="bold" style:font-weight-complex="bold"/>
    </style:style>
    <style:style style:name="T568" style:family="text">
      <style:text-properties fo:color="#000000" style:text-underline-style="none" fo:font-weight="bold" officeooo:rsid="013a9e99" style:font-weight-asian="bold" style:font-weight-complex="bold"/>
    </style:style>
    <style:style style:name="T569" style:family="text">
      <style:text-properties officeooo:rsid="003610d6"/>
    </style:style>
    <style:style style:name="T570" style:family="text">
      <style:text-properties officeooo:rsid="0018503b"/>
    </style:style>
    <style:style style:name="T571" style:family="text">
      <style:text-properties officeooo:rsid="001a3cf0"/>
    </style:style>
    <style:style style:name="T572" style:family="text">
      <style:text-properties officeooo:rsid="001de34a"/>
    </style:style>
    <style:style style:name="T573" style:family="text">
      <style:text-properties officeooo:rsid="001fc096"/>
    </style:style>
    <style:style style:name="T574" style:family="text">
      <style:text-properties officeooo:rsid="005bab04"/>
    </style:style>
    <style:style style:name="T575" style:family="text">
      <style:text-properties fo:background-color="transparent" loext:char-shading-value="0"/>
    </style:style>
    <style:style style:name="T576" style:family="text">
      <style:text-properties officeooo:rsid="00809cd2" fo:background-color="transparent" loext:char-shading-value="0"/>
    </style:style>
    <style:style style:name="T577" style:family="text">
      <style:text-properties officeooo:rsid="00b3093f" fo:background-color="transparent" loext:char-shading-value="0"/>
    </style:style>
    <style:style style:name="T578" style:family="text">
      <style:text-properties officeooo:rsid="00d18a81" fo:background-color="transparent" loext:char-shading-value="0"/>
    </style:style>
    <style:style style:name="T579" style:family="text">
      <style:text-properties officeooo:rsid="011df830" fo:background-color="transparent" loext:char-shading-value="0"/>
    </style:style>
    <style:style style:name="T580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581" style:family="text">
      <style:text-properties fo:background-color="transparent" loext:char-shading-value="0"/>
    </style:style>
    <style:style style:name="T582" style:family="text">
      <style:text-properties officeooo:rsid="002542ea"/>
    </style:style>
    <style:style style:name="T583" style:family="text">
      <style:text-properties officeooo:rsid="00272843"/>
    </style:style>
    <style:style style:name="T584" style:family="text">
      <style:text-properties officeooo:rsid="00312987"/>
    </style:style>
    <style:style style:name="T585" style:family="text">
      <style:text-properties officeooo:rsid="00340f3c"/>
    </style:style>
    <style:style style:name="T586" style:family="text">
      <style:text-properties officeooo:rsid="00350715"/>
    </style:style>
    <style:style style:name="T587" style:family="text">
      <style:text-properties officeooo:rsid="0037ce57"/>
    </style:style>
    <style:style style:name="T588" style:family="text">
      <style:text-properties officeooo:rsid="003a5645"/>
    </style:style>
    <style:style style:name="T589" style:family="text">
      <style:text-properties officeooo:rsid="003c29b2"/>
    </style:style>
    <style:style style:name="T590" style:family="text">
      <style:text-properties officeooo:rsid="003e68df"/>
    </style:style>
    <style:style style:name="T591" style:family="text">
      <style:text-properties officeooo:rsid="00439f73"/>
    </style:style>
    <style:style style:name="T592" style:family="text">
      <style:text-properties officeooo:rsid="004cdc3c"/>
    </style:style>
    <style:style style:name="T593" style:family="text">
      <style:text-properties officeooo:rsid="004d38ad"/>
    </style:style>
    <style:style style:name="T594" style:family="text">
      <style:text-properties officeooo:rsid="00521871"/>
    </style:style>
    <style:style style:name="T595" style:family="text">
      <style:text-properties officeooo:rsid="00565a4a"/>
    </style:style>
    <style:style style:name="T596" style:family="text">
      <style:text-properties officeooo:rsid="0057b4fc"/>
    </style:style>
    <style:style style:name="T597" style:family="text">
      <style:text-properties style:font-weight-asian="bold" style:font-weight-complex="bold"/>
    </style:style>
    <style:style style:name="T598" style:family="text">
      <style:text-properties officeooo:rsid="005fdf30" style:font-weight-asian="bold" style:font-weight-complex="bold"/>
    </style:style>
    <style:style style:name="T599" style:family="text">
      <style:text-properties officeooo:rsid="004e98d7"/>
    </style:style>
    <style:style style:name="T600" style:family="text">
      <style:text-properties officeooo:rsid="006129dd"/>
    </style:style>
    <style:style style:name="T601" style:family="text">
      <style:text-properties officeooo:rsid="00655b03"/>
    </style:style>
    <style:style style:name="T602" style:family="text">
      <style:text-properties officeooo:rsid="0066a86f"/>
    </style:style>
    <style:style style:name="T603" style:family="text">
      <style:text-properties officeooo:rsid="006973e8"/>
    </style:style>
    <style:style style:name="T604" style:family="text">
      <style:text-properties officeooo:rsid="00804fd0"/>
    </style:style>
    <style:style style:name="T605" style:family="text">
      <style:text-properties officeooo:rsid="00b3093f"/>
    </style:style>
    <style:style style:name="T606" style:family="text">
      <style:text-properties officeooo:rsid="0080db45"/>
    </style:style>
    <style:style style:name="T607" style:family="text">
      <style:text-properties officeooo:rsid="008315fe"/>
    </style:style>
    <style:style style:name="T608" style:family="text">
      <style:text-properties officeooo:rsid="008fc3c9"/>
    </style:style>
    <style:style style:name="T609" style:family="text">
      <style:text-properties officeooo:rsid="00927013"/>
    </style:style>
    <style:style style:name="T610" style:family="text">
      <style:text-properties officeooo:rsid="009b077e"/>
    </style:style>
    <style:style style:name="T611" style:family="text">
      <style:text-properties officeooo:rsid="00a0a8b6"/>
    </style:style>
    <style:style style:name="T612" style:family="text">
      <style:text-properties officeooo:rsid="00a6c7e0"/>
    </style:style>
    <style:style style:name="T613" style:family="text">
      <style:text-properties officeooo:rsid="00b13534"/>
    </style:style>
    <style:style style:name="T614" style:family="text">
      <style:text-properties officeooo:rsid="00b15a42"/>
    </style:style>
    <style:style style:name="T615" style:family="text">
      <style:text-properties officeooo:rsid="00b7cf73"/>
    </style:style>
    <style:style style:name="T616" style:family="text">
      <style:text-properties officeooo:rsid="00b93ad0"/>
    </style:style>
    <style:style style:name="T617" style:family="text">
      <style:text-properties officeooo:rsid="00bb9c22"/>
    </style:style>
    <style:style style:name="T618" style:family="text">
      <style:text-properties officeooo:rsid="00bd3111"/>
    </style:style>
    <style:style style:name="T619" style:family="text">
      <style:text-properties officeooo:rsid="00bdb4ae"/>
    </style:style>
    <style:style style:name="T620" style:family="text">
      <style:text-properties officeooo:rsid="00c10f9c"/>
    </style:style>
    <style:style style:name="T621" style:family="text">
      <style:text-properties style:text-underline-style="solid" style:text-underline-width="auto" style:text-underline-color="font-color"/>
    </style:style>
    <style:style style:name="T622" style:family="text">
      <style:text-properties style:text-underline-style="solid" style:text-underline-width="auto" style:text-underline-color="font-color" officeooo:rsid="00bb9c22"/>
    </style:style>
    <style:style style:name="T623" style:family="text">
      <style:text-properties style:text-underline-style="solid" style:text-underline-width="auto" style:text-underline-color="font-color" officeooo:rsid="01005620"/>
    </style:style>
    <style:style style:name="T624" style:family="text">
      <style:text-properties style:text-underline-style="solid" style:text-underline-width="auto" style:text-underline-color="font-color" officeooo:rsid="01064b74"/>
    </style:style>
    <style:style style:name="T625" style:family="text">
      <style:text-properties officeooo:rsid="00d3b3b5"/>
    </style:style>
    <style:style style:name="T626" style:family="text">
      <style:text-properties officeooo:rsid="00d93b15"/>
    </style:style>
    <style:style style:name="T627" style:family="text">
      <style:text-properties officeooo:rsid="00ebe10b"/>
    </style:style>
    <style:style style:name="T628" style:family="text">
      <style:text-properties officeooo:rsid="00ee354f"/>
    </style:style>
    <style:style style:name="T629" style:family="text">
      <style:text-properties officeooo:rsid="00f9f210"/>
    </style:style>
    <style:style style:name="T630" style:family="text">
      <style:text-properties officeooo:rsid="01e4261b"/>
    </style:style>
    <style:style style:name="T631" style:family="text">
      <style:text-properties officeooo:rsid="01005620"/>
    </style:style>
    <style:style style:name="T632" style:family="text">
      <style:text-properties officeooo:rsid="010184ae"/>
    </style:style>
    <style:style style:name="T633" style:family="text">
      <style:text-properties officeooo:rsid="0102f7f2"/>
    </style:style>
    <style:style style:name="T634" style:family="text">
      <style:text-properties style:text-underline-style="none"/>
    </style:style>
    <style:style style:name="T635" style:family="text">
      <style:text-properties style:text-underline-style="none" officeooo:rsid="01ea3814"/>
    </style:style>
    <style:style style:name="T636" style:family="text">
      <style:text-properties style:text-underline-style="none" officeooo:rsid="01eb5ae0"/>
    </style:style>
    <style:style style:name="T637" style:family="text">
      <style:text-properties style:text-underline-style="none" officeooo:rsid="01005620"/>
    </style:style>
    <style:style style:name="T638" style:family="text">
      <style:text-properties style:text-underline-style="none" officeooo:rsid="0102f7f2"/>
    </style:style>
    <style:style style:name="T639" style:family="text">
      <style:text-properties style:text-underline-style="none" officeooo:rsid="01ed162e"/>
    </style:style>
    <style:style style:name="T640" style:family="text">
      <style:text-properties style:text-underline-style="none" officeooo:rsid="0109e70c"/>
    </style:style>
    <style:style style:name="T641" style:family="text">
      <style:text-properties style:text-underline-style="none" officeooo:rsid="01ebf5ee"/>
    </style:style>
    <style:style style:name="T642" style:family="text">
      <style:text-properties style:text-underline-style="none" officeooo:rsid="01ede68d"/>
    </style:style>
    <style:style style:name="T643" style:family="text">
      <style:text-properties style:text-underline-style="none" officeooo:rsid="01374ef7"/>
    </style:style>
    <style:style style:name="T644" style:family="text">
      <style:text-properties style:text-underline-style="none" fo:font-weight="normal" officeooo:rsid="01ebf5ee" style:font-weight-asian="normal" style:font-weight-complex="normal"/>
    </style:style>
    <style:style style:name="T645" style:family="text">
      <style:text-properties fo:font-size="10pt" officeooo:rsid="0102f7f2" style:font-size-asian="10pt" style:font-size-complex="10pt"/>
    </style:style>
    <style:style style:name="T646" style:family="text">
      <style:text-properties fo:font-size="10pt" officeooo:rsid="010be377" style:font-size-asian="10pt" style:font-size-complex="10pt"/>
    </style:style>
    <style:style style:name="T647" style:family="text">
      <style:text-properties fo:font-size="10pt" style:text-underline-style="none" officeooo:rsid="0109e70c" style:font-size-asian="10pt" style:font-size-complex="10pt"/>
    </style:style>
    <style:style style:name="T648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649" style:family="text">
      <style:text-properties fo:color="#fd050c"/>
    </style:style>
    <style:style style:name="T650" style:family="text">
      <style:text-properties fo:color="#fd050c" fo:font-weight="bold" style:font-weight-asian="bold" style:font-weight-complex="bold"/>
    </style:style>
    <style:style style:name="T651" style:family="text">
      <style:text-properties fo:color="#fd050c" style:text-underline-style="none" fo:font-weight="bold" officeooo:rsid="01ea3814" style:font-weight-asian="bold" style:font-weight-complex="bold"/>
    </style:style>
    <style:style style:name="T652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653" style:family="text">
      <style:text-properties officeooo:rsid="0103e5aa"/>
    </style:style>
    <style:style style:name="T654" style:family="text">
      <style:text-properties officeooo:rsid="01064b74"/>
    </style:style>
    <style:style style:name="T655" style:family="text">
      <style:text-properties officeooo:rsid="010be377"/>
    </style:style>
    <style:style style:name="T656" style:family="text">
      <style:text-properties officeooo:rsid="01ede68d"/>
    </style:style>
    <style:style style:name="T657" style:family="text">
      <style:text-properties officeooo:rsid="010d8f4e"/>
    </style:style>
    <style:style style:name="T658" style:family="text">
      <style:text-properties officeooo:rsid="01118355"/>
    </style:style>
    <style:style style:name="T659" style:family="text">
      <style:text-properties style:font-name-asian="Noto Sans Mono CJK SC" style:font-name-complex="Liberation Mono"/>
    </style:style>
    <style:style style:name="T660" style:family="text">
      <style:text-properties officeooo:rsid="0116b88c"/>
    </style:style>
    <style:style style:name="T661" style:family="text">
      <style:text-properties officeooo:rsid="01183db2"/>
    </style:style>
    <style:style style:name="T662" style:family="text">
      <style:text-properties officeooo:rsid="0120a43d"/>
    </style:style>
    <style:style style:name="T663" style:family="text">
      <style:text-properties officeooo:rsid="012244c8"/>
    </style:style>
    <style:style style:name="T664" style:family="text">
      <style:text-properties style:font-name="Liberation Mono" officeooo:rsid="013a9e99"/>
    </style:style>
    <style:style style:name="T665" style:family="text">
      <style:text-properties style:font-name="Liberation Mono" fo:font-size="10pt" style:font-size-asian="10pt" style:font-size-complex="10pt"/>
    </style:style>
    <style:style style:name="T666" style:family="text">
      <style:text-properties officeooo:rsid="012341c9"/>
    </style:style>
    <style:style style:name="T667" style:family="text">
      <style:text-properties officeooo:rsid="0129aa61"/>
    </style:style>
    <style:style style:name="T668" style:family="text">
      <style:text-properties officeooo:rsid="012b4d31"/>
    </style:style>
    <style:style style:name="T669" style:family="text">
      <style:text-properties officeooo:rsid="0133aa24"/>
    </style:style>
    <style:style style:name="T670" style:family="text">
      <style:text-properties officeooo:rsid="01374ef7"/>
    </style:style>
    <style:style style:name="T671" style:family="text">
      <style:text-properties officeooo:rsid="013a9e99"/>
    </style:style>
    <style:style style:name="T672" style:family="text">
      <style:text-properties officeooo:rsid="013e7c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85"><text:span text:style-name="T15">-</text:span><text:span text:style-name="T16">&gt; </text:span><text:span text:style-name="T15">// </text:span>- single line comments</text:p>
      <text:p text:style-name="P185"><text:span text:style-name="T15">-</text:span><text:span text:style-name="T16">&gt; </text:span><text:span text:style-name="T15">/*</text:span><text:span text:style-name="T14"> … </text:span><text:span text:style-name="T15">*/</text:span><text:span text:style-name="T14"> </text:span>- multiple line comments </text:p>
      <text:p text:style-name="P185"><text:span text:style-name="T15">-</text:span><text:span text:style-name="T18">&gt; int main() {... </text:span><text:span text:style-name="T19">return 0;</text:span><text:span text:style-name="T18">} </text:span><text:span text:style-name="T197">- starting point of program execution.</text:span></text:p>
      <text:p text:style-name="P5"><text:span text:style-name="T17">-&gt; sizeof() </text:span><text:span text:style-name="T1">- </text:span>Yields the size in bytes of the object representation of type</text:p>
      <text:p text:style-name="Preformatted_20_Text"><text:tab/><text:span text:style-name="T206">sizeof(int)<text:tab/></text:span><text:span text:style-name="T408"><text:tab/><text:tab/><text:tab/><text:tab/><text:tab/><text:tab/><text:tab/><text:tab/># out: 4</text:span></text:p>
      <text:p text:style-name="Preformatted_20_Text"><text:span text:style-name="T15">-</text:span><text:span text:style-name="T20">&gt; using namespace …;</text:span><text:span text:style-name="T198"> - defining namespace</text:span></text:p>
      <text:p text:style-name="Preformatted_20_Text"><text:tab/><text:span text:style-name="T205">using namespace std;</text:span></text:p>
      <text:p text:style-name="P16"><text:span text:style-name="T20">-</text:span><text:span text:style-name="T21">&gt; using …;</text:span><text:span text:style-name="T312"> - enable to specify only what you need</text:span></text:p>
      <text:p text:style-name="Preformatted_20_Text"><text:span text:style-name="T422"><text:tab/></text:span><text:span text:style-name="T207">using std::cin;</text:span></text:p>
      <text:p text:style-name="Preformatted_20_Text"><text:span text:style-name="T15">-</text:span><text:span text:style-name="T22">&gt; </text:span><text:span text:style-name="T101">&lt;&lt;</text:span><text:span text:style-name="T22"> </text:span><text:span text:style-name="T313">- insertion operator</text:span></text:p>
      <text:p text:style-name="Preformatted_20_Text"><text:span text:style-name="T15">-</text:span><text:span text:style-name="T22">&gt; &gt;&gt;</text:span><text:span text:style-name="T313"> - extraction operator</text:span></text:p>
      <text:p text:style-name="Preformatted_20_Text"><text:span text:style-name="T15">-</text:span><text:span text:style-name="T29">&gt; const</text:span><text:span text:style-name="T571"> – declare constant variable, function</text:span></text:p>
      <text:p text:style-name="Preformatted_20_Text"><text:tab/><text:span text:style-name="T204">const int months_in_year {12};</text:span></text:p>
      <text:p text:style-name="P187"><text:span text:style-name="T83">-</text:span><text:span text:style-name="T84">&gt; </text:span><text:span text:style-name="T85">static_cast&lt;data_type&gt;(variable)</text:span><text:span text:style-name="T574"> - </text:span>e<text:span text:style-name="T574">xplicit type casting</text:span></text:p>
      <text:p text:style-name="P187"><text:tab/><text:span text:style-name="T199">num3 = </text:span><text:span text:style-name="T200">static_cast&lt;double&gt;(num1)</text:span><text:span text:style-name="T199"> / num2</text:span></text:p>
      <text:p text:style-name="P183"><text:span text:style-name="T15">-</text:span><text:span text:style-name="T33">&gt; !, &amp;&amp;, ||</text:span><text:span text:style-name="T583"> - logical operators: not, and, or</text:span></text:p>
      <text:p text:style-name="P18"><text:tab/><text:span text:style-name="T225">w</text:span><text:span text:style-name="T226">ithin_bounds = (num &gt; lower &amp;&amp; num &lt; upper)</text:span><text:span text:style-name="T340"> -</text:span><text:span text:style-name="T341"> important parenthesis </text:span><text:span text:style-name="T342">for <text:tab/><text:tab/>logical expressions</text:span></text:p>
      <text:p text:style-name="P18"><text:span text:style-name="T110">-</text:span><text:span text:style-name="T131">&gt; &amp;&amp; &gt; || </text:span><text:span text:style-name="T353">- &amp;&amp; has precedence over ||, this means that parentheses are placed <text:tab/>to evaluate what would be evaluated together.</text:span></text:p>
      <text:p text:style-name="P21"/>
      <text:p text:style-name="P18"><text:span text:style-name="T110">-</text:span><text:span text:style-name="T112">&gt; if, else if, else</text:span><text:span text:style-name="T344"> – conditionals</text:span></text:p>
      <text:p text:style-name="P74"><text:tab/>if (expr) {...;}</text:p>
      <text:p text:style-name="P74"><text:tab/>else if (expr) {...;}</text:p>
      <text:p text:style-name="P75"><text:tab/>else {...;}</text:p>
      <text:p text:style-name="P140"><text:span text:style-name="T112">-</text:span><text:span text:style-name="T132">&gt; goto </text:span><text:span text:style-name="T496">- </text:span><text:span text:style-name="T354">A </text:span><text:span text:style-name="T328">goto</text:span><text:span text:style-name="T354"> statement provides an unconditional jump from the goto to a </text:span><text:span text:style-name="T475"><text:tab/>labeled statement in the same function. It is discouraged to used.</text:span></text:p>
      <text:p text:style-name="P85"><text:tab/>if (n &gt; 10) goto label; </text:p>
      <text:p text:style-name="P85"><text:tab/>...</text:p>
      <text:p text:style-name="P85"><text:tab/>label: std::cout &lt;&lt; “Breaking out of nest for loops.” &lt;&lt; std::endl;</text:p>
      <text:p text:style-name="P25"><text:span text:style-name="T15">-&gt; (cond_expr) ? expr1 : expr2 </text:span>- short form of ‘if’ statement</text:p>
      <text:p text:style-name="P71"><text:span text:style-name="T347"><text:tab/></text:span><text:span text:style-name="T346">cout &lt;&lt; num &lt;&lt; " is " &lt;&lt; ( (num %2 ==0) ? "even" : "odd" <text:s/>) &lt;&lt; endl;</text:span></text:p>
      <text:p text:style-name="P19"><text:span text:style-name="T110">-</text:span><text:span text:style-name="T113">&gt; switch </text:span><text:span text:style-name="T327">–</text:span><text:span text:style-name="T345"> used for multiply if statements</text:span></text:p>
      <text:p text:style-name="P149"><text:span text:style-name="T5"><text:tab/>switch</text:span>(expression) {</text:p>
      <text:p text:style-name="P151"><text:tab/> <text:s text:c="2"/><text:tab/><text:span text:style-name="T5">case</text:span> constant-expression:</text:p>
      <text:p text:style-name="P151"><text:s text:c="6"/><text:tab/><text:tab/>statement(s);</text:p>
      <text:p text:style-name="P151"><text:s text:c="6"/><text:tab/><text:tab/><text:span text:style-name="T5">break</text:span>; <text:tab/>//optional</text:p>
      <text:p text:style-name="P151"><text:s text:c="3"/><text:tab/><text:tab/>// you can have any number of case statements.</text:p>
      <text:p text:style-name="P151"><text:s text:c="3"/><text:tab/><text:tab/><text:span text:style-name="T5">default</text:span>: <text:tab/><text:tab/>//Optional</text:p>
      <text:p text:style-name="P151"><text:s text:c="6"/><text:tab/><text:tab/>statement(s);<text:tab/>}</text:p>
      <text:p text:style-name="P19"><text:span text:style-name="T110">-</text:span><text:span text:style-name="T111">&gt; for (int i = 0; i &lt; n; </text:span><text:span text:style-name="T133">++</text:span><text:span text:style-name="T111">i){...;}</text:span><text:span text:style-name="T343"> - basic for loop</text:span></text:p>
      <text:p text:style-name="P167"><text:tab/>for (int i {1}<text:span text:style-name="T5">,</text:span> j {5} ; i &lt;= 5; ++i<text:span text:style-name="T5">,</text:span> ++j) {</text:p>
      <text:p text:style-name="P167"><text:tab/><text:tab/>cout &lt;&lt; i &lt;&lt; “ * “ &lt;&lt; j &lt;&lt; “ : “ &lt;&lt; (i * j) &lt;&lt; endl;</text:p>
      <text:p text:style-name="P169"><text:tab/>}</text:p>
      <text:p text:style-name="P100"><text:span text:style-name="T114">-</text:span><text:span text:style-name="T115">&gt; </text:span><text:span text:style-name="T116">for (var_type var_name: sequence) {...;</text:span><text:span text:style-name="T102">}</text:span><text:span text:style-name="T316"> - range-based for loops</text:span></text:p>
      <text:p text:style-name="P72"><text:span text:style-name="T316"><text:tab/></text:span><text:span text:style-name="T317">for (</text:span><text:span text:style-name="T324">auto</text:span><text:span text:style-name="T318">/</text:span><text:span text:style-name="T325">int</text:span><text:span text:style-name="T317"> score : scores) </text:span></text:p>
      <text:p text:style-name="P87"><text:tab/><text:tab/>cout &lt;&lt; score &lt;&lt; endl;</text:p>
      <text:p text:style-name="P39"><text:tab/>If the values stored in the range are expensive to copy, you may want to <text:tab/>use const auto &amp;val.</text:p>
      <text:p text:style-name="P97"><text:span text:style-name="T316"><text:tab/></text:span><text:span text:style-name="T317">for (</text:span><text:span text:style-name="T326">const</text:span><text:span text:style-name="T320"> </text:span><text:span text:style-name="T324">auto</text:span><text:span text:style-name="T317"> </text:span><text:span text:style-name="T321">&amp;</text:span><text:span text:style-name="T320">val</text:span><text:span text:style-name="T317"> : </text:span><text:span text:style-name="T320">values</text:span><text:span text:style-name="T317">) </text:span></text:p>
      <text:p text:style-name="P88"><text:tab/><text:tab/>cout &lt;&lt; <text:span text:style-name="T612">val</text:span> &lt;&lt; endl;<text:tab/></text:p>
      <text:p text:style-name="P101"><text:span text:style-name="T114">-</text:span><text:span text:style-name="T117">&gt; </text:span><text:span text:style-name="T118">while (expression) {...;</text:span><text:span text:style-name="T117">}</text:span><text:span text:style-name="T384"> </text:span><text:span text:style-name="T481">- basic while loop</text:span></text:p>
      <text:p text:style-name="P101"><text:span text:style-name="T117">-&gt; </text:span><text:span text:style-name="T119">do {...;</text:span><text:span text:style-name="T117">} while (expression);</text:span><text:span text:style-name="T481"> - basic do-while loop</text:span></text:p>
      <text:p text:style-name="P73"><text:span text:style-name="T340"><text:tab/></text:span><text:span text:style-name="T348">int number {};</text:span></text:p>
      <text:p text:style-name="P168"><text:tab/><text:tab/>do {</text:p>
      <text:p text:style-name="P168"><text:tab/><text:tab/><text:tab/>cout &lt;&lt; “Enter an integer between 1 and 5: “;</text:p>
      <text:p text:style-name="P168"><text:tab/><text:tab/><text:tab/>cin &gt;&gt; number;</text:p>
      <text:p text:style-name="P76"><text:tab/><text:tab/>} while (number &lt;= 1 || number &gt;= 5);</text:p>
      <text:p text:style-name="P20"><text:soft-page-break/><text:span text:style-name="T15">-</text:span><text:span text:style-name="T35">&gt; abs()</text:span><text:span text:style-name="T586"> - return absolute value</text:span></text:p>
      <text:p text:style-name="P20"><text:tab/><text:span text:style-name="T293">int n = std::abs(-10);</text:span></text:p>
      <text:p text:style-name="P20"><text:span text:style-name="T15">-</text:span><text:span text:style-name="T39">&gt; (int)c / (char)n </text:span><text:span text:style-name="T590">– conversion betwee</text:span><text:span text:style-name="T376">n int and char </text:span><text:span text:style-name="T377">for letters eg. ‘a’, </text:span><text:span text:style-name="T579">this <text:tab/>is a c-style conversion</text:span></text:p>
      <text:p text:style-name="P210"><text:tab/>int n = (int)arr[i] + 1;</text:p>
      <text:p text:style-name="P214"><text:tab/>char c = (char)n;</text:p>
      <text:p text:style-name="P241"><text:span text:style-name="T15">-</text:span><text:span text:style-name="T45">&gt; (int)a – int(‘0’)</text:span><text:span text:style-name="T596"> – conversion from character digits to int (trick), if ‘a’ <text:tab/>is a digit between 0-9</text:span></text:p>
      <text:p text:style-name="P245"><text:span text:style-name="T634">-</text:span><text:span text:style-name="T643">&gt; </text:span><text:span text:style-name="T11">lower letters</text:span><text:span text:style-name="T670"> are greater then </text:span><text:span text:style-name="T11">uppercase letters</text:span><text:span text:style-name="T670">!</text:span></text:p>
      <text:p text:style-name="P243"><text:span text:style-name="T309"><text:tab/></text:span><text:span text:style-name="T199">std::cout &lt;&lt; ('a' &gt; 'A') &lt;&lt; std::endl;<text:tab/><text:tab/><text:tab/><text:tab/></text:span>// <text:span text:style-name="T670">out: true</text:span></text:p>
      <text:p text:style-name="P243"><text:span text:style-name="T308"><text:s/><text:tab/></text:span><text:span text:style-name="T199">std::cout &lt;&lt; (int)'a' &lt;&lt; " " &lt;&lt; (int)'A' &lt;&lt; std::endl;</text:span><text:tab/><text:span text:style-name="T670">// out: 97 65</text:span></text:p>
      <text:p text:style-name="P155"><text:span text:style-name="T155">-</text:span><text:span text:style-name="T156">&gt; decltype() </text:span><text:span text:style-name="T513">- i</text:span>nspects the declared type of an entity or the type and value <text:tab/>cat<text:span text:style-name="T315">egory of an expression. </text:span></text:p>
      <text:p text:style-name="P171"><text:tab/>const int x = 123;</text:p>
      <text:p text:style-name="P170"><text:tab/><text:span text:style-name="T199">a</text:span><text:span text:style-name="T301">u</text:span><text:span text:style-name="T199">to y = x;</text:span><text:tab/><text:tab/><text:tab/>// y has type int</text:p>
      <text:p text:style-name="P170"><text:tab/><text:span text:style-name="T199">decltype(auto) z = x; <text:tab/></text:span>// z has type const int, the declared type of x</text:p>
      <text:p text:style-name="P67"><text:span text:style-name="T575">-</text:span><text:span text:style-name="T576">&gt; </text:span><text:span text:style-name="T577">r</text:span><text:span text:style-name="T578">eturn_type</text:span><text:span text:style-name="T577"> function_name(parameters) </text:span><text:span text:style-name="T605">{<text:tab/><text:tab/></text:span><text:span text:style-name="T446">- </text:span><text:span text:style-name="T447">regular function</text:span></text:p>
      <text:p text:style-name="P222"><text:tab/>statements(s);</text:p>
      <text:p text:style-name="P221"><text:tab/>return 0;<text:span text:style-name="T575">}</text:span></text:p>
      <text:p text:style-name="P119"><text:span text:style-name="T114">-</text:span><text:span text:style-name="T122">&gt; </text:span><text:span text:style-name="T123">void function_name(</text:span><text:span text:style-name="T122">parameters</text:span><text:span text:style-name="T123">) {<text:tab/><text:tab/><text:tab/><text:tab/></text:span><text:span text:style-name="T484">- </text:span><text:span text:style-name="T472">void</text:span><text:span text:style-name="T485"> function</text:span></text:p>
      <text:p text:style-name="P221"><text:tab/>statements(s);</text:p>
      <text:p text:style-name="P221"><text:tab/>return; // optional}</text:p>
      <text:p text:style-name="P224"><text:span text:style-name="T123">-</text:span><text:span text:style-name="T127">&gt; int multiply(int a, int b = 1); </text:span><text:span text:style-name="T512">default values must be specified in function <text:tab/>declaration </text:span><text:span text:style-name="T518">only, no need to do it in function definition again. The same <text:tab/>applies to classes, default values are provided in header file (.h), but <text:tab/>omitted in implementation file (.cpp).</text:span></text:p>
      <text:p text:style-name="P223"><text:span text:style-name="T15">-</text:span><text:span text:style-name="T54">&gt; </text:span><text:span text:style-name="T15">int function_name(</text:span><text:span text:style-name="T55">int a</text:span><text:span text:style-name="T15">);</text:span> - <text:span text:style-name="T606">function prototype</text:span></text:p>
      <text:p text:style-name="P50"><text:span text:style-name="T14">-</text:span><text:span text:style-name="T188">&gt; </text:span><text:span text:style-name="T166">void scale_number(int &amp;num);</text:span><text:span text:style-name="T349"> - </text:span><text:span text:style-name="T350">pass by reference</text:span></text:p>
      <text:p text:style-name="P8"><text:span text:style-name="T14">-</text:span><text:span text:style-name="T189">&gt; static </text:span><text:span text:style-name="T607">–</text:span><text:span text:style-name="T414"> variable declared with keyword static preserves its value between <text:tab/>function calls</text:span></text:p>
      <text:p text:style-name="P9"><text:span text:style-name="T414"><text:tab/></text:span><text:span text:style-name="T227">static int value {10};</text:span></text:p>
      <text:p text:style-name="P10"><text:span text:style-name="T14">-</text:span><text:span text:style-name="T190">&gt; inline </text:span><text:span text:style-name="T415">- </text:span><text:span text:style-name="T351">suggest to the compiler to compile </text:span><text:span text:style-name="T352">function</text:span><text:span text:style-name="T351"> ‘inline’</text:span></text:p>
      <text:p text:style-name="P10"><text:tab/><text:span text:style-name="T261">inline</text:span><text:span text:style-name="T228"> int add_number(int a, int b) {...;</text:span><text:span text:style-name="T229">}</text:span><text:tab/></text:p>
      <text:p text:style-name="P225"><text:span text:style-name="T128">-</text:span><text:span text:style-name="T129">&gt; </text:span><text:span text:style-name="T130">nullptr</text:span><text:span text:style-name="T128">;</text:span><text:span text:style-name="T493"> - </text:span><text:span text:style-name="T495">a</text:span><text:span text:style-name="T494"> keyword denoting a null pointer constant. It can be converted to <text:tab/>any pointer or pointer-to-member type, yielding a null pointer of the <text:tab/>resulting type.</text:span></text:p>
      <text:p text:style-name="P225"><text:span text:style-name="T129">-</text:span><text:span text:style-name="T145">&gt; int main(int argc, char* argv[])</text:span><text:span text:style-name="T500"> - parsing command line arguments to script. <text:tab/>First argument ([0]) is a command starting script.</text:span></text:p>
      <text:p text:style-name="P237"><text:span text:style-name="T416"><text:tab/>int main</text:span><text:span text:style-name="T355">(int argc, char* argv[]) {</text:span></text:p>
      <text:p text:style-name="P237"><text:span text:style-name="T355"><text:tab/>if (argc &gt; 1)<text:tab/></text:span></text:p>
      <text:p text:style-name="P237"><text:span text:style-name="T355"><text:tab/><text:tab/>std::cout &lt;&lt; “My name is “ &lt;&lt; argv[1] &lt;&lt; std::endl;<text:tab/></text:span></text:p>
      <text:p text:style-name="P237"><text:span text:style-name="T355"><text:tab/>return 0;</text:span></text:p>
      <text:p text:style-name="P254"><text:span text:style-name="T242"><text:tab/>}</text:span></text:p>
      <text:p text:style-name="P8"><text:tab/><text:span text:style-name="T407">// </text:span><text:span text:style-name="T416">running a script from shell</text:span></text:p>
      <text:p text:style-name="P236"><text:span text:style-name="T416"><text:tab/>-&gt; ./exec.o Pawel</text:span></text:p>
      <text:p text:style-name="P8"/>
      <text:p text:style-name="P51">0) class:</text:p>
      <text:p text:style-name="P14"><text:span text:style-name="T14">-&gt; this </text:span><text:span text:style-name="T407">- is a pointer to the instance of the class on which the</text:span></text:p>
      <text:p text:style-name="P132"><text:tab/>function was called. <text:span text:style-name="T5">this</text:span> cannot be used in a static member function.</text:p>
      <text:p text:style-name="P8"/>
      <text:p text:style-name="P8">1) variables:</text:p>
      <text:p text:style-name="P55"/>
      <text:p text:style-name="P178"><text:span text:style-name="T25">-</text:span><text:span text:style-name="T26">&gt; </text:span><text:span text:style-name="T25">int age;</text:span><text:span text:style-name="T399"> - uninitiliazed </text:span><text:span text:style-name="T400">(not a good practice, </text:span><text:span text:style-name="T402">declaration without <text:tab/>definition</text:span><text:span text:style-name="T400">)</text:span></text:p>
      <text:p text:style-name="P177"><text:span text:style-name="T26">-&gt; </text:span><text:span text:style-name="T25">int age = 21; </text:span><text:span text:style-name="T399">- C-like initilization</text:span></text:p>
      <text:p text:style-name="P177"><text:span text:style-name="T25">-</text:span><text:span text:style-name="T26">&gt; </text:span><text:span text:style-name="T25">int age (21); </text:span><text:span text:style-name="T399">- Constructor initilization</text:span></text:p>
      <text:p text:style-name="P260"><text:span text:style-name="T25">-</text:span><text:span text:style-name="T26">&gt; </text:span><text:span text:style-name="T25">int age {21}; </text:span><text:span text:style-name="T399">- c++11 list initilization syntax; helps to catch an error, <text:tab/></text:span><text:span text:style-name="T223">recommended</text:span><text:span text:style-name="T399"> </text:span></text:p>
      <text:p text:style-name="P265"><text:span text:style-name="T403">-</text:span><text:span text:style-name="T404">&gt;* all variables sized for 64bits system</text:span><text:span text:style-name="T399"><text:tab/></text:span></text:p>
      <text:p text:style-name="P180"><text:span text:style-name="T15">-</text:span><text:span text:style-name="T26">&gt; </text:span><text:span text:style-name="T15">unsigned</text:span><text:span text:style-name="T14">/signed </text:span><text:span text:style-name="T15">short</text:span><text:span text:style-name="T14"> int</text:span> # at least 16 bits / <text:span text:style-name="T6">2 bytes </text:span></text:p>
      <text:p text:style-name="P180"><text:span text:style-name="T15">-</text:span><text:span text:style-name="T26">&gt; </text:span><text:span text:style-name="T15">unsigned</text:span><text:span text:style-name="T14">/signed </text:span><text:span text:style-name="T15">int</text:span><text:span text:style-name="T14"> </text:span># at least 16 bits /<text:span text:style-name="T660"> </text:span><text:span text:style-name="T6">4 bytes</text:span></text:p>
      <text:p text:style-name="P180"><text:soft-page-break/><text:span text:style-name="T15">-</text:span><text:span text:style-name="T26">&gt; </text:span><text:span text:style-name="T15">unsigned</text:span><text:span text:style-name="T14">/signed </text:span><text:span text:style-name="T15">long</text:span><text:span text:style-name="T14"> int</text:span> # at least 32 bits / <text:span text:style-name="T7">8 bytes</text:span></text:p>
      <text:p text:style-name="P261"><text:span text:style-name="T15">-</text:span><text:span text:style-name="T26">&gt; </text:span><text:span text:style-name="T15">unsigned/signed long long int </text:span><text:span text:style-name="T422"># at least 64 bits / </text:span><text:span text:style-name="T556">8 bytes</text:span></text:p>
      <text:p text:style-name="P262"><text:span text:style-name="T15">-</text:span><text:span text:style-name="T26">&gt; </text:span><text:span text:style-name="T15">float</text:span> – 7 decimal digits <text:span text:style-name="T449">/ </text:span><text:span text:style-name="T556">8 bytes</text:span></text:p>
      <text:p text:style-name="P264"><text:span text:style-name="T27">-</text:span><text:span text:style-name="T26">&gt; </text:span><text:span text:style-name="T27">double</text:span><text:span text:style-name="T569"> – 15 decimal digits </text:span><text:span text:style-name="T449">/ </text:span><text:span text:style-name="T556">8 bytes</text:span></text:p>
      <text:p text:style-name="P263"><text:span text:style-name="T15">-</text:span><text:span text:style-name="T26">&gt; </text:span><text:span text:style-name="T15">long double</text:span><text:span text:style-name="T14"> </text:span>– 19 decimal digits / <text:span text:style-name="T8">16 bytes</text:span></text:p>
      <text:p text:style-name="P179"><text:span text:style-name="T15">-</text:span><text:span text:style-name="T28">&gt; bool </text:span><text:span text:style-name="T570">– true/false / </text:span><text:span text:style-name="T8">1 byte</text:span></text:p>
      <text:p text:style-name="Preformatted_20_Text"><text:span text:style-name="T15">-</text:span><text:span text:style-name="T79">&gt; raw pointer</text:span><text:span text:style-name="T662"> – </text:span><text:span text:style-name="T8">8 bytes</text:span></text:p>
      <text:p text:style-name="Preformatted_20_Text"><text:span text:style-name="T15">-</text:span><text:span text:style-name="T79">&gt; unique_ptr</text:span><text:span text:style-name="T662"> – </text:span><text:span text:style-name="T8">8 bytes</text:span></text:p>
      <text:p text:style-name="Preformatted_20_Text"><text:span text:style-name="T15">-</text:span><text:span text:style-name="T79">&gt; shared_ptr</text:span><text:span text:style-name="T662"> – </text:span><text:span text:style-name="T8">16 bytes</text:span></text:p>
      <text:p text:style-name="Preformatted_20_Text"><text:span text:style-name="T15">-</text:span><text:span text:style-name="T79">&gt; weak_ptr</text:span><text:span text:style-name="T8"> </text:span><text:span text:style-name="T662">– </text:span><text:span text:style-name="T8">16 bytes</text:span></text:p>
      <text:p text:style-name="Preformatted_20_Text"/>
      <text:p text:style-name="P13">2) pointers:</text:p>
      <text:p text:style-name="Preformatted_20_Text"/>
      <text:p text:style-name="P121"><text:span text:style-name="T15">-</text:span><text:span text:style-name="T77">&gt; </text:span><text:span text:style-name="Source_20_Text"><text:span text:style-name="T134">type *name </text:span></text:span><text:span text:style-name="Source_20_Text"><text:span text:style-name="T135">{nullptr}</text:span></text:span><text:span text:style-name="Source_20_Text"><text:span text:style-name="T134">;</text:span></text:span><text:span text:style-name="Source_20_Text"><text:span text:style-name="T230"> </text:span></text:span><text:span text:style-name="Source_20_Text"><text:span text:style-name="T498">- </text:span></text:span><text:span text:style-name="Source_20_Text"><text:span text:style-name="T497">pointer declaration</text:span></text:span></text:p>
      <text:p text:style-name="P121"><text:span text:style-name="Source_20_Text"><text:span text:style-name="T232"><text:tab/></text:span></text:span><text:span text:style-name="Variable"><text:span text:style-name="T232">char</text:span></text:span><text:span text:style-name="Source_20_Text"><text:span text:style-name="T232"> *</text:span></text:span><text:span text:style-name="Source_20_Text"><text:span text:style-name="T255">c</text:span></text:span><text:span text:style-name="Source_20_Text"><text:span text:style-name="T232"> </text:span></text:span><text:span text:style-name="Source_20_Text"><text:span text:style-name="T231">{</text:span></text:span><text:span text:style-name="Source_20_Text"><text:span text:style-name="T286">nullptr</text:span></text:span><text:span text:style-name="Source_20_Text"><text:span text:style-name="T231">}</text:span></text:span><text:span text:style-name="Source_20_Text"><text:span text:style-name="T232">;</text:span></text:span><text:span text:style-name="Source_20_Text"><text:span text:style-name="T385"> </text:span></text:span><text:span text:style-name="Source_20_Text"><text:span text:style-name="T497">- points to nowhere</text:span></text:span></text:p>
      <text:p text:style-name="P121"><text:span text:style-name="Source_20_Text"><text:span text:style-name="T385"><text:tab/></text:span></text:span><text:span text:style-name="Source_20_Text"><text:span text:style-name="T232">int *num;</text:span></text:span><text:span text:style-name="Source_20_Text"><text:span text:style-name="T385"> - </text:span></text:span><text:span text:style-name="Source_20_Text"><text:span text:style-name="T488">uninitiliazed pointer points to ‘garbage data’</text:span></text:span></text:p>
      <text:p text:style-name="P121"><text:span text:style-name="Source_20_Text"><text:span text:style-name="T488"><text:tab/></text:span></text:span><text:span text:style-name="Variable"><text:span text:style-name="T235">double</text:span></text:span><text:span text:style-name="Source_20_Text"><text:span text:style-name="T235"> *decimals </text:span></text:span><text:span text:style-name="Source_20_Text"><text:span text:style-name="T231">{}</text:span></text:span><text:span text:style-name="Source_20_Text"><text:span text:style-name="T235">;</text:span></text:span><text:span text:style-name="Source_20_Text"><text:span text:style-name="T488"> - initialized pointer, points to 0</text:span></text:span></text:p>
      <text:p text:style-name="P122"><text:span text:style-name="Source_20_Text"><text:span text:style-name="T488"><text:tab/></text:span></text:span><text:span text:style-name="Source_20_Text"><text:span text:style-name="T234">int *num2_ptr {&amp;num2};<text:tab/></text:span></text:span><text:span text:style-name="Source_20_Text"><text:span text:style-name="T386"><text:tab/></text:span></text:span><text:span text:style-name="Source_20_Text"><text:span text:style-name="T489">// </text:span></text:span><text:span text:style-name="Source_20_Text"><text:span text:style-name="T488">pointer to num2</text:span></text:span></text:p>
      <text:p text:style-name="P121"><text:span text:style-name="Source_20_Text"><text:span text:style-name="T136">-&gt; *ptr; - pointer dereferencing</text:span></text:span></text:p>
      <text:p text:style-name="P122"><text:span text:style-name="Source_20_Text"><text:span text:style-name="T232"><text:tab/></text:span></text:span><text:span text:style-name="Source_20_Text"><text:span text:style-name="T236">(*ptr).at(0) = 5;</text:span></text:span></text:p>
      <text:p text:style-name="P122"><text:span text:style-name="Source_20_Text"><text:span text:style-name="T236"><text:tab/>ptr-&gt;at(1) = 10;</text:span></text:span></text:p>
      <text:p text:style-name="P122"><text:span text:style-name="Source_20_Text"><text:span text:style-name="T136">-</text:span></text:span><text:span text:style-name="Source_20_Text"><text:span text:style-name="T137">&gt; </text:span></text:span><text:span text:style-name="Source_20_Text"><text:span text:style-name="T138">num2_ptr = nullptr; <text:s/></text:span></text:span><text:span text:style-name="Source_20_Text"><text:span text:style-name="T489"><text:s text:c="10"/>// 'nulling out' the pointer</text:span></text:span></text:p>
      <text:p text:style-name="P121"><text:span text:style-name="Source_20_Text"><text:span text:style-name="T136">-</text:span></text:span><text:span text:style-name="Source_20_Text"><text:span text:style-name="T137">&gt; dynamic memory allocation with ‘new’ and ‘delete’</text:span></text:span></text:p>
      <text:p text:style-name="P122"><text:span text:style-name="Source_20_Text"><text:span text:style-name="T233"><text:tab/></text:span></text:span><text:span text:style-name="Source_20_Text"><text:span text:style-name="T237">int *int_ptr {nullptr};<text:tab/></text:span></text:span><text:span text:style-name="Source_20_Text"><text:span text:style-name="T387"><text:tab/></text:span></text:span></text:p>
      <text:p text:style-name="P122"><text:span text:style-name="Source_20_Text"><text:span text:style-name="T237"><text:tab/>int_ptr = </text:span></text:span><text:span text:style-name="Source_20_Text"><text:span text:style-name="T287">new</text:span></text:span><text:span text:style-name="Source_20_Text"><text:span text:style-name="T237"> int;<text:tab/></text:span></text:span><text:span text:style-name="Source_20_Text"><text:span text:style-name="T387"><text:tab/><text:tab/></text:span></text:span><text:span text:style-name="Source_20_Text"><text:span text:style-name="T490">// allocating an int on the heap</text:span></text:span></text:p>
      <text:p text:style-name="P122"><text:span text:style-name="T199"><text:tab/></text:span><text:span text:style-name="T288">delete</text:span><text:span text:style-name="T238"> int_ptr;<text:tab/></text:span><text:span text:style-name="T491"><text:tab/><text:tab/><text:tab/>// frees the allocated storage</text:span></text:p>
      <text:p text:style-name="P123"><text:span text:style-name="T139">-</text:span><text:span text:style-name="T140">&gt; </text:span><text:span text:style-name="Source_20_Text"><text:span text:style-name="T137">dynamic memory allocation </text:span></text:span><text:span text:style-name="Source_20_Text"><text:span text:style-name="T105">for an array</text:span></text:span></text:p>
      <text:p text:style-name="P123"><text:span text:style-name="Source_20_Text"><text:span text:style-name="T254"><text:tab/></text:span></text:span><text:span text:style-name="Source_20_Text"><text:span text:style-name="T256">int *array_ptr {nullptr};</text:span></text:span></text:p>
      <text:p text:style-name="P123"><text:span text:style-name="Source_20_Text"><text:span text:style-name="T389"><text:tab/></text:span></text:span><text:span text:style-name="Source_20_Text"><text:span text:style-name="T291">array_ptr = new int[size]</text:span></text:span><text:span text:style-name="Source_20_Text"><text:span text:style-name="T256">;</text:span></text:span><text:span text:style-name="Source_20_Text"><text:span text:style-name="T473"><text:tab/><text:tab/>// allocate array on the heap</text:span></text:span></text:p>
      <text:p text:style-name="P123"><text:span text:style-name="Source_20_Text"><text:span text:style-name="T383"><text:tab/></text:span></text:span><text:span text:style-name="Source_20_Text"><text:span text:style-name="T292">delete</text:span></text:span><text:span text:style-name="Source_20_Text"><text:span text:style-name="T257"> </text:span></text:span><text:span text:style-name="Source_20_Text"><text:span text:style-name="T292">[]</text:span></text:span><text:span text:style-name="Source_20_Text"><text:span text:style-name="T257"> </text:span></text:span><text:span text:style-name="Source_20_Text"><text:span text:style-name="T292">array_ptr</text:span></text:span><text:span text:style-name="Source_20_Text"><text:span text:style-name="T257">;<text:tab/></text:span></text:span><text:span text:style-name="Source_20_Text"><text:span text:style-name="T474"><text:tab/><text:tab/>// frees allocated storage</text:span></text:span></text:p>
      <text:p text:style-name="P124"><text:span text:style-name="T139">-</text:span><text:span text:style-name="T141">&gt; </text:span><text:span text:style-name="T142">const int *score_ptr {&amp;high_score};</text:span><text:span text:style-name="T388"> - </text:span><text:span text:style-name="T536">pointers to constant</text:span></text:p>
      <text:p text:style-name="P125"><text:span text:style-name="T179">-</text:span><text:span text:style-name="T180">&gt; </text:span><text:span text:style-name="T179">int *const score_ptr {&amp;high_score};</text:span><text:span text:style-name="T390"> </text:span><text:span text:style-name="T534">- </text:span><text:span text:style-name="T535">constant pointer </text:span></text:p>
      <text:p text:style-name="P122"><text:span text:style-name="T491">-</text:span><text:span text:style-name="T492">&gt; passing pointers to a function (pass-by reference)</text:span></text:p>
      <text:p text:style-name="P124"><text:span text:style-name="T492"><text:tab/></text:span><text:span text:style-name="T239">void double_data(</text:span><text:span text:style-name="T289">int *int_ptr</text:span><text:span text:style-name="T239">) {</text:span><text:span text:style-name="T289">*int_ptr</text:span><text:span text:style-name="T239"> *= 2;</text:span><text:span text:style-name="T240">}</text:span></text:p>
      <text:p text:style-name="P122"><text:span text:style-name="T491">-</text:span><text:span text:style-name="T492">&gt; return a pointer from a function</text:span></text:p>
      <text:p text:style-name="P124"><text:span text:style-name="T492"><text:tab/></text:span><text:span text:style-name="T290">int *</text:span><text:span text:style-name="T241">create_array(size_t size, int init_value = 0);</text:span></text:p>
      <text:p text:style-name="P22">-<text:span text:style-name="T663">&gt; pointers can be nested – example showing pointer to pointer to achieve 2D </text:span><text:span text:style-name="T580"><text:tab/>array</text:span></text:p>
      <text:p text:style-name="P271"><text:tab/><text:span text:style-name="T5">int **</text:span>twoDarray(const int r, const int c){</text:p>
      <text:p text:style-name="P272"><text:tab/><text:tab/><text:span text:style-name="T5">int**</text:span> arr {nullptr};</text:p>
      <text:p text:style-name="P272"><text:tab/><text:tab/>arr = <text:span text:style-name="T5">new int* [r]</text:span>;</text:p>
      <text:p text:style-name="P272"><text:tab/><text:tab/>for (int i = 0; i &lt; r; ++i)</text:p>
      <text:p text:style-name="P272"><text:tab/><text:tab/><text:tab/>arr[i] = <text:span text:style-name="T5">new int[c]</text:span>;</text:p>
      <text:p text:style-name="P272"><text:tab/><text:tab/>return arr;</text:p>
      <text:p text:style-name="P273"><text:span text:style-name="T581"><text:tab/>}</text:span></text:p>
      <text:p text:style-name="P22"/>
      <text:p text:style-name="P161">3) smart pointers:</text:p>
      <text:p text:style-name="P157"/>
      <text:p text:style-name="P157"><text:span text:style-name="T15">-&gt; include &lt;memory&gt; </text:span>- library for smart pointers</text:p>
      <text:p text:style-name="P158"><text:span text:style-name="T15">-&gt; </text:span><text:span text:style-name="T78">std::smart_pointer&lt;Some_Class&gt; ptr = ...;</text:span><text:span text:style-name="T630"> <text:s/>- </text:span><text:span text:style-name="T621">g</text:span><text:span text:style-name="T634">eneral declaration</text:span><text:tab/></text:p>
      <text:p text:style-name="P164"><text:span text:style-name="T143">-</text:span><text:span text:style-name="T144">&gt; unique pointer</text:span><text:span text:style-name="T499"> - </text:span>smart pointer with unique object ownership semantics </text:p>
      <text:p text:style-name="P157">-<text:span text:style-name="T631">&gt; </text:span><text:span text:style-name="T623">unique pointer initialization</text:span><text:span text:style-name="T631">:</text:span></text:p>
      <text:p text:style-name="P159"><text:tab/>a) list initialization: </text:p>
      <text:p text:style-name="P159"><text:span text:style-name="T635"><text:tab/><text:tab/></text:span><text:span text:style-name="T302">std::unique_ptr&lt;int&gt; p1 {new int {100} };</text:span></text:p>
      <text:p text:style-name="P173"><text:tab/><text:span text:style-name="T631">b) with construction:</text:span></text:p>
      <text:p text:style-name="P175"><text:span text:style-name="T550"><text:tab/><text:tab/></text:span><text:span text:style-name="T262">std::unique_ptr&lt;std::string&gt; s_p(new std::string("Hello, world!"))</text:span><text:span text:style-name="T381">;</text:span></text:p>
      <text:p text:style-name="P172"><text:span text:style-name="T193">-&gt; unique_ptr.get()</text:span><text:span text:style-name="T637"> - </text:span><text:span text:style-name="T631">Returns a pointer to the managed object or nullptr if no <text:tab/>object is owned. </text:span></text:p>
      <text:p text:style-name="P255"><text:tab/>std::unique_ptr&lt;std::string&gt; s_p(new std::string("Hello, world!"));</text:p>
      <text:p text:style-name="P227"><text:s text:c="4"/><text:tab/>std::string *s = s_p.get();</text:p>
      <text:p text:style-name="P156"><text:span text:style-name="T15">-</text:span><text:span text:style-name="T71">&gt; unique_ptr.reset() </text:span><text:span text:style-name="T632">- </text:span>replaces the managed object. <text:span text:style-name="T661">W</text:span><text:span text:style-name="T632">ith no parameters it <text:tab/>redirects pointer to nullptr.</text:span></text:p>
      <text:p text:style-name="P172"><text:soft-page-break/><text:span text:style-name="T193">-</text:span><text:span text:style-name="T194">&gt; std::move() </text:span><text:span text:style-name="T638">- to move ownership of unique_ptr to another object since <text:tab/>unique_ptr cannot be copied</text:span></text:p>
      <text:p text:style-name="P150"><text:tab/><text:span text:style-name="T636">std::vector&lt;std::unique_ptr&lt;int&gt;&gt; vec;</text:span></text:p>
      <text:p text:style-name="P176"><text:tab/>std::unique_ptr&lt;int&gt; ptr {new int{100}};</text:p>
      <text:p text:style-name="P174"><text:tab/><text:span text:style-name="T649">vec.push_back(ptr);</text:span><text:tab/><text:tab/><text:tab/><text:span text:style-name="T650">// Error – copy not allowed</text:span></text:p>
      <text:p text:style-name="P163"><text:tab/><text:span text:style-name="T199">vec.push_back(std::move(ptr));</text:span></text:p>
      <text:p text:style-name="P160"><text:span text:style-name="T72">-</text:span><text:span text:style-name="T73">&gt; make_unique&lt;type&gt;(value); </text:span><text:span text:style-name="T633">- </text:span>creates a unique pointer that manages a new <text:tab/>object </text:p>
      <text:p text:style-name="P160"><text:s text:c="4"/><text:tab/><text:span text:style-name="T653">a)</text:span> Use the default constructor <text:span text:style-name="T633">of class Vec3</text:span></text:p>
      <text:p text:style-name="P227"><text:s text:c="4"/><text:tab/>std::unique_ptr&lt;Vec3&gt; v1 = std::make_unique&lt;Vec3&gt;();</text:p>
      <text:p text:style-name="P156"><text:s text:c="4"/><text:tab/><text:span text:style-name="T653">b)</text:span> Use the constructor that matches these arguments</text:p>
      <text:p text:style-name="P162"><text:span text:style-name="T520"><text:s text:c="4"/><text:tab/></text:span><text:span text:style-name="T258">std::unique_ptr&lt;Vec3&gt; v2 = std::make_unique&lt;Vec3&gt;(0, 1, 2);</text:span></text:p>
      <text:p text:style-name="P156"><text:s text:c="4"/><text:tab/><text:span text:style-name="T653">c)</text:span> Create a unique_ptr to an array of 5 elements</text:p>
      <text:p text:style-name="P147"><text:span text:style-name="T479"><text:s text:c="4"/><text:tab/></text:span><text:span text:style-name="T224">std::unique_ptr&lt;Vec3[]&gt; v3 = std::make_unique&lt;Vec3[]&gt;(5);</text:span></text:p>
      <text:p text:style-name="P23">-<text:span text:style-name="T633">&gt; </text:span><text:span text:style-name="T651">Don't use </text:span><text:span text:style-name="Source_20_Text"><text:span text:style-name="T652">make_unique</text:span></text:span><text:span text:style-name="T635"> if you need </text:span><text:span text:style-name="T651">a custom deleter</text:span><text:span text:style-name="T635"> or are adopting a raw pointer from elsewhere. </text:span></text:p>
      <text:p text:style-name="P46"><text:span text:style-name="T195">-</text:span><text:span text:style-name="T196">&gt; shared pointer</text:span><text:span text:style-name="T647"> - </text:span><text:span text:style-name="T640">smart pointer with shared object ownership semantics </text:span></text:p>
      <text:p text:style-name="P22">-<text:span text:style-name="T654">&gt; </text:span><text:span text:style-name="T624">shared pointer initialization</text:span><text:span text:style-name="T654">:</text:span></text:p>
      <text:p text:style-name="P77"><text:tab/><text:span text:style-name="T635">std::s</text:span><text:span text:style-name="T639">hared</text:span><text:span text:style-name="T635">_ptr&lt;int&gt; p1 {new int {100} };</text:span></text:p>
      <text:p text:style-name="P24"><text:span text:style-name="T199"><text:tab/></text:span><text:span text:style-name="T302">std::s</text:span><text:span text:style-name="T303">hared</text:span><text:span text:style-name="T302">_ptr&lt;int&gt; p2 {p</text:span><text:span text:style-name="T303">1</text:span><text:span text:style-name="T302">};<text:tab/></text:span><text:span text:style-name="T635"><text:tab/><text:tab/><text:tab/>// </text:span><text:span text:style-name="T639">shared ownership</text:span></text:p>
      <text:p text:style-name="P68"><text:span text:style-name="T181">-</text:span><text:span text:style-name="T182">&gt; shared_ptr.use_count() </text:span><text:span text:style-name="T553">- </text:span><text:span text:style-name="T552">returns the number of </text:span><text:span text:style-name="Source_20_Text"><text:span text:style-name="T552">shared_ptr</text:span></text:span><text:span text:style-name="T552"> objects referring <text:tab/>to the same managed object </text:span></text:p>
      <text:p text:style-name="P94"><text:span text:style-name="T378"><text:tab/></text:span><text:span text:style-name="T314">std::cout &lt;&lt; "fun: sp.use_count() == " &lt;&lt; sp.use_count() &lt;&lt; '\n'; </text:span></text:p>
      <text:p text:style-name="P47"><text:span text:style-name="T74">-</text:span><text:span text:style-name="T76">&gt; make_shared&lt;type&gt;(value)</text:span><text:span text:style-name="T655"> </text:span><text:span text:style-name="T645">- </text:span><text:span text:style-name="T646">creates a new </text:span><text:span text:style-name="T648">shared</text:span><text:span text:style-name="T646"> pointer</text:span></text:p>
      <text:p text:style-name="P192"><text:span text:style-name="T397"><text:tab/></text:span><text:span text:style-name="T304">std::s</text:span><text:span text:style-name="T305">hared</text:span><text:span text:style-name="T304">_ptr&lt;int&gt; p1 = make_s</text:span><text:span text:style-name="T305">hared</text:span><text:span text:style-name="T304">&lt;int&gt;(100);</text:span><text:span text:style-name="T641"><text:tab/></text:span><text:span text:style-name="T642">// use_count 1</text:span></text:p>
      <text:p text:style-name="P192"><text:span text:style-name="T397"><text:tab/></text:span><text:span text:style-name="T304">std::s</text:span><text:span text:style-name="T305">hared</text:span><text:span text:style-name="T304">_ptr&lt;i</text:span><text:span text:style-name="T305">nt</text:span><text:span text:style-name="T304">&gt; p2 = p</text:span><text:span text:style-name="T305">2 {p1}</text:span><text:span text:style-name="T304">;<text:tab/></text:span><text:span text:style-name="T641"><text:tab/><text:tab/><text:tab/></text:span><text:span text:style-name="T642">// use_count 2</text:span></text:p>
      <text:p text:style-name="P204"><text:tab/><text:span text:style-name="T199">std::s</text:span><text:span text:style-name="T306">hared</text:span><text:span text:style-name="T199">_ptr&lt;i</text:span><text:span text:style-name="T306">nt</text:span><text:span text:style-name="T199">&gt; p</text:span><text:span text:style-name="T306">3;</text:span></text:p>
      <text:p text:style-name="P204"><text:span text:style-name="T306"><text:tab/>p3 = p1;</text:span><text:span text:style-name="T398"><text:tab/></text:span><text:span text:style-name="T656"><text:tab/><text:tab/><text:tab/><text:tab/><text:tab/><text:tab/><text:tab/>// use_count 3</text:span></text:p>
      <text:p text:style-name="P256"><text:span text:style-name="T5">-</text:span><text:span text:style-name="T12">&gt; custom deleter</text:span><text:span text:style-name="T671"> – when needed to release some additional resources or do </text:span><text:span text:style-name="T664"><text:tab/>specific closing action it’s possible to use custom deleter. However, than <text:tab/>make_unique and make_shared cannot be used.</text:span></text:p>
      <text:p text:style-name="P259"><text:span text:style-name="T566"><text:tab/></text:span><text:span text:style-name="T567">// </text:span><text:span text:style-name="T568">simple example</text:span></text:p>
      <text:p text:style-name="P257"><text:span text:style-name="T311"><text:tab/></text:span><text:span text:style-name="Source_20_Text"><text:span text:style-name="T311">std::shared_ptr&lt;int&gt; pIntPtr(new int(10), </text:span></text:span></text:p>
      <text:p text:style-name="P257"><text:span text:style-name="Source_20_Text"><text:span text:style-name="T258"><text:tab/></text:span></text:span><text:span text:style-name="Source_20_Text"><text:span text:style-name="T311"><text:tab/></text:span></text:span><text:span text:style-name="Source_20_Text"><text:span text:style-name="T258">[](int *pi) { delete pi; });</text:span></text:span><text:span text:style-name="Source_20_Text"><text:span text:style-name="T329"> // deleter </text:span></text:span></text:p>
      <text:p text:style-name="P257"><text:span text:style-name="Source_20_Text"><text:span text:style-name="T563"><text:tab/></text:span></text:span><text:span text:style-name="Source_20_Text"><text:span text:style-name="T564">// </text:span></text:span><text:span text:style-name="Source_20_Text"><text:span text:style-name="T565">example using customized function</text:span></text:span></text:p>
      <text:p text:style-name="P257"><text:span text:style-name="Source_20_Text"><text:span text:style-name="T258"><text:tab/></text:span></text:span><text:span text:style-name="Source_20_Text"><text:span text:style-name="T258">void DeleteLegacyList(LegacyList* p) {</text:span></text:span></text:p>
      <text:p text:style-name="P147"><text:span text:style-name="Source_20_Text"><text:span text:style-name="T258"><text:s text:c="4"/><text:tab/><text:tab/>p-&gt;ReleaseElements(); </text:span></text:span></text:p>
      <text:p text:style-name="P147"><text:span text:style-name="Source_20_Text"><text:span text:style-name="T258"><text:s text:c="4"/><text:tab/><text:tab/>delete p;</text:span></text:span></text:p>
      <text:p text:style-name="P147"><text:span text:style-name="Source_20_Text"><text:span text:style-name="T258"><text:tab/>}</text:span></text:span></text:p>
      <text:p text:style-name="P258"><text:span text:style-name="T311"><text:tab/></text:span><text:span text:style-name="Source_20_Text"><text:span text:style-name="T258">std::shared_ptr&lt;LegacyList&gt; ptr(new LegacyList(),</text:span></text:span></text:p>
      <text:p text:style-name="P147"><text:span text:style-name="Source_20_Text"><text:span text:style-name="T258"><text:s text:c="32"/>DeleteLegacyList);</text:span></text:span></text:p>
      <text:p text:style-name="P48"><text:span text:style-name="T74">-</text:span><text:span text:style-name="T75">&gt; weak pointer </text:span><text:span text:style-name="T657">- </text:span>weak reference to an object managed by std::shared_ptr</text:p>
      <text:p text:style-name="P95"><text:span text:style-name="T378"><text:tab/></text:span><text:span text:style-name="T314">std::weak_ptr&lt;Foo&gt; w_ptr;</text:span></text:p>
      <text:p text:style-name="P95"><text:span text:style-name="T378"><text:tab/></text:span><text:span text:style-name="T314">auto ptr = std::make_shared&lt;Foo&gt;();</text:span></text:p>
      <text:p text:style-name="P90"><text:tab/>w_ptr = ptr;</text:p>
      <text:p text:style-name="P11"/>
      <text:p text:style-name="P11"/>
      <text:p text:style-name="P11">a) climits:</text:p>
      <text:p text:style-name="P56"/>
      <text:p text:style-name="P58">-<text:span text:style-name="T572">&gt; #include &lt;climits&gt;</text:span></text:p>
      <text:p text:style-name="P56"><text:span text:style-name="T15">-&gt; INT_MIN / INT_MAX </text:span>– minimum, maximum value of variable. Other popular <text:tab/>possibilities: CHAR, SHRT, LONG)</text:p>
      <text:p text:style-name="P68"/>
      <text:p text:style-name="P68"/>
      <text:p text:style-name="P6">a) cmath:</text:p>
      <text:p text:style-name="Preformatted_20_Text"/>
      <text:p text:style-name="P57">-<text:span text:style-name="T587">&gt; #include &lt;cmath&gt;</text:span></text:p>
      <text:p text:style-name="Preformatted_20_Text"><text:span text:style-name="T103">-&gt; pow(val, pow)</text:span><text:span text:style-name="T585"> – raises to a given power</text:span></text:p>
      <text:p text:style-name="P84"><text:tab/>res += std::pow(num % 10, 2);</text:p>
      <text:p text:style-name="Preformatted_20_Text"><text:span text:style-name="T15">-</text:span><text:span text:style-name="T37">&gt; round(val)</text:span><text:span text:style-name="T587"> – rounds to t</text:span><text:span text:style-name="T528">he nearest int value</text:span></text:p>
      <text:p text:style-name="P30"><text:tab/><text:span text:style-name="T202">mean_val = round(mean_val * 100) / 100;</text:span></text:p>
      <text:p text:style-name="Preformatted_20_Text"><text:span text:style-name="T151">-&gt; log2</text:span><text:span text:style-name="T247"> </text:span><text:span text:style-name="T505">- </text:span><text:span text:style-name="T464">base 2 logarithm of the given number</text:span></text:p>
      <text:p text:style-name="P84"><text:span text:style-name="T597"><text:tab/></text:span>std::ceil(std::log2(a) - std::log2(b) -1);</text:p>
      <text:p text:style-name="Preformatted_20_Text"><text:span text:style-name="T151">-&gt; sqrt </text:span><text:span text:style-name="T506">-</text:span><text:span text:style-name="T151"> </text:span>computes square root</text:p>
      <text:p text:style-name="P81"><text:soft-page-break/><text:tab/>double cross = std::sqrt(w*w + h*h); </text:p>
      <text:p text:style-name="Preformatted_20_Text"><text:span text:style-name="T151">-&gt; ceil </text:span><text:span text:style-name="T422">- </text:span><text:span text:style-name="T448">n</text:span><text:span text:style-name="T422">earest integer not less than the given value</text:span></text:p>
      <text:p text:style-name="P81"><text:tab/>int exit_number = std::ceil(final_pos * siz / 360);</text:p>
      <text:p text:style-name="P144"><text:span text:style-name="T15">-&gt; floor </text:span><text:span text:style-name="T422">- </text:span><text:span text:style-name="T448">n</text:span><text:span text:style-name="T422">earest integer not </text:span><text:span text:style-name="T476">more</text:span><text:span text:style-name="T422"> than the given value</text:span></text:p>
      <text:p text:style-name="P83"><text:tab/>int bh = std::floor(boundary_high);</text:p>
      <text:p text:style-name="P247"><text:span text:style-name="T15">-&gt; sin</text:span><text:span text:style-name="T80">(arg)</text:span><text:span text:style-name="T15"> –</text:span><text:span text:style-name="T422"> </text:span><text:span text:style-name="T450">computes sine of an argument, </text:span><text:span text:style-name="T557">arg </text:span><text:span text:style-name="T450">- value representing angle in <text:tab/>radians. If no errors occur, the sine of </text:span><text:span text:style-name="Source_20_Text"><text:span text:style-name="T450">arg</text:span></text:span><text:span text:style-name="T450"> (sin(arg)) in the range [-1 ; <text:tab/>+1], is returned. </text:span></text:p>
      <text:p text:style-name="P247"><text:span text:style-name="T450"><text:tab/></text:span><text:span text:style-name="T216">std::sin(pi/6) <text:tab/><text:tab/><text:tab/><text:tab/><text:tab/><text:tab/><text:tab/><text:tab/></text:span><text:span text:style-name="T217"># out: 0.5</text:span></text:p>
      <text:p text:style-name="P246">-&gt; cos<text:span text:style-name="T666">(arg) </text:span><text:span text:style-name="T451">- </text:span><text:span text:style-name="T450">computes </text:span><text:span text:style-name="T451">co</text:span><text:span text:style-name="T450">sine of an argument</text:span></text:p>
      <text:p text:style-name="P248"><text:span text:style-name="T15">-&gt; tan </text:span><text:span text:style-name="T451">- </text:span><text:span text:style-name="T450">computes </text:span><text:span text:style-name="T477">tangent</text:span><text:span text:style-name="T450"> of an argument</text:span></text:p>
      <text:p text:style-name="Preformatted_20_Text"><text:span text:style-name="T15">-&gt; abs</text:span><text:span text:style-name="T48">() </text:span><text:span text:style-name="T602">- return absolute value from expression</text:span></text:p>
      <text:p text:style-name="Preformatted_20_Text"><text:tab/><text:span text:style-name="T294">std::abs(a-b);</text:span></text:p>
      <text:p text:style-name="P249"><text:span text:style-name="T15">-</text:span><text:span text:style-name="T81">&gt; acos(arg) </text:span><text:span text:style-name="T452">- c</text:span><text:span text:style-name="T453">omputes the principal value of the arc cosine of </text:span><text:span text:style-name="Source_20_Text"><text:span text:style-name="T453">arg. </text:span></text:span><text:span text:style-name="Source_20_Text"><text:span text:style-name="T452">Arg is a <text:tab/>floating point or integral type. If no errors occur, the arc cosine of arg <text:tab/>(arccos(arg)) in the range [0 , π], is returned.</text:span></text:span></text:p>
      <text:p text:style-name="P249"><text:span text:style-name="Source_20_Text"><text:span text:style-name="T452"><text:tab/></text:span></text:span><text:span text:style-name="Source_20_Text"><text:span text:style-name="T218">const double pi = std::acos(-1);<text:tab/></text:span></text:span><text:span text:style-name="Source_20_Text"><text:span text:style-name="T219"># out: PI </text:span></text:span><text:span text:style-name="Source_20_Text"><text:span text:style-name="T201">(useful trick! :))</text:span></text:span></text:p>
      <text:p text:style-name="P143"><text:span text:style-name="T15">-</text:span><text:span text:style-name="T58">&gt; min(a, b) </text:span><text:span text:style-name="T610">– return min of two </text:span><text:span text:style-name="T322">int</text:span><text:span text:style-name="T628"> </text:span><text:span text:style-name="T610">values</text:span></text:p>
      <text:p text:style-name="P133"><text:span text:style-name="T14"><text:tab/></text:span><text:span text:style-name="T297">std::min(5, 10) <text:tab/><text:tab/><text:tab/><text:tab/><text:tab/><text:tab/><text:tab/><text:tab/># out: 5</text:span></text:p>
      <text:p text:style-name="P143"><text:span text:style-name="T15">-</text:span><text:span text:style-name="T58">&gt; </text:span><text:span text:style-name="T104">max</text:span><text:span text:style-name="T58">(a, b) </text:span><text:span text:style-name="T610">– return min of two </text:span><text:span text:style-name="T322">int</text:span><text:span text:style-name="T628"> </text:span><text:span text:style-name="T610">values</text:span></text:p>
      <text:p text:style-name="P133"><text:span text:style-name="T15"><text:tab/></text:span><text:span text:style-name="T297">std::min(5, 10) <text:tab/><text:tab/><text:tab/><text:tab/><text:tab/><text:tab/><text:tab/><text:tab/># out: </text:span><text:span text:style-name="T300">10</text:span></text:p>
      <text:p text:style-name="Preformatted_20_Text"><text:span text:style-name="T15">-</text:span><text:span text:style-name="T58">&gt; fmin(a, b) </text:span><text:span text:style-name="T610">– return min of two </text:span><text:span text:style-name="T628">floating </text:span><text:span text:style-name="T610">values</text:span></text:p>
      <text:p text:style-name="Preformatted_20_Text"><text:tab/><text:span text:style-name="T297">std::fmin(5.</text:span><text:span text:style-name="T300">2</text:span><text:span text:style-name="T297">, 10.</text:span><text:span text:style-name="T300">5</text:span><text:span text:style-name="T297">) <text:tab/><text:tab/><text:tab/><text:tab/><text:tab/><text:tab/><text:tab/># out: 5.</text:span><text:span text:style-name="T300">2</text:span></text:p>
      <text:p text:style-name="P142"><text:span text:style-name="T15">-</text:span><text:span text:style-name="T58">&gt; fmax(a, b)</text:span><text:span text:style-name="T610"> – return max of two </text:span><text:span text:style-name="T628">floating </text:span><text:span text:style-name="T610">values</text:span></text:p>
      <text:p text:style-name="Preformatted_20_Text"><text:tab/><text:span text:style-name="T297">std::fmax(5.</text:span><text:span text:style-name="T300">2</text:span><text:span text:style-name="T297">, 10.</text:span><text:span text:style-name="T300">5</text:span><text:span text:style-name="T297">)<text:tab/><text:tab/><text:tab/><text:tab/><text:tab/><text:tab/><text:tab/># out: 10.</text:span><text:span text:style-name="T300">5</text:span></text:p>
      <text:p text:style-name="Preformatted_20_Text"/>
      <text:p text:style-name="Preformatted_20_Text"/>
      <text:p text:style-name="Preformatted_20_Text"/>
      <text:p text:style-name="P6">b) iostream:</text:p>
      <text:p text:style-name="P69"/>
      <text:p text:style-name="P60">-<text:span text:style-name="T582">&gt; #include &lt;iostream&gt;</text:span></text:p>
      <text:p text:style-name="Preformatted_20_Text"><text:span text:style-name="T15">-</text:span><text:span text:style-name="T24">&gt;</text:span><text:span text:style-name="T15"> cout</text:span> – <text:span text:style-name="T2">print output to the console</text:span></text:p>
      <text:p text:style-name="Preformatted_20_Text"><text:span text:style-name="T15">-</text:span><text:span text:style-name="T24">&gt;</text:span><text:span text:style-name="T15"> cin </text:span>– <text:span text:style-name="T2">take input from the keyboard</text:span></text:p>
      <text:p text:style-name="Preformatted_20_Text"><text:span text:style-name="T15">-</text:span><text:span text:style-name="T23">&gt; endl </text:span><text:span text:style-name="T379">– insert “\n”</text:span></text:p>
      <text:p text:style-name="Preformatted_20_Text"><text:span text:style-name="T83">-</text:span><text:span text:style-name="T98">&gt; getchar()</text:span><text:span text:style-name="T13"> </text:span><text:span text:style-name="T626">- to get only a one char input from a user</text:span></text:p>
      <text:p text:style-name="Preformatted_20_Text"><text:tab/><text:span text:style-name="T299">char c = getchar();</text:span></text:p>
      <text:p text:style-name="Preformatted_20_Text"/>
      <text:p text:style-name="P12">c) iomanip:</text:p>
      <text:p text:style-name="P184"><text:span text:style-name="T15">-</text:span><text:span text:style-name="T32">&gt; </text:span><text:span text:style-name="T15">std::boolalpha</text:span> # will display true/false</text:p>
      <text:p text:style-name="P184"><text:span text:style-name="T15">-</text:span><text:span text:style-name="T32">&gt; </text:span><text:span text:style-name="T15">std::noboolalpha</text:span><text:span text:style-name="T3"> </text:span># will display 1/0</text:p>
      <text:p text:style-name="P184"><text:span text:style-name="T15">-</text:span><text:span text:style-name="T61">&gt; std::showpos </text:span><text:span text:style-name="T613"># show plus with positive numbers</text:span></text:p>
      <text:p text:style-name="P127"><text:span text:style-name="T15">-</text:span><text:span text:style-name="T60">&gt; </text:span><text:span text:style-name="T168">std::resetiosflags</text:span><text:span text:style-name="T169">()</text:span><text:span text:style-name="T391"> </text:span><text:span text:style-name="T548">#</text:span><text:span text:style-name="T392"> </text:span><text:span text:style-name="T537">reset to default</text:span></text:p>
      <text:p text:style-name="P93"><text:span text:style-name="T362"><text:tab/></text:span><text:span text:style-name="T363">std::cout.</text:span><text:span text:style-name="T365">resetiosflags</text:span><text:span text:style-name="T363">(std::ios::</text:span><text:span text:style-name="T364">boolalpha</text:span><text:span text:style-name="T363">);</text:span></text:p>
      <text:p text:style-name="P130"><text:span text:style-name="T170">-</text:span><text:span text:style-name="T169">&gt; std::cout.setf()</text:span><text:span text:style-name="T538"> # set format flags</text:span></text:p>
      <text:p text:style-name="P128"><text:span text:style-name="T537"><text:tab/></text:span><text:span text:style-name="T264">std::cout.setf(std::ios::showpos);</text:span></text:p>
      <text:p text:style-name="P129"><text:span text:style-name="T170">-</text:span><text:span text:style-name="T169">&gt; std::cout.</text:span><text:span text:style-name="T171">un</text:span><text:span text:style-name="T169">setf()</text:span><text:span text:style-name="T538"> # </text:span><text:span text:style-name="T541">un</text:span><text:span text:style-name="T538">set format flags</text:span></text:p>
      <text:p text:style-name="P98"><text:span text:style-name="T367"><text:tab/></text:span><text:span text:style-name="T374">std::cout.unsetf(std::ios::scientific | std::ios::fixed);</text:span></text:p>
      <text:p text:style-name="Preformatted_20_Text"><text:span text:style-name="T15">-</text:span><text:span text:style-name="T61">&gt; std::dec, std::hex, std::oct </text:span><text:span text:style-name="T613">– displaying using different basis</text:span></text:p>
      <text:p text:style-name="P131"><text:tab/><text:span text:style-name="T264">std::cout &lt;&lt; std::hex &lt;&lt; num &lt;&lt; std::endl;</text:span></text:p>
      <text:p text:style-name="P134"><text:span text:style-name="T15">-</text:span><text:span text:style-name="T62">&gt; std::setprecision()</text:span><text:span text:style-name="T614"> # </text:span><text:span text:style-name="T539">number of digits displayed, </text:span><text:span text:style-name="T540">default </text:span><text:span text:style-name="T539">6 </text:span><text:span text:style-name="T540">for floats</text:span></text:p>
      <text:p text:style-name="P134"><text:span text:style-name="T172">-&gt; std::fixed </text:span><text:span text:style-name="T540">#</text:span><text:span text:style-name="T547"> fixed to a specific number o</text:span><text:span text:style-name="T546">f digits after the decimal point</text:span></text:p>
      <text:p text:style-name="P266"><text:tab/><text:span text:style-name="T200">float f = 123.123756789101112131415;</text:span></text:p>
      <text:p text:style-name="P268"><text:tab/><text:span text:style-name="T199">std::cout &lt;&lt; "Float f without modification: " &lt;&lt; f &lt;&lt; std::endl;</text:span> </text:p>
      <text:p text:style-name="P268"><text:tab/><text:tab/>// out: 123.124</text:p>
      <text:p text:style-name="P267"><text:tab/><text:span text:style-name="T199">std::cout &lt;&lt; </text:span><text:span text:style-name="T200">std::setprecision(8)</text:span><text:span text:style-name="T199">;</text:span></text:p>
      <text:p text:style-name="P268"><text:tab/><text:span text:style-name="T199">std::cout &lt;&lt; "Float f after setting precision: " &lt;&lt; f &lt;&lt; std::endl;</text:span> </text:p>
      <text:p text:style-name="P268"><text:tab/><text:tab/>// out: 123.12376</text:p>
      <text:p text:style-name="P274"><text:tab/>std::cout &lt;&lt; <text:span text:style-name="T5">std::fixed</text:span>;</text:p>
      <text:p text:style-name="P275"><text:tab/>std::cout &lt;&lt; "Float f after fixing: " &lt;&lt; f &lt;&lt; std::endl; </text:p>
      <text:p text:style-name="P269"><text:span text:style-name="T581"><text:tab/><text:tab/>// out: 123.12375641</text:span></text:p>
      <text:p text:style-name="P244"/>
      <text:p text:style-name="P15">c) files I/O:</text:p>
      <text:p text:style-name="P135"><text:soft-page-break/><text:span text:style-name="T15">-&gt; #include &lt;fstream&gt;</text:span> - <text:span text:style-name="T542">provides definitions for formatted input and output <text:tab/>from/to </text:span><text:span text:style-name="T549">files</text:span><text:span text:style-name="T542"> streams</text:span></text:p>
      <text:p text:style-name="P136"><text:span text:style-name="T542"><text:tab/></text:span><text:span text:style-name="T271">std::fstream </text:span><text:span text:style-name="T272">out</text:span><text:span text:style-name="T271">_file {“myfile.txt”, std::ios::</text:span><text:span text:style-name="T272">out</text:span><text:span text:style-name="T271">};</text:span></text:p>
      <text:p text:style-name="P137"><text:span text:style-name="T15">-</text:span><text:span text:style-name="T63">&gt; #include &lt;ifstream&gt; </text:span><text:span text:style-name="T615">- i</text:span>nput stream class to operate on files.</text:p>
      <text:p text:style-name="P137"><text:tab/><text:span text:style-name="T271">std::ifstream in_file {“myfile.txt”, std::ios::in};</text:span><text:line-break/><text:span text:style-name="T15">-</text:span><text:span text:style-name="T63">&gt; </text:span><text:span text:style-name="T64">#</text:span><text:span text:style-name="T63">include &lt;ofstream&gt; </text:span><text:span text:style-name="T615">- </text:span><text:span text:style-name="T323">output</text:span><text:span text:style-name="T615"> stream class to operate on files.</text:span></text:p>
      <text:p text:style-name="P139"><text:tab/><text:span text:style-name="T271">std::</text:span><text:span text:style-name="T272">o</text:span><text:span text:style-name="T271">fstream </text:span><text:span text:style-name="T272">out</text:span><text:span text:style-name="T271">_file {“myfile.txt”};</text:span><text:span text:style-name="T394"> </text:span></text:p>
      <text:p text:style-name="P137"><text:span text:style-name="T15">-</text:span><text:span text:style-name="T64">&gt; file.open() </text:span><text:span text:style-name="T616">- open a file</text:span></text:p>
      <text:p text:style-name="P137"><text:tab/><text:span text:style-name="T269">std::ifstream in_file; in_file.open(“</text:span><text:span text:style-name="T270">test.txt</text:span><text:span text:style-name="T269">”);</text:span></text:p>
      <text:p text:style-name="Preformatted_20_Text">-<text:span text:style-name="T617">&gt; </text:span><text:span text:style-name="T622">check if file was opened successfully</text:span><text:span text:style-name="T617">:</text:span></text:p>
      <text:p text:style-name="Preformatted_20_Text"><text:tab/><text:span text:style-name="T617">a) </text:span><text:span text:style-name="T298">if (file.is_open()){...;}</text:span></text:p>
      <text:p text:style-name="Preformatted_20_Text"><text:tab/><text:span text:style-name="T617">b) </text:span><text:span text:style-name="T298">if (file){...;}</text:span></text:p>
      <text:p text:style-name="Preformatted_20_Text"><text:span text:style-name="T15">-</text:span><text:span text:style-name="T65">&gt; file.close(</text:span><text:span text:style-name="T618">) - close a file</text:span></text:p>
      <text:p text:style-name="Preformatted_20_Text"><text:span text:style-name="T15">-</text:span><text:span text:style-name="T66">&gt; std::getline(file, line)</text:span><text:span text:style-name="T619"> – read a line at each time</text:span></text:p>
      <text:p text:style-name="P138"><text:tab/><text:span text:style-name="T265">while </text:span><text:span text:style-name="T281">(std::getline(in_file, line))</text:span><text:span text:style-name="T265"> </text:span><text:span text:style-name="T266">{std::cout &lt;&lt; line &lt;&lt; std::endl;}</text:span></text:p>
      <text:p text:style-name="P138"><text:span text:style-name="T173">-&gt; file.get(c) </text:span><text:span text:style-name="T395">– </text:span><text:span text:style-name="T543">reading a character at each time</text:span></text:p>
      <text:p text:style-name="P52"><text:span text:style-name="T368"><text:tab/></text:span><text:span text:style-name="T280">char c; w</text:span><text:span text:style-name="T265">hile </text:span><text:span text:style-name="T281">(in_file.</text:span><text:span text:style-name="T282">get(c)</text:span><text:span text:style-name="T281">)</text:span><text:span text:style-name="T265"> </text:span><text:span text:style-name="T266">{std::cout &lt;&lt; </text:span><text:span text:style-name="T277">c</text:span><text:span text:style-name="T266"> &lt;&lt; std::endl;}</text:span></text:p>
      <text:p text:style-name="Preformatted_20_Text"><text:span text:style-name="T15">-</text:span><text:span text:style-name="T67">&gt; &lt;&lt;</text:span><text:span text:style-name="T620"> - write to file using insertion operator</text:span></text:p>
      <text:p text:style-name="P139"><text:tab/><text:span text:style-name="T283">out_file &lt;&lt; line</text:span><text:span text:style-name="T267"> </text:span><text:span text:style-name="T283">&lt;&lt; std::endl</text:span><text:span text:style-name="T267">;</text:span></text:p>
      <text:p text:style-name="P139"><text:span text:style-name="T174">-</text:span><text:span text:style-name="T175">&gt; std::ostream::put(c)</text:span><text:span text:style-name="T396"> </text:span><text:span text:style-name="T544">- inserts character </text:span><text:span text:style-name="Variable"><text:span text:style-name="T544">c</text:span></text:span><text:span text:style-name="T544"> into the stream.;</text:span></text:p>
      <text:p text:style-name="P139"><text:span text:style-name="T396"><text:tab/></text:span><text:span text:style-name="T393"> <text:s text:c="3"/></text:span><text:span text:style-name="T283">char c; while (in_file.get(c)) </text:span><text:span text:style-name="T268">out_file.put(c);</text:span></text:p>
      <text:p text:style-name="P53"><text:span text:style-name="T174">-</text:span><text:span text:style-name="T176">&gt; file.bad()</text:span><text:span text:style-name="T370"> - checking if insertion to stream failed for any reasons</text:span></text:p>
      <text:p text:style-name="P53"><text:span text:style-name="T370"><text:tab/></text:span><text:span text:style-name="T274">if (file.bad()) std::cerr &lt;&lt; “Failed to write to the file.” &lt;&lt; std::endl;</text:span></text:p>
      <text:p text:style-name="P53"><text:span text:style-name="T369">-</text:span><text:span text:style-name="T371">&gt; using </text:span><text:span text:style-name="T375">raw string literals</text:span><text:span text:style-name="T371"> for escaping backslashes</text:span></text:p>
      <text:p text:style-name="P44"><text:tab/>// Open the file 'c:\\folder\\foo.txt' on Windows.</text:p>
      <text:p text:style-name="P53"><text:span text:style-name="T371"><text:tab/></text:span><text:span text:style-name="T273">std::ifstream ifs(R"(c:\\folder\\foo.txt)"); </text:span><text:span text:style-name="T371">// using raw literal</text:span></text:p>
      <text:p text:style-name="P53"><text:span text:style-name="T174">-</text:span><text:span text:style-name="T177">&gt; file.read()</text:span><text:span text:style-name="T372"> - read a fixed number of characters</text:span></text:p>
      <text:p text:style-name="P53"><text:span text:style-name="T372"><text:tab/></text:span><text:span text:style-name="T275">std::ifstream </text:span><text:span text:style-name="T278">file</text:span><text:span text:style-name="T275">("foo.txt"); char str[4]; file.read(str, 4);</text:span></text:p>
      <text:p text:style-name="P54"><text:span text:style-name="T174">-</text:span><text:span text:style-name="T167">&gt; file.fail()</text:span><text:span text:style-name="T366"> - check whether the reading operation failed</text:span></text:p>
      <text:p text:style-name="P54"><text:span text:style-name="T366"><text:tab/></text:span><text:span text:style-name="T263">in_file.read(str, 4); </text:span><text:span text:style-name="T366">// This operation might fail for any reason.</text:span></text:p>
      <text:p text:style-name="P54"><text:span text:style-name="T366"><text:tab/></text:span><text:span text:style-name="T263">if (in_file.fail()) </text:span><text:span text:style-name="T366">// Failed to read!</text:span></text:p>
      <text:p text:style-name="P53"><text:span text:style-name="T174">-</text:span><text:span text:style-name="T178">&gt; std::flush </text:span><text:span text:style-name="T373">– to flush the stream (eg. save stream to file directly)</text:span></text:p>
      <text:p text:style-name="P139"><text:span text:style-name="T545"><text:tab/></text:span><text:span text:style-name="T279">output_file</text:span><text:span text:style-name="T276"> &lt;&lt; "Hello World!" &lt;&lt; std::flush;</text:span></text:p>
      <text:p text:style-name="P40"/>
      <text:p text:style-name="P45">c) string streams</text:p>
      <text:p text:style-name="P203"><text:span text:style-name="T15">-&gt; #include &lt;sstream&gt;</text:span> - Header providing string stream classes</text:p>
      <text:p text:style-name="P40"><text:span text:style-name="T15">-&gt; istringstream </text:span>- Input string stream</text:p>
      <text:p text:style-name="P41"><text:tab/><text:span text:style-name="T199">std::string info {"Moe 100 1234.5"}; std::istringstream iss {info};</text:span></text:p>
      <text:p text:style-name="P40"><text:span text:style-name="T15">-&gt; ostringstream </text:span>- Output string stream</text:p>
      <text:p text:style-name="P41"><text:tab/><text:span text:style-name="T199">std::ostringstream oss {};</text:span> </text:p>
      <text:p text:style-name="P41"><text:tab/><text:span text:style-name="T199">oss &lt;&lt; std::setw(10) &lt;&lt; std::left &lt;&lt; name &lt;&lt; std::endl;</text:span></text:p>
      <text:p text:style-name="P41"><text:span text:style-name="T15">-&gt; instance.str()</text:span> - to print ostringstream</text:p>
      <text:p text:style-name="P41"><text:tab/><text:span text:style-name="T199">std::cout &lt;&lt; oss.str() &lt;&lt; std::endl;</text:span></text:p>
      <text:p text:style-name="P42">-&gt; <text:span text:style-name="T621">discard the input buffer</text:span></text:p>
      <text:p text:style-name="P42"><text:tab/><text:span text:style-name="T199">#include &lt;limits&gt;</text:span></text:p>
      <text:p text:style-name="P42"><text:tab/><text:span text:style-name="T199">std::cin.ignore(std::numeric_limits&lt;std::streamsize&gt;::max(),'\n');</text:span></text:p>
      <text:p text:style-name="P43"><text:span text:style-name="T15">-&gt; stringstream</text:span> - Input/Output string stream </text:p>
      <text:p text:style-name="P40"><text:span text:style-name="T15">-</text:span><text:span text:style-name="T68">&gt; std::ostream_iterator </text:span><text:span text:style-name="T625">- allows to print contents of an STL container to any <text:tab/>output stream without explicit loops. </text:span>The second argument of <text:tab/>std::ostream_iterator constructor sets the delimiter.</text:p>
      <text:p text:style-name="P89"><text:tab/>std::vector&lt;int&gt; v = {1,2,3,4};</text:p>
      <text:p text:style-name="P89"><text:tab/>std::copy(v.begin(), v.end(), std::ostream_iterator&lt;int&gt;(std::cout, " ! <text:tab/><text:tab/>"));</text:p>
      <text:p text:style-name="P40"/>
      <text:p text:style-name="P6">c) cctype:</text:p>
      <text:p text:style-name="P6"/>
      <text:p text:style-name="P57">-<text:span text:style-name="T593">&gt; #include &lt;cctype&gt;</text:span></text:p>
      <text:p text:style-name="P63">-&gt; isalnum <text:span text:style-name="T422">- </text:span><text:span text:style-name="T445">c</text:span><text:span text:style-name="T483">hecks if character is alphanumeric</text:span></text:p>
      <text:p text:style-name="Preformatted_20_Text"><text:span text:style-name="T15">-&gt; isalpha </text:span><text:span text:style-name="T422">- </text:span><text:span text:style-name="T442">ch</text:span><text:span text:style-name="T486">ecks whether </text:span><text:span text:style-name="T533">c</text:span><text:span text:style-name="T486"> is an alphabetic letter</text:span></text:p>
      <text:p text:style-name="P80"><text:tab/>std::isalpha(str[i]))</text:p>
      <text:p text:style-name="P66">-&gt; isdigit –<text:span text:style-name="T422"> </text:span><text:span text:style-name="T431">checking if char is a digit, return bool</text:span></text:p>
      <text:p text:style-name="P57"><text:span text:style-name="T329">-&gt; islower –</text:span><text:span text:style-name="T479"> </text:span><text:span text:style-name="T487">checking if</text:span><text:span text:style-name="T429"> char is lowercase, return bool</text:span></text:p>
      <text:p text:style-name="P63">-&gt; ispunct <text:span text:style-name="T422">- </text:span><text:span text:style-name="T445">c</text:span><text:span text:style-name="T483">heck if character is a punctuation character</text:span></text:p>
      <text:p text:style-name="P107"><text:span text:style-name="T15">-&gt; isspace </text:span><text:span text:style-name="T422">-</text:span><text:span text:style-name="T15"> </text:span><text:span text:style-name="T429">checking if char is </text:span><text:span text:style-name="T471">a white-space</text:span><text:span text:style-name="T429">, return bool</text:span></text:p>
      <text:p text:style-name="P63"><text:soft-page-break/>-&gt; isupper <text:span text:style-name="T422">- </text:span><text:span text:style-name="T445">c</text:span><text:span text:style-name="T479">heck</text:span><text:span text:style-name="T483">s</text:span><text:span text:style-name="T479"> if character is uppercase letter</text:span></text:p>
      <text:p text:style-name="P57">-&gt; tolower –<text:span text:style-name="T422"> </text:span><text:span text:style-name="T428">converts given char to lowercase</text:span></text:p>
      <text:p text:style-name="P57"><text:span text:style-name="T428"><text:tab/></text:span><text:span text:style-name="T209">std::tolower(‘A’)<text:tab/></text:span><text:span text:style-name="T428"><text:tab/><text:tab/><text:tab/><text:tab/><text:tab/><text:tab/><text:tab/># out: ‘a’</text:span></text:p>
      <text:p text:style-name="P111"><text:span text:style-name="T15">-&gt; toupper </text:span><text:span text:style-name="T422">- </text:span><text:span text:style-name="T428">converts given char to </text:span><text:span text:style-name="T468">uppercase</text:span></text:p>
      <text:p text:style-name="Preformatted_20_Text"/>
      <text:p text:style-name="P6">d) string:</text:p>
      <text:p text:style-name="Preformatted_20_Text"/>
      <text:p text:style-name="P57">-<text:span text:style-name="T600">&gt; #include &lt;string&gt;</text:span></text:p>
      <text:p text:style-name="Preformatted_20_Text"><text:span text:style-name="T15">-</text:span><text:span text:style-name="T56">&gt; std::string s1 {s2};</text:span><text:span text:style-name="T600"><text:tab/>- creating string s1 as a copy of s2</text:span></text:p>
      <text:p text:style-name="P118"><text:span text:style-name="T57">-</text:span><text:span text:style-name="T56">&gt; std::string s1 {s2, </text:span><text:span text:style-name="T57">3</text:span><text:span text:style-name="T56">}; </text:span><text:span text:style-name="T600">- </text:span><text:span text:style-name="T604">s1 = s2[0:3]</text:span></text:p>
      <text:p text:style-name="P49"><text:span text:style-name="T124">-</text:span><text:span text:style-name="T125">&gt; std::string s1 {s2, </text:span><text:span text:style-name="T126">1, 2</text:span><text:span text:style-name="T125">};</text:span><text:span text:style-name="T335"> - </text:span><text:span text:style-name="T334">s1 = s2[</text:span><text:span text:style-name="T336">1</text:span><text:span text:style-name="T334">:3]</text:span></text:p>
      <text:p text:style-name="Preformatted_20_Text"><text:span text:style-name="T15">-</text:span><text:span text:style-name="T56">&gt; std::string s1 = s2.substr(3, 2);</text:span><text:span text:style-name="T600"> - creating string as substring of s2</text:span></text:p>
      <text:p text:style-name="P115">-<text:span text:style-name="T15">&gt; at</text:span><text:span text:style-name="T49">() </text:span><text:span text:style-name="T441">- accesses the specified character with bounds checking </text:span></text:p>
      <text:p text:style-name="Preformatted_20_Text"><text:span text:style-name="T15">-&gt; front</text:span><text:span text:style-name="T49">() </text:span><text:span text:style-name="T441">- accesses the first character </text:span></text:p>
      <text:p text:style-name="Preformatted_20_Text"><text:span text:style-name="T15">-&gt; back() </text:span><text:span text:style-name="T554">- </text:span><text:span text:style-name="T421">accesses the </text:span><text:span text:style-name="T532">last</text:span><text:span text:style-name="T421"> character </text:span></text:p>
      <text:p text:style-name="P57">-&gt; empty<text:span text:style-name="T603">() </text:span><text:span text:style-name="T436">- check whether string is empty, return true or false</text:span></text:p>
      <text:p text:style-name="P57">-&gt; length/size<text:span text:style-name="T600">() </text:span><text:span text:style-name="T432">- return size of string</text:span></text:p>
      <text:p text:style-name="P62">-&gt; clear<text:span text:style-name="T601">()</text:span> –<text:span text:style-name="T432"> </text:span><text:span text:style-name="T434">removes content of string object</text:span></text:p>
      <text:p text:style-name="Preformatted_20_Text"><text:span text:style-name="T15">-</text:span><text:span text:style-name="T46">&gt; assign</text:span><text:span text:style-name="T47">()</text:span><text:span text:style-name="T46"> </text:span><text:span text:style-name="T433">- assign characters to a string</text:span></text:p>
      <text:p text:style-name="Preformatted_20_Text"><text:span text:style-name="T433"><text:tab/></text:span><text:span text:style-name="T212">s.assign(4, '=');<text:tab/></text:span><text:span text:style-name="T433"><text:tab/><text:tab/><text:tab/><text:tab/><text:tab/><text:tab/># out: “====”</text:span></text:p>
      <text:p text:style-name="Preformatted_20_Text"><text:span text:style-name="T433"><text:tab/></text:span><text:span text:style-name="T212">std::string const c("Exemplary");</text:span></text:p>
      <text:p text:style-name="Preformatted_20_Text"><text:span text:style-name="T433"><text:tab/></text:span><text:span text:style-name="T212">s.assign(c, 0, c.length()-1);<text:tab/></text:span><text:span text:style-name="T433"><text:tab/><text:tab/><text:tab/><text:tab/># out: "Exemplar"</text:span></text:p>
      <text:p text:style-name="Preformatted_20_Text"><text:span text:style-name="T15">-&gt; insert </text:span><text:span text:style-name="T422">- inserts characters</text:span></text:p>
      <text:p text:style-name="Preformatted_20_Text"><text:span text:style-name="T422"><text:tab/></text:span><text:span text:style-name="T203">s.insert(6, "a");</text:span></text:p>
      <text:p text:style-name="P61">-&gt; erase<text:span text:style-name="T333">(size_t pos = 0, size_t len = npos) </text:span><text:span text:style-name="T482">- </text:span><text:span text:style-name="T479">Erases part of the string, <text:tab/>reducing its length.</text:span></text:p>
      <text:p text:style-name="P61"><text:span text:style-name="T224"><text:tab/></text:span><text:span text:style-name="Source_20_Text"><text:span text:style-name="T224">str.erase (10,8);</text:span></text:span></text:p>
      <text:p text:style-name="P61"><text:span text:style-name="Source_20_Text"><text:span text:style-name="T224"><text:tab/>str.erase (str.begin()+5, str.end()-9);</text:span></text:span></text:p>
      <text:p text:style-name="Preformatted_20_Text"><text:span text:style-name="T15">-&gt; push_back –</text:span><text:span text:style-name="T422"> </text:span><text:span text:style-name="T437">append </text:span><text:span text:style-name="T469">character</text:span><text:span text:style-name="T437"> to </text:span><text:span text:style-name="T438">the end of</text:span><text:span text:style-name="T437"> string</text:span></text:p>
      <text:p text:style-name="Preformatted_20_Text"><text:span text:style-name="T15">-&gt; pop_back() </text:span><text:span text:style-name="T422">- removes the last character, </text:span><text:span text:style-name="T444">return none value</text:span><text:span text:style-name="T422"> </text:span></text:p>
      <text:p text:style-name="Preformatted_20_Text"><text:span text:style-name="T15">-&gt; append</text:span><text:span text:style-name="T51">(str) </text:span><text:span text:style-name="T440">-</text:span><text:span text:style-name="T511"> appends characters to the end</text:span></text:p>
      <text:p text:style-name="P233"><text:tab/>str.append("-inator ");</text:p>
      <text:p text:style-name="P114"><text:span text:style-name="T15">-&gt; replace</text:span><text:span text:style-name="T53">(size_type pos, size_type count, const basic_string&amp; str)</text:span><text:span text:style-name="T15"> </text:span><text:span text:style-name="T422">- replaces <text:tab/>specified portion of a string</text:span></text:p>
      <text:p text:style-name="P92"><text:tab/>str.replace(10, 5, "red");</text:p>
      <text:p text:style-name="P105"><text:span text:style-name="T15">-&gt; substr</text:span><text:span text:style-name="T41">(</text:span><text:span text:style-name="T120">size_t pos = 0, size_t len = npos)</text:span><text:span text:style-name="T14"> </text:span>- <text:span text:style-name="T329">Returns a newly constructed <text:tab/></text:span><text:span text:style-name="Example"><text:span text:style-name="T329">string</text:span></text:span><text:span text:style-name="T329"> object with its value initialized to a copy of a substring of this <text:tab/>object. The substring is the portion of the object that starts at <text:tab/>character position </text:span><text:span text:style-name="Variable"><text:span text:style-name="T329">pos</text:span></text:span><text:span text:style-name="T329"> and spans </text:span><text:span text:style-name="Variable"><text:span text:style-name="T329">len</text:span></text:span><text:span text:style-name="T329"> characters (or until the end of the <text:tab/>string, whichever comes first).</text:span></text:p>
      <text:p text:style-name="P105"><text:span text:style-name="T258"><text:tab/></text:span><text:span text:style-name="Source_20_Text"><text:span text:style-name="T260">std::string str=</text:span></text:span><text:span text:style-name="User_20_Entry"><text:span text:style-name="T260">"We think in generalities, but we live in details."</text:span></text:span><text:span text:style-name="Source_20_Text"><text:span text:style-name="T260">;</text:span></text:span></text:p>
      <text:p text:style-name="P105"><text:span text:style-name="Source_20_Text"><text:span text:style-name="T260"><text:tab/>std::string str2 = str.substr (3,5); <text:s text:c="4"/><text:tab/><text:tab/><text:tab/></text:span></text:span><text:span text:style-name="Source_20_Text"><text:span text:style-name="T524"># out:</text:span></text:span><text:span text:style-name="Citation"><text:span text:style-name="T525"> "think"</text:span></text:span></text:p>
      <text:p text:style-name="P105"><text:span text:style-name="T15">-&gt; find</text:span><text:span text:style-name="T41">(substr)</text:span><text:span text:style-name="T15"> </text:span>- <text:span text:style-name="T329">Searches the string for the first occurrence of the sequence <text:tab/>specified by </text:span><text:span text:style-name="T331">i</text:span><text:span text:style-name="T329">ts arguments, </text:span><text:span text:style-name="T332">return size_t or std::string::npos</text:span></text:p>
      <text:p text:style-name="P105"><text:span text:style-name="T332"><text:tab/></text:span><text:span text:style-name="Source_20_Text"><text:span text:style-name="T259">std::size_t found = str.find(str2);</text:span></text:span></text:p>
      <text:p text:style-name="P105"><text:span text:style-name="T15">-</text:span><text:span text:style-name="T52">&gt; find_last_of() </text:span><text:span text:style-name="T443">- finds the last character equal to one of characters in the <text:tab/>given character sequence</text:span><text:span text:style-name="T460">.</text:span></text:p>
      <text:p text:style-name="P79"><text:tab/>link.find_last_of("/");</text:p>
      <text:p text:style-name="P105"><text:span text:style-name="T15">-&gt; rfind </text:span><text:span text:style-name="T479">- </text:span><text:span text:style-name="T466">f</text:span><text:span text:style-name="T479">ind last occurrence of content in string.</text:span></text:p>
      <text:p text:style-name="P106"><text:span text:style-name="T15">-&gt; std::string::npos </text:span><text:span text:style-name="T422">- </text:span><text:span text:style-name="T467">m</text:span><text:span text:style-name="T479">aximum value for size_t.</text:span></text:p>
      <text:p text:style-name="P57">-&gt; stoi –<text:span text:style-name="T422"> </text:span><text:span text:style-name="T435">converts string to integer</text:span></text:p>
      <text:p text:style-name="P57"><text:span text:style-name="T213"><text:tab/>std::stoi(“123”);<text:tab/></text:span><text:span text:style-name="T435"><text:tab/><text:tab/><text:tab/><text:tab/><text:tab/><text:tab/># out: 123</text:span></text:p>
      <text:p text:style-name="P250"><text:span text:style-name="T15">-&gt; stol –</text:span><text:span text:style-name="T422"> </text:span><text:span text:style-name="T435">converts string to </text:span><text:span text:style-name="T478">long</text:span></text:p>
      <text:p text:style-name="P117"><text:span text:style-name="T15">-&gt; stof –</text:span><text:span text:style-name="T422"> </text:span><text:span text:style-name="T435">converts string to </text:span><text:span text:style-name="T470">float</text:span></text:p>
      <text:p text:style-name="P250"><text:span text:style-name="T15">-&gt; stod –</text:span><text:span text:style-name="T422"> </text:span><text:span text:style-name="T435">converts string to </text:span><text:span text:style-name="T478">double</text:span></text:p>
      <text:p text:style-name="Preformatted_20_Text"><text:span text:style-name="T15">-&gt; to_string </text:span><text:span text:style-name="T422">- converts an integral or floating point value to </text:span><text:span text:style-name="Source_20_Text"><text:span text:style-name="T422">string</text:span></text:span></text:p>
      <text:p text:style-name="Preformatted_20_Text"><text:span text:style-name="Source_20_Text"><text:span text:style-name="T422"><text:tab/></text:span></text:span><text:span text:style-name="Source_20_Text"><text:span text:style-name="T211">std::to_string(15);</text:span></text:span></text:p>
      <text:p text:style-name="P17"><text:span text:style-name="T15">-&gt; getline</text:span><text:span text:style-name="T121">(std::cin, name, [delimiter]) </text:span><text:span text:style-name="T337">- Get line from stream into string</text:span></text:p>
      <text:p text:style-name="P91"><text:span text:style-name="T337"><text:tab/></text:span><text:span text:style-name="T338">std::</text:span><text:span text:style-name="T339">getline(cin, s1)</text:span></text:p>
      <text:p text:style-name="P96"/>
      <text:p text:style-name="P6">e) iterator:</text:p>
      <text:p text:style-name="Preformatted_20_Text"/>
      <text:p text:style-name="P64">-<text:span text:style-name="T600">&gt; #include &lt;</text:span><text:span text:style-name="T609">iterator</text:span><text:span text:style-name="T600">&gt;</text:span></text:p>
      <text:p text:style-name="Preformatted_20_Text"><text:span text:style-name="T15">-</text:span><text:span text:style-name="T38">&gt;</text:span><text:span text:style-name="T15"> begin/rbegin</text:span> – <text:span text:style-name="T589">iterator pointing at the first element or first reversed</text:span></text:p>
      <text:p text:style-name="P251"><text:soft-page-break/><text:span text:style-name="T15">-</text:span><text:span text:style-name="T38">&gt;</text:span><text:span text:style-name="T15"> end/rend</text:span><text:span text:style-name="T200"> </text:span>- <text:span text:style-name="T589">iterator pointing at the </text:span><text:span text:style-name="T319">last</text:span><text:span text:style-name="T589"> element or last reversed</text:span></text:p>
      <text:p text:style-name="P251"><text:span text:style-name="T15">-</text:span><text:span text:style-name="T82">&gt; cbegin/cend</text:span><text:span text:style-name="T668"> – const iterators pointing to first or last element. The value </text:span><text:span text:style-name="T562"><text:tab/>pointing by cons</text:span><text:span text:style-name="T531">t iter cannot be changed, an error is raised.</text:span></text:p>
      <text:p text:style-name="P235"><text:tab/><text:span text:style-name="T406">auto cit = str1.cbegin();</text:span></text:p>
      <text:p text:style-name="P235"><text:tab/><text:span text:style-name="T406">*cit = 'X';<text:tab/></text:span><text:span text:style-name="T405">// ERROR!!!</text:span></text:p>
      <text:p text:style-name="P126"><text:span text:style-name="T15">-&gt; advance</text:span><text:span text:style-name="T59">(</text:span><text:span text:style-name="T15">InputIt&amp; it, Distance n</text:span><text:span text:style-name="T59">)</text:span><text:span text:style-name="T15"> </text:span>- <text:span text:style-name="T611">i</text:span>ncrements given iterator <text:span text:style-name="Source_20_Text">it</text:span> by <text:span text:style-name="Source_20_Text">n</text:span> <text:span text:style-name="T529"><text:tab/>elements. </text:span></text:p>
      <text:p text:style-name="P34"><text:tab/><text:span text:style-name="T202">std::advance(first, 2); </text:span><text:span text:style-name="T406">// advance the iterator 2 position</text:span></text:p>
      <text:p text:style-name="P32"><text:span text:style-name="T15">-&gt; next </text:span>-<text:span text:style-name="T589"> return the nth successor of iterator it.</text:span></text:p>
      <text:p text:style-name="P33"><text:span text:style-name="T406"><text:tab/></text:span><text:span text:style-name="T202">auto nx = std::next(it, 2);</text:span></text:p>
      <text:p text:style-name="P126"><text:span text:style-name="T15">-&gt; prev</text:span> – <text:span text:style-name="T667">return the nth predecessor of iterator it </text:span></text:p>
      <text:p text:style-name="P126"><text:tab/><text:span text:style-name="T199">auto pv = std::prev(it, 2); </text:span></text:p>
      <text:p text:style-name="Preformatted_20_Text"><text:span text:style-name="T15">-&gt; back_inserter –</text:span> <text:span text:style-name="T595">returns an iterator </text:span>which can be used to add elements to the <text:tab/>end of the container</text:p>
      <text:p text:style-name="P30"><text:tab/><text:span text:style-name="T202">std::copy(arr.begin(), arr.end(), std::back_inserter(sortedArr));</text:span></text:p>
      <text:p text:style-name="Preformatted_20_Text"><text:span text:style-name="T149">-&gt; front_inserter</text:span><text:span text:style-name="T360"> - Constructs a </text:span><text:span text:style-name="T361">front-insert iterator</text:span><text:span text:style-name="T360"> that inserts new elements <text:tab/>at the beginning of </text:span><text:span text:style-name="Variable"><text:span text:style-name="T360">x</text:span></text:span><text:span text:style-name="T360">. The type of </text:span><text:span text:style-name="Variable"><text:span text:style-name="T360">x</text:span></text:span><text:span text:style-name="T360"> needs to have a </text:span><text:span text:style-name="Example"><text:span text:style-name="T360">push_front</text:span></text:span><text:span text:style-name="T360"> member </text:span><text:span text:style-name="T530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530">deque</text:span></text:span></text:a><text:span text:style-name="T530"> and </text:span><text:a xlink:type="simple" xlink:href="http://www.cplusplus.com/list" text:style-name="Internet_20_link" text:visited-style-name="Visited_20_Internet_20_Link"><text:span text:style-name="Example"><text:span text:style-name="T530">list</text:span></text:span></text:a><text:span text:style-name="T530">).</text:span></text:p>
      <text:p text:style-name="P35"><text:tab/><text:span text:style-name="T202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5">-</text:span><text:span text:style-name="T44">&gt; any_of(</text:span><text:span text:style-name="T15">InputIt first, InputIt last, UnaryPredicate p</text:span><text:span text:style-name="T44">)</text:span><text:span text:style-name="T594"> - </text:span>checks if a predicate <text:tab/>is true for any of the elements in a range </text:p>
      <text:p text:style-name="P70"><text:span text:style-name="T359"><text:tab/></text:span><text:span text:style-name="T356">if(std::any_of(temp.begin(), temp.end(), [](int i){return i == 1;}))</text:span></text:p>
      <text:p text:style-name="Preformatted_20_Text"><text:span text:style-name="T15">-</text:span><text:span text:style-name="T42">&gt; copy(</text:span><text:span text:style-name="T15">InputIt first, InputIt last, OutputIt d_first</text:span><text:span text:style-name="T42">) </text:span><text:span text:style-name="T592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70"><text:tab/>std::copy(from_vector.begin(), from_vector.end(), <text:tab/><text:tab/><text:tab/><text:tab/><text:tab/><text:tab/>std::back_inserter(to_vector));</text:p>
      <text:p text:style-name="P102"><text:span text:style-name="T15">-</text:span><text:span text:style-name="T34">&gt;</text:span><text:span text:style-name="T15"> </text:span><text:span text:style-name="T34">count(InputIt first, InputIt last, const T &amp;value)</text:span><text:span text:style-name="T584"> - </text:span>Returns the number of <text:span text:style-name="T575"><text:tab/>elements in the range </text:span><text:span text:style-name="Source_20_Text"><text:span text:style-name="T575">[first, last) </text:span></text:span><text:span text:style-name="T575">satisfying <text:tab/>specific criteria.</text:span></text:p>
      <text:p text:style-name="P2"><text:tab/><text:span text:style-name="T202">total += std::count(t.begin(), t</text:span><text:span text:style-name="T200">.end(), 1)</text:span></text:p>
      <text:p text:style-name="P104"><text:span text:style-name="T83">-</text:span><text:span text:style-name="T91">&gt; includes(</text:span><text:span text:style-name="T43">InputIt1 first1, InputIt1 last1, </text:span><text:span text:style-name="T15">InputIt2 first2, InputIt2 last2</text:span><text:span text:style-name="T43">) </text:span><text:span text:style-name="T412">- <text:tab/>Returns true if the sorted range </text:span><text:span text:style-name="Source_20_Text"><text:span text:style-name="T412">[first2, last2)</text:span></text:span><text:span text:style-name="T412"> is a subsequence of the <text:tab/>sorted range </text:span><text:span text:style-name="Source_20_Text"><text:span text:style-name="T412">[first1, last1)</text:span></text:span><text:span text:style-name="T412">. </text:span><text:span text:style-name="T9">It must be SORTED </text:span><text:span text:style-name="T10">SEQUENCE</text:span><text:span text:style-name="T9">.</text:span></text:p>
      <text:p text:style-name="P78"><text:tab/>std::includes(arr2.begin(), arr2.end(), arr1.begin(), arr1.end());</text:p>
      <text:p text:style-name="P108"><text:span text:style-name="T83">-</text:span><text:span text:style-name="T92">&gt; find</text:span><text:span text:style-name="T93">(InputIt first, InputIt last, const T &amp;value) –</text:span><text:span text:style-name="T458"> </text:span><text:span text:style-name="T459">returns i</text:span><text:span text:style-name="T430">terator to the <text:tab/>first element satisfying the condition or </text:span><text:span text:style-name="Source_20_Text"><text:span text:style-name="T430">last</text:span></text:span><text:span text:style-name="T430"> if no such element is <text:tab/>found. </text:span></text:p>
      <text:p text:style-name="P108"><text:span text:style-name="T430"><text:tab/></text:span><text:span text:style-name="T210">auto result1 = std::find(std::begin(v), std::end(v), n1);</text:span></text:p>
      <text:p text:style-name="P116"><text:span text:style-name="T83">-</text:span><text:span text:style-name="T96">&gt; for_each(InputIt first, InputIt last, UnaryFunction f) </text:span><text:span text:style-name="T461">- applies a function <text:tab/>to a range of elements.</text:span></text:p>
      <text:p text:style-name="P31"><text:span text:style-name="T413"><text:tab/></text:span><text:span text:style-name="T215">std::for_each(str1.begin(), str1.end(),[](char&amp; c)</text:span><text:span text:style-name="T202">{c= std::tolower(c);});</text:span></text:p>
      <text:p text:style-name="P109"><text:span text:style-name="T83">-</text:span><text:span text:style-name="T86">&gt; </text:span><text:span text:style-name="T146">max_element</text:span><text:span text:style-name="T86">(</text:span><text:span text:style-name="T93">InputIt first, InputIt last</text:span><text:span text:style-name="T86">) –</text:span><text:span text:style-name="T456"> </text:span><text:span text:style-name="T501">returns an iterator to max element <text:tab/>in a container</text:span></text:p>
      <text:p text:style-name="P109"><text:span text:style-name="T456"><text:tab/></text:span><text:span text:style-name="T222">auto it = </text:span><text:span text:style-name="T221">std::</text:span><text:span text:style-name="T243">max_element</text:span><text:span text:style-name="T221">(arr.begin(), arr.end());</text:span></text:p>
      <text:p text:style-name="P145"><text:span text:style-name="T83">-</text:span><text:span text:style-name="T99">&gt; next_permutation(BidirectionalIterator first, BidirectionalIterator second) </text:span><text:span text:style-name="T462">- <text:tab/>Rearranges the elements in the range </text:span><text:span text:style-name="Source_20_Text"><text:span text:style-name="T462">[first,last)</text:span></text:span><text:span text:style-name="T462"> into the next <text:tab/></text:span><text:span text:style-name="T561">lexicographically greater</text:span><text:span text:style-name="T462"> permutation.</text:span></text:p>
      <text:p text:style-name="P145"><text:span text:style-name="T462"><text:tab/></text:span><text:span text:style-name="T249">std::next_permutation(d.begin(), d.end());</text:span><text:span text:style-name="T462"> </text:span></text:p>
      <text:p text:style-name="P112"><text:span text:style-name="T83">-</text:span><text:span text:style-name="T95">&gt; remove(</text:span><text:span text:style-name="T50">ForwardIt first, ForwardIt last, const T&amp; value) </text:span><text:span text:style-name="T439">- Removes all <text:tab/>elements satisfying specific criteria from the range </text:span><text:span text:style-name="Source_20_Text"><text:span text:style-name="T439">[first, last)</text:span></text:span><text:span text:style-name="T439"> and <text:tab/>returns a past-the-end iterator for the new end of the range.</text:span></text:p>
      <text:p text:style-name="P113"><text:span text:style-name="T439"><text:tab/></text:span><text:span text:style-name="T558">Example of </text:span><text:span text:style-name="T559">erase-remove idiom !!!</text:span></text:p>
      <text:p text:style-name="P154"><text:span text:style-name="T555"><text:tab/></text:span><text:span text:style-name="T214">str1.erase(std::remove(str1.begin(), str1.end(), ' '), </text:span><text:span text:style-name="T203">str1.end());</text:span></text:p>
      <text:p text:style-name="P230"><text:span text:style-name="T83">-</text:span><text:span text:style-name="T95">&gt; remove_</text:span><text:span text:style-name="T100">if</text:span><text:span text:style-name="T95">(</text:span><text:span text:style-name="T50">ForwardIt first, ForwardIt last, class UnaryPredicate) </text:span><text:span text:style-name="T439">- Removes <text:tab/>all elements satisfying specific criteria from the range </text:span><text:span text:style-name="Source_20_Text"><text:span text:style-name="T439">[first, last)</text:span></text:span><text:span text:style-name="T439"> and <text:tab/>returns a past-the-end iterator for the new end of the range.</text:span></text:p>
      <text:p text:style-name="P232"><text:span text:style-name="T439"><text:tab/></text:span><text:span text:style-name="T558">Example of </text:span><text:span text:style-name="T559">erase-remove_</text:span><text:span text:style-name="T560">if</text:span><text:span text:style-name="T559"> idiom !!!</text:span></text:p>
      <text:p text:style-name="P229"><text:span text:style-name="T575"><text:tab/></text:span>std::string str2 = "Text\n with\tsome \t <text:s/>whitespaces\n\n";</text:p>
      <text:p text:style-name="P228"><text:s text:c="4"/><text:tab/>str2.erase(std::remove_if(str2.begin(), str2.end(),</text:p>
      <text:p text:style-name="P228"><text:s text:c="30"/>[](unsigned char x){return std::isspace(x);}),</text:p>
      <text:p text:style-name="P228"><text:soft-page-break/><text:s text:c="15"/>str2.end());</text:p>
      <text:p text:style-name="P231"><text:span text:style-name="T15">-</text:span><text:span text:style-name="T36">&gt; reverse(</text:span><text:span text:style-name="T34">InputIt first, InputIt last</text:span><text:span text:style-name="T36">) –</text:span><text:span text:style-name="T426"> returns a reversed container</text:span></text:p>
      <text:p text:style-name="P103"><text:span text:style-name="T426"><text:tab/></text:span><text:span text:style-name="T208">std::reverse(arr.begin(), arr.end());</text:span></text:p>
      <text:p text:style-name="P104"><text:span text:style-name="T86">-&gt; </text:span><text:span text:style-name="T87">rotate(</text:span><text:span text:style-name="T40">ForwardIt first, ForwardIt n_first, ForwardIt last)</text:span><text:span text:style-name="T427"> – performs a left </text:span><text:span text:style-name="T510"><text:tab/>rotation on a range of elements.</text:span></text:p>
      <text:p text:style-name="P252"><text:span text:style-name="T510"><text:tab/></text:span><text:span text:style-name="T253">std::string str (“developer”);</text:span></text:p>
      <text:p text:style-name="P252"><text:span text:style-name="T510"><text:tab/></text:span><text:span text:style-name="T248">std::rotate(</text:span><text:span text:style-name="T246">str</text:span><text:span text:style-name="T248">.begin(), </text:span><text:span text:style-name="T246">str</text:span><text:span text:style-name="T248">.begin() + </text:span><text:span text:style-name="T244">3</text:span><text:span text:style-name="T248">, </text:span><text:span text:style-name="T246">str</text:span><text:span text:style-name="T248">.end()); </text:span><text:span text:style-name="T253"># out: eloperdev</text:span></text:p>
      <text:p text:style-name="Preformatted_20_Text"><text:span text:style-name="T83">-</text:span><text:span text:style-name="T94">&gt; set_intersection(InputIt1 first1, InputIt1 last1, InputIt2 first2, InputIt2 <text:tab/>last2,</text:span><text:span text:style-name="T147"> OutputIt d_first</text:span><text:span text:style-name="T148">) </text:span><text:span text:style-name="T502">- computes the intersection of two sorted <text:tab/>containers </text:span><text:span text:style-name="T504">and saves it somewhere else.</text:span></text:p>
      <text:p text:style-name="P82"><text:tab/>std::set_intersection(v1.begin(), v1.end(),</text:p>
      <text:p text:style-name="P70"><text:s text:c="26"/>v2.begin(), v2.end(),</text:p>
      <text:p text:style-name="P148"><text:s text:c="26"/>std::back_inserter(v_intersection));</text:p>
      <text:p text:style-name="P147"><text:span text:style-name="T83">-</text:span><text:span text:style-name="T91">&gt; sort((RandomIt first, RandomIt last, Compare comp) </text:span><text:span text:style-name="T457">- Sorts the elements in <text:tab/>the range </text:span><text:span text:style-name="Source_20_Text"><text:span text:style-name="T457">[first, last)</text:span></text:span><text:span text:style-name="T457"> in non-descending order. The order of equal <text:tab/>elements is not guaranteed to be preserved. A sequence is sorted with <text:tab/>respect to a comparator </text:span><text:span text:style-name="Source_20_Text"><text:span text:style-name="T457">comp</text:span></text:span><text:span text:style-name="Source_20_Text"><text:span text:style-name="T186">.</text:span></text:span></text:p>
      <text:p text:style-name="Preformatted_20_Text"><text:span text:style-name="Source_20_Text"><text:span text:style-name="T186"><text:tab/></text:span></text:span><text:span text:style-name="Source_20_Text"><text:span text:style-name="T220">std::sort(s.begin(), s.end(), [](int a, int b) {</text:span></text:span><text:span text:style-name="T199">return a &gt; b;});</text:span></text:p>
      <text:p text:style-name="Preformatted_20_Text"><text:span text:style-name="Source_20_Text"><text:span text:style-name="T517"><text:tab/></text:span></text:span><text:span text:style-name="Source_20_Text"><text:span text:style-name="T551">sort using a custom function object</text:span></text:span></text:p>
      <text:p text:style-name="P219"><text:span text:style-name="Source_20_Text"><text:span text:style-name="T250"><text:tab/>struct {</text:span></text:span></text:p>
      <text:p text:style-name="P214"><text:tab/><text:tab/>bool operator()(char a, char b) const</text:p>
      <text:p text:style-name="P214"><text:tab/><text:tab/>{</text:p>
      <text:p text:style-name="P214"><text:tab/><text:tab/>if (std::tolower(a) == std::tolower(b))</text:p>
      <text:p text:style-name="P214"><text:tab/><text:tab/><text:tab/>return a &gt; b;</text:p>
      <text:p text:style-name="P214"><text:tab/><text:tab/>else</text:p>
      <text:p text:style-name="P214"><text:tab/><text:tab/><text:tab/>return std::tolower(a) &lt; std::tolower(b);</text:p>
      <text:p text:style-name="P214"><text:tab/><text:tab/>}</text:p>
      <text:p text:style-name="P214"><text:tab/>} lettersLess;</text:p>
      <text:p text:style-name="P214"><text:tab/>std::sort(letters.begin(), letters.end(), lettersLess);</text:p>
      <text:p text:style-name="Preformatted_20_Text"><text:span text:style-name="Source_20_Text"><text:span text:style-name="T186"/></text:span></text:p>
      <text:p text:style-name="Preformatted_20_Text"><text:span text:style-name="T83">-</text:span><text:span text:style-name="T88">&gt; transform(</text:span><text:span text:style-name="T15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591">S</text:span><text:span text:style-name="Source_20_Text">td::transform</text:span> <text:span text:style-name="T401">does not guarantee</text:span> in-<text:span text:style-name="T527"><text:tab/>order application of </text:span><text:span text:style-name="Source_20_Text"><text:span text:style-name="T527">unary_op</text:span></text:span><text:span text:style-name="T527"> or </text:span><text:span text:style-name="Source_20_Text"><text:span text:style-name="T527">binary_op</text:span></text:span><text:span text:style-name="T527">. </text:span></text:p>
      <text:p text:style-name="P214"><text:tab/>std::transform(arr.begin(), arr.end(), std::back_inserter(v_str),</text:p>
      <text:p text:style-name="P214"><text:tab/><text:tab/>[](int num) -&gt; std::string {return std::to_string(num);});</text:p>
      <text:p text:style-name="P182"><text:span text:style-name="T83">-</text:span><text:span text:style-name="T97">&gt; unique(ForwardIt first, ForwardIt last) </text:span><text:span text:style-name="T463">- </text:span>removes consecutive duplicate <text:span text:style-name="T314"><text:tab/>elements in a range </text:span></text:p>
      <text:p text:style-name="P182"><text:tab/><text:span text:style-name="T558">Example of </text:span><text:span text:style-name="T559">erase-remove idiom !!!</text:span></text:p>
      <text:p text:style-name="P220"><text:span text:style-name="T519"><text:tab/></text:span><text:span text:style-name="T258">v.erase(std::unique(v.begin(), v.end()), v.end());</text:span></text:p>
      <text:p text:style-name="Preformatted_20_Text"/>
      <text:p text:style-name="P6">g) vector</text:p>
      <text:p text:style-name="P6"/>
      <text:p text:style-name="P57">-<text:span text:style-name="T572">&gt; #include &lt;vector&gt;</text:span></text:p>
      <text:p text:style-name="P59">-<text:span text:style-name="T573">&gt; std::vector&lt;int&gt; v {10, 0}; </text:span><text:span text:style-name="T423">- l</text:span><text:span text:style-name="T465">ist</text:span><text:span text:style-name="T423"> initialization, out: 2 elements {10, 0}</text:span></text:p>
      <text:p text:style-name="P146"><text:span text:style-name="T15">-</text:span><text:span text:style-name="T30">&gt; std::vector&lt;int&gt; v (10, 0); </text:span><text:span text:style-name="T423">- constructor initialization, out: 10 elements <text:tab/>initialized to 0</text:span></text:p>
      <text:p text:style-name="P197"><text:span text:style-name="T15">-&gt; std::vector&lt;std::vector &lt;int&gt; &gt; dp (5, std::vector&lt;int&gt;(</text:span><text:span text:style-name="T70">10</text:span><text:span text:style-name="T15">, 0));</text:span> - <text:tab/><text:span text:style-name="T629">constructing of 2D vector</text:span></text:p>
      <text:p text:style-name="P205"><text:span text:style-name="T106">-</text:span><text:span text:style-name="T107">&gt; v</text:span><text:span text:style-name="T106">.at(element_index)</text:span><text:span text:style-name="T4"> -</text:span><text:span text:style-name="T330"> method to access a vector element</text:span></text:p>
      <text:p text:style-name="P205"><text:span text:style-name="T106">-</text:span><text:span text:style-name="T107">&gt; v</text:span><text:span text:style-name="T106">.front()</text:span><text:span text:style-name="T380"> -</text:span><text:span text:style-name="T521"> </text:span><text:span text:style-name="T522">r</text:span><text:span text:style-name="T521">eference to the first element in the vector</text:span></text:p>
      <text:p text:style-name="P205"><text:span text:style-name="T106">-</text:span><text:span text:style-name="T107">&gt; v</text:span><text:span text:style-name="T106">.b</text:span><text:span text:style-name="T108">ack</text:span><text:span text:style-name="T106">()</text:span><text:span text:style-name="T382"> </text:span><text:span text:style-name="T380">-</text:span><text:span text:style-name="T521"> </text:span><text:span text:style-name="T522">r</text:span><text:span text:style-name="T521">eference to the l</text:span><text:span text:style-name="T523">ast</text:span><text:span text:style-name="T521"> element in the vector</text:span></text:p>
      <text:p text:style-name="P206"><text:span text:style-name="T526">-</text:span><text:span text:style-name="T109">&gt; </text:span><text:span text:style-name="T106">v.size()</text:span><text:span text:style-name="T4"> </text:span><text:span text:style-name="T480">- return length of the vector as size_type</text:span></text:p>
      <text:p text:style-name="P181"><text:span text:style-name="T15">-</text:span><text:span text:style-name="T31">&gt; </text:span><text:span text:style-name="T15">v.empty()</text:span><text:span text:style-name="T3"> -</text:span><text:span text:style-name="T422"> </text:span><text:span text:style-name="T424">c</text:span><text:span text:style-name="T422">hecks if the container has no elements</text:span></text:p>
      <text:p text:style-name="P193"><text:span text:style-name="T15">-&gt; v.erase(iterator pos) </text:span>- <text:span text:style-name="T658">e</text:span>rases the specified elements from the container. <text:tab/>Returns iterator <text:tab/>following the last removed element.</text:p>
      <text:p text:style-name="P215"><text:tab/>v.erase(v.begin());</text:p>
      <text:p text:style-name="P215"><text:tab/>v.erase(v.begin()+2, v.begin()+5);</text:p>
      <text:p text:style-name="P181"><text:span text:style-name="T15">-</text:span><text:span text:style-name="T31">&gt; </text:span><text:span text:style-name="T15">v.push_back(element)</text:span><text:span text:style-name="T422"> - add a new element to the end of the list</text:span></text:p>
      <text:p text:style-name="P181"><text:span text:style-name="T15">-</text:span><text:span text:style-name="T31">&gt; </text:span><text:span text:style-name="T15">v.pop_back() -</text:span><text:span text:style-name="T422"> </text:span><text:span text:style-name="T425">r</text:span><text:span text:style-name="T422">emoves the last element in the vector, effectively <text:tab/>reducing </text:span><text:soft-page-break/><text:span text:style-name="T422"><text:tab/>the container size by one. </text:span><text:span text:style-name="T454">Returns nothing.</text:span></text:p>
      <text:p text:style-name="P209"><text:span text:style-name="T14">-</text:span><text:span text:style-name="T183">&gt; </text:span><text:span text:style-name="T14">v.clear()</text:span><text:span text:style-name="T422"> - erase all elements from the container.</text:span></text:p>
      <text:p text:style-name="P188"/>
      <text:p text:style-name="P188"/>
      <text:p text:style-name="P201">h) map</text:p>
      <text:p text:style-name="P189"/>
      <text:p text:style-name="P217">-&gt; #include &lt;map&gt;</text:p>
      <text:p text:style-name="P207"><text:span text:style-name="T160">-&gt; </text:span><text:span text:style-name="T151">std::map&lt;char, int&gt; </text:span><text:span text:style-name="T160">m </text:span><text:span text:style-name="T151">{};</text:span><text:span text:style-name="T162"> </text:span><text:span text:style-name="T506">- </text:span><text:span text:style-name="T507">initialization</text:span></text:p>
      <text:p text:style-name="P198"><text:span text:style-name="T14">-</text:span><text:span text:style-name="T191">&gt; </text:span><text:span text:style-name="T192">m.</text:span><text:span text:style-name="T191">find()</text:span><text:span text:style-name="T187"> </text:span><text:span text:style-name="T409">- return it to the element, if not found returns m.end() iterator</text:span></text:p>
      <text:p text:style-name="P211"><text:tab/>auto it = m.find(‘l’); <text:span text:style-name="T627">if (it != m.end){</text:span>it-&gt;first = ‘l’; it-&gt;second = 1;<text:span text:style-name="T627">}</text:span></text:p>
      <text:p text:style-name="P194"><text:span text:style-name="T15">-&gt; </text:span><text:span text:style-name="T69">n.</text:span><text:span text:style-name="T15">emplace()</text:span> - construct elements in-place</text:p>
      <text:p text:style-name="P194"><text:tab/><text:span text:style-name="T199">m.emplace(std::make_pair(char('{'), char('}')));</text:span></text:p>
      <text:p text:style-name="P194"/>
      <text:p text:style-name="P194"/>
      <text:p text:style-name="P199"><text:span text:style-name="T588">i</text:span>) set</text:p>
      <text:p text:style-name="P195"/>
      <text:p text:style-name="P216">-&gt; #include &lt;set&gt;</text:p>
      <text:p text:style-name="P200"><text:span text:style-name="T185">-&gt; </text:span><text:span text:style-name="T184">std::set&lt;char&gt; s;</text:span><text:span text:style-name="T407"> - </text:span><text:span text:style-name="T410">set initialization</text:span></text:p>
      <text:p text:style-name="P208"><text:span text:style-name="T163">-</text:span><text:span text:style-name="T153">&gt; size()</text:span><text:span text:style-name="T164"> </text:span><text:span text:style-name="T509">- returns number of elements;</text:span></text:p>
      <text:p text:style-name="P208"><text:span text:style-name="T508">-</text:span><text:span text:style-name="T152">&gt; insert()</text:span><text:span text:style-name="T508"> - </text:span><text:span text:style-name="T509">insert</text:span><text:span text:style-name="T508"> element to set. </text:span><text:span text:style-name="T516">Return std::pair, first – element inserted, <text:tab/>second true/false whether it was inserted</text:span></text:p>
      <text:p text:style-name="P212"><text:tab/>auto result = pattern.insert(c2); </text:p>
      <text:p text:style-name="P212"><text:tab/>if (result.second == false) return false;</text:p>
      <text:p text:style-name="P213"><text:tab/></text:p>
      <text:p text:style-name="P186"><text:span text:style-name="T89">-</text:span><text:span text:style-name="T90">&gt; count()</text:span><text:span text:style-name="T417"> - </text:span><text:span text:style-name="T411">returns the number of elements matching specific key</text:span></text:p>
      <text:p text:style-name="P190"/>
      <text:p text:style-name="P202"><text:span text:style-name="T599">j</text:span>) numeric</text:p>
      <text:p text:style-name="P191"/>
      <text:p text:style-name="P218"><text:span text:style-name="T597">-&gt; #include &lt;</text:span><text:span text:style-name="T598">numeric&gt;</text:span></text:p>
      <text:p text:style-name="P110"><text:span text:style-name="T151">-</text:span><text:span text:style-name="T154">&gt; accumulate(</text:span><text:span text:style-name="T15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6"><text:tab/>int product = std::accumulate(v.begin(), v.end(), 1, <text:tab/><text:tab/><text:tab/><text:tab/><text:tab/><text:tab/>std::multiplies&lt;int&gt;());</text:p>
      <text:p text:style-name="P165"><text:span text:style-name="T284">-</text:span><text:span text:style-name="T161">&gt; void iota( ForwardIt first, ForwardIt last, T value) </text:span><text:span text:style-name="T285">- </text:span>fills a range with <text:span text:style-name="T315"><text:tab/>successive increments of the starting value </text:span></text:p>
      <text:p text:style-name="P152"><text:span text:style-name="T659"><text:s text:c="4"/><text:tab/></text:span><text:span text:style-name="T420">std::list&lt;int&gt; l(10);</text:span></text:p>
      <text:p text:style-name="P166"><text:span text:style-name="T199"><text:s text:c="4"/><text:tab/>std::iota(l.begin(), l.end(), -4); </text:span><text:span text:style-name="T421">// -4 -3 -2 -1 0 1 2 3 4 5</text:span></text:p>
      <text:p text:style-name="P153"/>
      <text:p text:style-name="P36">k) cassert</text:p>
      <text:p text:style-name="P65"/>
      <text:p text:style-name="P65">-<text:span text:style-name="T314">&gt; #include &lt;cassert&gt;</text:span></text:p>
      <text:p text:style-name="P38"><text:span text:style-name="T296">-&gt; </text:span><text:span text:style-name="T295">assert((switchNotation(assert_inp_2, "tally") == assert_res_2));</text:span><text:span text:style-name="T406"> // </text:span><text:span text:style-name="T418">important <text:tab/>double </text:span><text:span text:style-name="T419">parenthesis</text:span></text:p>
      <text:p text:style-name="P36"/>
      <text:p text:style-name="P37">l) return several arguments from function</text:p>
      <text:p text:style-name="P26"><text:span text:style-name="T15">-&gt; #include &lt;utility&gt; </text:span>- necessary for std::pair</text:p>
      <text:p text:style-name="P26"><text:span text:style-name="T15">-&gt; std::pair&lt;int, std::string&gt; </text:span>- defining an object of class pair</text:p>
      <text:p text:style-name="P26"><text:tab/><text:span text:style-name="T307">std::pair&lt;int, float&gt; p (10, 0.5);</text:span></text:p>
      <text:p text:style-name="P26"><text:span text:style-name="T15">-&gt; std::make_pair</text:span> – to instantiate object of class pair</text:p>
      <text:p text:style-name="P26"><text:tab/><text:span text:style-name="T199">return std::make_pair(10, “c++”);</text:span></text:p>
      <text:p text:style-name="P141"><text:span text:style-name="T157">-</text:span><text:span text:style-name="T159">&gt; object.first / object.second –</text:span><text:span text:style-name="T515"> accessing elements of the pair</text:span></text:p>
      <text:p text:style-name="P99"><text:span text:style-name="T357"><text:tab/>std::cout &lt;&lt; </text:span><text:span text:style-name="T358">p</text:span><text:span text:style-name="T357">.first &lt;&lt; std::endl;</text:span></text:p>
      <text:p text:style-name="P141"><text:span text:style-name="T157">-&gt; #include &lt;</text:span><text:span text:style-name="T150">tuple</text:span><text:span text:style-name="T157">&gt; </text:span><text:span text:style-name="T514">- necessary for std::</text:span><text:span text:style-name="T503">tuple</text:span></text:p>
      <text:p text:style-name="P141"><text:span text:style-name="T157">-&gt; std::</text:span><text:span text:style-name="T150">tuple</text:span><text:span text:style-name="T157">&lt;int, </text:span><text:span text:style-name="T158">float,</text:span><text:span text:style-name="T157"> std::string&gt; </text:span><text:span text:style-name="T514">- defining an object of class </text:span><text:span text:style-name="T503">tuple</text:span></text:p>
      <text:p text:style-name="P141"><text:span text:style-name="T157">-&gt; std::make_</text:span><text:span text:style-name="T150">tuple</text:span><text:span text:style-name="T514"> – to instantiate object of class </text:span><text:span text:style-name="T503">tuple</text:span></text:p>
      <text:p text:style-name="P141"><text:span text:style-name="T514"><text:tab/></text:span><text:span text:style-name="T251">return std::make_</text:span><text:span text:style-name="T245">tuple</text:span><text:span text:style-name="T251">(10, </text:span><text:span text:style-name="T252">2.5, </text:span><text:span text:style-name="T251">“c++”);</text:span></text:p>
      <text:p text:style-name="P242"><text:span text:style-name="T15">-&gt; std::get</text:span> – to access elements of the tuple</text:p>
      <text:p text:style-name="P234"><text:tab/><text:span text:style-name="T669">std::tuple&lt;int, float, std::string&gt; </text:span>tuple_results <text:span text:style-name="T669">{1, 0.5, “test”};</text:span></text:p>
      <text:p text:style-name="P196"><text:tab/><text:span text:style-name="T199">std::cout &lt;&lt; std::get&lt;1&gt;(tuple_results) &lt;&lt; std::endl;<text:tab/><text:tab/></text:span><text:span text:style-name="T669"># out: 0.5</text:span></text:p>
      <text:p text:style-name="P28"><text:span text:style-name="T15">-&gt; std::tie </text:span>– to tie variables to tuple, can be used for tuple unpacking</text:p>
      <text:p text:style-name="P28"><text:tab/><text:span text:style-name="T199">int a; float b; std::string str; std::tie(a, b, str) = tuple_test();</text:span> </text:p>
      <text:p text:style-name="P28"/>
      <text:p text:style-name="P29"/>
      <text:p text:style-name="P29"><text:soft-page-break/></text:p>
      <text:p text:style-name="P27"/>
      <text:p text:style-name="P120">Page <text:span text:style-name="T608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1T16:37:39.493917605</dc:date>
    <meta:editing-duration>P1DT21H4M33S</meta:editing-duration>
    <meta:editing-cycles>235</meta:editing-cycles>
    <meta:generator>LibreOffice/6.4.3.2$Linux_X86_64 LibreOffice_project/40$Build-2</meta:generator>
    <meta:document-statistic meta:table-count="0" meta:image-count="0" meta:object-count="0" meta:page-count="11" meta:paragraph-count="495" meta:word-count="3940" meta:character-count="26204" meta:non-whitespace-character-count="21942"/>
  </office:meta>
</office:document-meta>
</file>